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508cm"/>
    </style:style>
    <style:style style:name="Table1.B" style:family="table-column">
      <style:table-column-properties style:column-width="14.49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65cm"/>
    </style:style>
    <style:style style:name="Table2.B" style:family="table-column">
      <style:table-column-properties style:column-width="14.136cm"/>
    </style:style>
    <style:style style:name="Table2.A1" style:family="table-cell">
      <style:table-cell-properties style:vertical-align="middle" fo:padding="0.049cm" fo:border="none"/>
    </style:style>
    <style:style style:name="Table3" style:family="table">
      <style:table-properties style:width="9.248cm" table:align="left"/>
    </style:style>
    <style:style style:name="Table3.A" style:family="table-column">
      <style:table-column-properties style:column-width="1.914cm"/>
    </style:style>
    <style:style style:name="Table3.B" style:family="table-column">
      <style:table-column-properties style:column-width="7.334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526cm"/>
    </style:style>
    <style:style style:name="Table4.B" style:family="table-column">
      <style:table-column-properties style:column-width="13.474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891cm"/>
    </style:style>
    <style:style style:name="Table5.B" style:family="table-column">
      <style:table-column-properties style:column-width="15.109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63cm"/>
    </style:style>
    <style:style style:name="Table6.B" style:family="table-column">
      <style:table-column-properties style:column-width="13.37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4.219cm"/>
    </style:style>
    <style:style style:name="Table7.B" style:family="table-column">
      <style:table-column-properties style:column-width="12.781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219cm"/>
    </style:style>
    <style:style style:name="Table8.B" style:family="table-column">
      <style:table-column-properties style:column-width="12.781cm"/>
    </style:style>
    <style:style style:name="Table8.A1" style:family="table-cell">
      <style:table-cell-properties style:vertical-align="middle" fo:padding="0.049cm" fo:border="none"/>
    </style:style>
    <style:style style:name="Table9" style:family="table">
      <style:table-properties style:width="9.248cm" table:align="left"/>
    </style:style>
    <style:style style:name="Table9.A" style:family="table-column">
      <style:table-column-properties style:column-width="1.914cm"/>
    </style:style>
    <style:style style:name="Table9.B" style:family="table-column">
      <style:table-column-properties style:column-width="7.334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641cm"/>
    </style:style>
    <style:style style:name="Table10.B" style:family="table-column">
      <style:table-column-properties style:column-width="13.36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979cm"/>
    </style:style>
    <style:style style:name="Table11.B" style:family="table-column">
      <style:table-column-properties style:column-width="13.021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203cm"/>
    </style:style>
    <style:style style:name="Table12.B" style:family="table-column">
      <style:table-column-properties style:column-width="14.797cm"/>
    </style:style>
    <style:style style:name="Table12.A1" style:family="table-cell">
      <style:table-cell-properties style:vertical-align="middle" fo:padding="0.049cm" fo:border="none"/>
    </style:style>
    <style:style style:name="Table13" style:family="table">
      <style:table-properties style:width="7.652cm" table:align="left"/>
    </style:style>
    <style:style style:name="Table13.A" style:family="table-column">
      <style:table-column-properties style:column-width="1.914cm"/>
    </style:style>
    <style:style style:name="Table13.B" style:family="table-column">
      <style:table-column-properties style:column-width="5.7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4.65cm"/>
    </style:style>
    <style:style style:name="Table14.B" style:family="table-column">
      <style:table-column-properties style:column-width="12.351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4.65cm"/>
    </style:style>
    <style:style style:name="Table15.B" style:family="table-column">
      <style:table-column-properties style:column-width="12.351cm"/>
    </style:style>
    <style:style style:name="Table15.A1" style:family="table-cell">
      <style:table-cell-properties style:vertical-align="middle" fo:padding="0.049cm" fo:border="none"/>
    </style:style>
    <style:style style:name="Table16" style:family="table">
      <style:table-properties style:width="16.175cm" table:align="left"/>
    </style:style>
    <style:style style:name="Table16.A" style:family="table-column">
      <style:table-column-properties style:column-width="3.852cm"/>
    </style:style>
    <style:style style:name="Table16.B" style:family="table-column">
      <style:table-column-properties style:column-width="12.323cm"/>
    </style:style>
    <style:style style:name="Table16.A1" style:family="table-cell">
      <style:table-cell-properties style:vertical-align="middle" fo:padding="0.049cm" fo:border="none"/>
    </style:style>
    <style:style style:name="Table17" style:family="table">
      <style:table-properties style:width="11.95cm" table:align="left"/>
    </style:style>
    <style:style style:name="Table17.A" style:family="table-column">
      <style:table-column-properties style:column-width="1.914cm"/>
    </style:style>
    <style:style style:name="Table17.B" style:family="table-column">
      <style:table-column-properties style:column-width="10.037cm"/>
    </style:style>
    <style:style style:name="Table17.A1" style:family="table-cell">
      <style:table-cell-properties style:vertical-align="middle" fo:padding="0.049cm" fo:border="none"/>
    </style:style>
    <style:style style:name="Table18" style:family="table">
      <style:table-properties style:width="8.075cm" table:align="left"/>
    </style:style>
    <style:style style:name="Table18.A" style:family="table-column">
      <style:table-column-properties style:column-width="1.914cm"/>
    </style:style>
    <style:style style:name="Table18.B" style:family="table-column">
      <style:table-column-properties style:column-width="6.161cm"/>
    </style:style>
    <style:style style:name="Table18.A1" style:family="table-cell">
      <style:table-cell-properties style:vertical-align="middle" fo:padding="0.049cm" fo:border="none"/>
    </style:style>
    <style:style style:name="P1" style:family="paragraph" style:parent-style-name="Table_20_Contents" style:list-style-name="L5"/>
    <style:style style:name="P2" style:family="paragraph" style:parent-style-name="Table_20_Contents" style:list-style-name="L7"/>
    <style:style style:name="P3" style:family="paragraph" style:parent-style-name="Table_20_Contents" style:list-style-name="L8"/>
    <style:style style:name="P4" style:family="paragraph" style:parent-style-name="Table_20_Contents" style:list-style-name="L9"/>
    <style:style style:name="P5" style:family="paragraph" style:parent-style-name="Table_20_Contents" style:list-style-name="L10"/>
    <style:style style:name="P6" style:family="paragraph" style:parent-style-name="Table_20_Contents" style:list-style-name="L13"/>
    <style:style style:name="P7" style:family="paragraph" style:parent-style-name="Table_20_Contents" style:list-style-name="L14"/>
    <style:style style:name="P8" style:family="paragraph" style:parent-style-name="Table_20_Contents" style:list-style-name="L15"/>
    <style:style style:name="P9" style:family="paragraph" style:parent-style-name="Table_20_Contents" style:list-style-name="L16"/>
    <style:style style:name="P10" style:family="paragraph" style:parent-style-name="Table_20_Contents" style:list-style-name="L19"/>
    <style:style style:name="P11" style:family="paragraph" style:parent-style-name="Table_20_Contents" style:list-style-name="L20"/>
    <style:style style:name="P12" style:family="paragraph" style:parent-style-name="Table_20_Contents" style:list-style-name="L21"/>
    <style:style style:name="P13" style:family="paragraph" style:parent-style-name="Table_20_Contents" style:list-style-name="L22"/>
    <style:style style:name="P14" style:family="paragraph" style:parent-style-name="Table_20_Contents" style:list-style-name="L23"/>
    <style:style style:name="P15" style:family="paragraph" style:parent-style-name="Table_20_Contents" style:list-style-name="L24"/>
    <style:style style:name="P16" style:family="paragraph" style:parent-style-name="Table_20_Contents" style:list-style-name="L25"/>
    <style:style style:name="P17" style:family="paragraph" style:parent-style-name="Table_20_Contents" style:list-style-name="L32"/>
    <style:style style:name="P18" style:family="paragraph" style:parent-style-name="Table_20_Contents" style:list-style-name="L34"/>
    <style:style style:name="P19" style:family="paragraph" style:parent-style-name="Table_20_Contents">
      <style:paragraph-properties fo:margin-top="0cm" fo:margin-bottom="0.499cm" loext:contextual-spacing="false"/>
    </style:style>
    <style:style style:name="P20" style:family="paragraph" style:parent-style-name="Table_20_Contents" style:list-style-name="L5">
      <style:paragraph-properties fo:margin-top="0cm" fo:margin-bottom="0.499cm" loext:contextual-spacing="false"/>
    </style:style>
    <style:style style:name="P21" style:family="paragraph" style:parent-style-name="Table_20_Contents" style:list-style-name="L7">
      <style:paragraph-properties fo:margin-top="0cm" fo:margin-bottom="0.499cm" loext:contextual-spacing="false"/>
    </style:style>
    <style:style style:name="P22" style:family="paragraph" style:parent-style-name="Table_20_Contents" style:list-style-name="L8">
      <style:paragraph-properties fo:margin-top="0cm" fo:margin-bottom="0.499cm" loext:contextual-spacing="false"/>
    </style:style>
    <style:style style:name="P23" style:family="paragraph" style:parent-style-name="Table_20_Contents" style:list-style-name="L9">
      <style:paragraph-properties fo:margin-top="0cm" fo:margin-bottom="0.499cm" loext:contextual-spacing="false"/>
    </style:style>
    <style:style style:name="P24" style:family="paragraph" style:parent-style-name="Table_20_Contents" style:list-style-name="L10">
      <style:paragraph-properties fo:margin-top="0cm" fo:margin-bottom="0.499cm" loext:contextual-spacing="false"/>
    </style:style>
    <style:style style:name="P25" style:family="paragraph" style:parent-style-name="Table_20_Contents" style:list-style-name="L13">
      <style:paragraph-properties fo:margin-top="0cm" fo:margin-bottom="0.499cm" loext:contextual-spacing="false"/>
    </style:style>
    <style:style style:name="P26" style:family="paragraph" style:parent-style-name="Table_20_Contents" style:list-style-name="L14">
      <style:paragraph-properties fo:margin-top="0cm" fo:margin-bottom="0.499cm" loext:contextual-spacing="false"/>
    </style:style>
    <style:style style:name="P27" style:family="paragraph" style:parent-style-name="Table_20_Contents" style:list-style-name="L15">
      <style:paragraph-properties fo:margin-top="0cm" fo:margin-bottom="0.499cm" loext:contextual-spacing="false"/>
    </style:style>
    <style:style style:name="P28" style:family="paragraph" style:parent-style-name="Table_20_Contents" style:list-style-name="L16">
      <style:paragraph-properties fo:margin-top="0cm" fo:margin-bottom="0.499cm" loext:contextual-spacing="false"/>
    </style:style>
    <style:style style:name="P29" style:family="paragraph" style:parent-style-name="Table_20_Contents" style:list-style-name="L19">
      <style:paragraph-properties fo:margin-top="0cm" fo:margin-bottom="0.499cm" loext:contextual-spacing="false"/>
    </style:style>
    <style:style style:name="P30" style:family="paragraph" style:parent-style-name="Table_20_Contents" style:list-style-name="L20">
      <style:paragraph-properties fo:margin-top="0cm" fo:margin-bottom="0.499cm" loext:contextual-spacing="false"/>
    </style:style>
    <style:style style:name="P31" style:family="paragraph" style:parent-style-name="Table_20_Contents" style:list-style-name="L21">
      <style:paragraph-properties fo:margin-top="0cm" fo:margin-bottom="0.499cm" loext:contextual-spacing="false"/>
    </style:style>
    <style:style style:name="P32" style:family="paragraph" style:parent-style-name="Table_20_Contents" style:list-style-name="L22">
      <style:paragraph-properties fo:margin-top="0cm" fo:margin-bottom="0.499cm" loext:contextual-spacing="false"/>
    </style:style>
    <style:style style:name="P33" style:family="paragraph" style:parent-style-name="Table_20_Contents" style:list-style-name="L23">
      <style:paragraph-properties fo:margin-top="0cm" fo:margin-bottom="0.499cm" loext:contextual-spacing="false"/>
    </style:style>
    <style:style style:name="P34" style:family="paragraph" style:parent-style-name="Table_20_Contents" style:list-style-name="L24">
      <style:paragraph-properties fo:margin-top="0cm" fo:margin-bottom="0.499cm" loext:contextual-spacing="false"/>
    </style:style>
    <style:style style:name="P35" style:family="paragraph" style:parent-style-name="Table_20_Contents" style:list-style-name="L25">
      <style:paragraph-properties fo:margin-top="0cm" fo:margin-bottom="0.499cm" loext:contextual-spacing="false"/>
    </style:style>
    <style:style style:name="P36" style:family="paragraph" style:parent-style-name="Table_20_Contents" style:list-style-name="L32">
      <style:paragraph-properties fo:margin-top="0cm" fo:margin-bottom="0.499cm" loext:contextual-spacing="false"/>
    </style:style>
    <style:style style:name="P37" style:family="paragraph" style:parent-style-name="Table_20_Contents" style:list-style-name="L34">
      <style:paragraph-properties fo:margin-top="0cm" fo:margin-bottom="0.499cm" loext:contextual-spacing="false"/>
    </style:style>
    <style:style style:name="P38" style:family="paragraph" style:parent-style-name="Text_20_body" style:list-style-name="L1"/>
    <style:style style:name="P39" style:family="paragraph" style:parent-style-name="Text_20_body">
      <style:text-properties fo:color="#428bca" fo:font-size="10.5pt"/>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6"/>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3"/>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paragraph-properties fo:margin-top="0cm" fo:margin-bottom="0cm" loext:contextual-spacing="false"/>
    </style:style>
    <style:style style:name="P59" style:family="paragraph" style:parent-style-name="Text_20_body">
      <style:paragraph-properties fo:margin-top="0cm" fo:margin-bottom="0cm" loext:contextual-spacing="false"/>
      <style:text-properties fo:color="#428bca" fo:font-size="10.5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project is created by an employer and comprises of a title, description, budget and summary a well as any other useful, relevant information</text:p>
      <text:section text:style-name="Sect1" text:name="projects">
        <text:p text:style-name="Text_20_body">There is an infinite range of projects that can be posted. They can be something as small as removing a background from an image, to as large as building an entire website.</text:p>
        <text:h text:style-name="Heading_20_4" text:outline-level="4">Types</text:h>
        <text:p text:style-name="Text_20_body">There are 4 main types of projects on the platform:</text:p>
        <table:table table:name="Table1" table:style-name="Table1">
          <table:table-column table:style-name="Table1.A"/>
          <table:table-column table:style-name="Table1.B"/>
          <table:table-row table:style-name="TableLine94373741649440">
            <table:table-cell table:style-name="Table1.A1" office:value-type="string">
              <text:p text:style-name="Table_20_Contents">Fixed Project</text:p>
            </table:table-cell>
            <table:table-cell table:style-name="Table1.A1" office:value-type="string">
              <text:p text:style-name="Table_20_Contents">This is a normal project, using the Milestone Payment System to release fixed amounts of money.</text:p>
            </table:table-cell>
          </table:table-row>
          <table:table-row table:style-name="TableLine94373741649440">
            <table:table-cell table:style-name="Table1.A1" office:value-type="string">
              <text:p text:style-name="Table_20_Contents">Hourly Project</text:p>
            </table:table-cell>
            <table:table-cell table:style-name="Table1.A1" office:value-type="string">
              <text:p text:style-name="Table_20_Contents">Similar to a fixed project, hourly projects instead have an hourly rate that is regularly paid through invoices.</text:p>
            </table:table-cell>
          </table:table-row>
          <table:table-row table:style-name="TableLine94373741649440">
            <table:table-cell table:style-name="Table1.A1" office:value-type="string">
              <text:p text:style-name="Table_20_Contents">HireMe Project</text:p>
            </table:table-cell>
            <table:table-cell table:style-name="Table1.A1" office:value-type="string">
              <text:p text:style-name="Table_20_Contents">A project started by the employer hiring a specific freelancer through the HireMe Program.</text:p>
            </table:table-cell>
          </table:table-row>
          <table:table-row table:style-name="TableLine94373741649440">
            <table:table-cell table:style-name="Table1.A1" office:value-type="string">
              <text:p text:style-name="Table_20_Contents">Local Jobs</text:p>
            </table:table-cell>
            <table:table-cell table:style-name="Table1.A1" office:value-type="string">
              <text:p text:style-name="Table_20_Contents">Projects focused on local work with a fixed location.</text:p>
            </table:table-cell>
          </table:table-row>
        </table:table>
        <text:h text:style-name="Heading_20_4" text:outline-level="4">Fields</text:h>
        <text:p text:style-name="Text_20_body">A project must have the following:</text:p>
        <table:table table:name="Table2" table:style-name="Table2">
          <table:table-column table:style-name="Table2.A"/>
          <table:table-column table:style-name="Table2.B"/>
          <table:table-row table:style-name="TableLine94373741112128">
            <table:table-cell table:style-name="Table2.A1" office:value-type="string">
              <text:p text:style-name="Table_20_Contents">Title</text:p>
            </table:table-cell>
            <table:table-cell table:style-name="Table2.A1" office:value-type="string">
              <text:p text:style-name="Table_20_Contents">A name for the project</text:p>
            </table:table-cell>
          </table:table-row>
          <table:table-row table:style-name="TableLine94373741112128">
            <table:table-cell table:style-name="Table2.A1" office:value-type="string">
              <text:p text:style-name="Table_20_Contents">Description</text:p>
            </table:table-cell>
            <table:table-cell table:style-name="Table2.A1" office:value-type="string">
              <text:p text:style-name="Table_20_Contents">This is the details and all the breakdown about the steps that must be done in order to complete the project</text:p>
            </table:table-cell>
          </table:table-row>
          <table:table-row table:style-name="TableLine94373741112128">
            <table:table-cell table:style-name="Table2.A1" office:value-type="string">
              <text:p text:style-name="Table_20_Contents">Skills</text:p>
            </table:table-cell>
            <table:table-cell table:style-name="Table2.A1" office:value-type="string">
              <text:p text:style-name="Table_20_Contents">Define the type of skills required for the project.</text:p>
            </table:table-cell>
          </table:table-row>
          <table:table-row table:style-name="TableLine94373741112128">
            <table:table-cell table:style-name="Table2.A1" office:value-type="string">
              <text:p text:style-name="Table_20_Contents">How to pay</text:p>
            </table:table-cell>
            <table:table-cell table:style-name="Table2.A1" office:value-type="string">
              <text:p text:style-name="Table_20_Contents">You can pay a fixed amount, or at an hourly rate.</text:p>
            </table:table-cell>
          </table:table-row>
          <table:table-row table:style-name="TableLine94373741112128">
            <table:table-cell table:style-name="Table2.A1" office:value-type="string">
              <text:p text:style-name="Table_20_Contents">Budget</text:p>
            </table:table-cell>
            <table:table-cell table:style-name="Table2.A1" office:value-type="string">
              <text:p text:style-name="Table_20_Contents">What is the estimated budget? This will help the freelancer know what is expected from them. This can be either a fixed amount (S,M,L,XL) or an hourly rate</text:p>
            </table:table-cell>
          </table:table-row>
          <table:table-row table:style-name="TableLine94373741112128">
            <table:table-cell table:style-name="Table2.A1" office:value-type="string">
              <text:p text:style-name="Table_20_Contents">Upgrades (optional)</text:p>
            </table:table-cell>
            <table:table-cell table:style-name="Table2.A1" office:value-type="string">
              <text:p text:style-name="Table_20_Contents">It's free to post a project, but we offer additional paid features designed to enhance the experience</text:p>
            </table:table-cell>
          </table:table-row>
        </table:table>
        <text:p text:style-name="Text_20_body">Please bear in mind, projects posted on<text:a xlink:type="simple" xlink:href="http://freelancer.com/" text:style-name="Internet_20_link" text:visited-style-name="Visited_20_Internet_20_Link">freelancer.com</text:a>via the API are subject to our terms and conditions.</text:p>
        <text:h text:style-name="Heading_20_4" text:outline-level="4">Create a Project</text:h>
        <text:section text:style-name="Sect1" text:name="projects-post">
          <text:p text:style-name="Text_20_body"/>
        </text:section>
        <text:h text:style-name="Heading_20_4" text:outline-level="4"><text:a xlink:type="simple" xlink:href="https://developers.freelancer.com/docs/projects/projects#projects-post" text:style-name="Internet_20_link" text:visited-style-name="Visited_20_Internet_20_Link">POST</text:a><text:span text:style-name="Source_20_Text">/projects/0.1/projects/</text:span></text:h>
        <text:p text:style-name="Text_20_body">Creates a new project.</text:p>
        <text:p text:style-name="Text_20_body">For more information on the project types<text:span text:style-name="Source_20_Text">hourly</text:span>and<text:span text:style-name="Source_20_Text">fixed</text:span>, and creating a HireMe or Local Jobs project, look at the use cases documentation for creating a project<text:a xlink:type="simple" xlink:href="https://developers.freelancer.com/docs/use-cases/creating-a-project" text:style-name="Internet_20_link" text:visited-style-name="Visited_20_Internet_20_Link">here</text:a>.</text:p>
        <text:h text:style-name="Heading_20_4" text:outline-level="4"><text:bookmark text:name="header-authentication"/>Authentication</text:h>
        <text:p text:style-name="Text_20_body">This endpoint requires an OAuth token with the following scopes:</text:p>
        <text:list xml:id="list3760158237" text:style-name="L1">
          <text:list-item>
            <text:p text:style-name="P38"><text:span text:style-name="Source_20_Text">basic</text:span></text:p>
          </text:list-item>
          <text:list-item>
            <text:p text:style-name="P38"><text:span text:style-name="Source_20_Text">fln:project_create</text:span></text:p>
          </text:list-item>
        </text:list>
        <text:p text:style-name="P58"><text:span text:style-name="Strong_20_Emphasis">Request</text:span></text:p>
        <text:p text:style-name="P59">Show</text:p>
        <text:p text:style-name="P58"><text:soft-page-break/><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9</text:span></text:p>
        <text:p text:style-name="P59">Show</text:p>
        <text:p text:style-name="P58"><text:span text:style-name="Strong_20_Emphasis">Response: 429</text:span></text:p>
        <text:p text:style-name="P39">Show</text:p>
        <text:h text:style-name="Heading_20_4" text:outline-level="4">Project Actions</text:h>
        <text:section text:style-name="Sect1" text:name="projects-put">
          <text:p text:style-name="Text_20_body"/>
        </text:section>
        <text:h text:style-name="Heading_20_4" text:outline-level="4"><text:a xlink:type="simple" xlink:href="https://developers.freelancer.com/docs/projects/projects#projects-put" text:style-name="Internet_20_link" text:visited-style-name="Visited_20_Internet_20_Link">PUT</text:a><text:span text:style-name="Source_20_Text">/projects/0.1/projects/{project_id}/</text:span></text:h>
        <text:p text:style-name="Text_20_body">Performs an action on a project.</text:p>
        <text:h text:style-name="Heading_20_4" text:outline-level="4"><text:bookmark text:name="header-actions"/>Actions</text:h>
        <text:list xml:id="list337792807" text:style-name="L2">
          <text:list-item>
            <text:p text:style-name="P40"><text:span text:style-name="Source_20_Text">sign_nda</text:span></text:p>
          </text:list-item>
          <text:list-item>
            <text:p text:style-name="P40"><text:span text:style-name="Source_20_Text">update</text:span>- Update Project’s Description and Skill.</text:p>
          </text:list-item>
          <text:list-item>
            <text:p text:style-name="P40"><text:span text:style-name="Source_20_Text">upgrade</text:span></text:p>
          </text:list-item>
          <text:list-item>
            <text:p text:style-name="P40"><text:span text:style-name="Source_20_Text">set_location</text:span></text:p>
          </text:list-item>
          <text:list-item>
            <text:p text:style-name="P40"><text:span text:style-name="Source_20_Text">close</text:span>- Close a project which is still open for bidding. Freelancers cannot bid on a project which has been closed.</text:p>
          </text:list-item>
          <text:list-item>
            <text:p text:style-name="P40"><text:span text:style-name="Source_20_Text">add_attachment</text:span></text:p>
          </text:list-item>
          <text:list-item>
            <text:p text:style-name="P40"><text:span text:style-name="Source_20_Text">end</text:span>- End a project that has been awarded to, and accepted by a freelancer. Ending a project cancels the contract between the freelancer and employer. This requires that there are no unsettled invoices, pending milestones or active disputes. A project can be ended as<text:span text:style-name="Strong_20_Emphasis">complete</text:span>to indicate that the requirements have been met or<text:span text:style-name="Strong_20_Emphasis">incomplete</text:span>if the freelancer is unable to complete the project. Ending a project as<text:span text:style-name="Strong_20_Emphasis">complete</text:span>if no payment has been made indicates that the project is no longer needed.</text:p>
          </text:list-item>
        </text:list>
        <text:h text:style-name="Heading_20_4" text:outline-level="4"><text:bookmark text:name="header-authentication-1"/>Authentication</text:h>
        <text:p text:style-name="Text_20_body">This endpoint requires an OAuth token with the following scopes:</text:p>
        <text:list xml:id="list2776489086" text:style-name="L3">
          <text:list-item>
            <text:p text:style-name="P41"><text:span text:style-name="Source_20_Text">basic</text:span>- all actions</text:p>
          </text:list-item>
          <text:list-item>
            <text:p text:style-name="P41"><text:span text:style-name="Source_20_Text">fln:project_create</text:span>- set_location, add_attachment</text:p>
          </text:list-item>
          <text:list-item>
            <text:p text:style-name="P41"><text:span text:style-name="Source_20_Text">fln:project_manage</text:span>- sign_nda, update, upgrade, close, end</text:p>
          </text:list-item>
        </text:list>
        <text:p text:style-name="P58"><text:span text:style-name="Strong_20_Emphasis">URI Parameters</text:span></text:p>
        <table:table table:name="Table3" table:style-name="Table3">
          <table:table-column table:style-name="Table3.A"/>
          <table:table-column table:style-name="Table3.B"/>
          <table:table-row table:style-name="TableLine94373755120176">
            <table:table-cell table:style-name="Table3.A1" office:value-type="string">
              <text:p text:style-name="Table_20_Contents">project_id</text:p>
            </table:table-cell>
            <table:table-cell table:style-name="Table3.A1" office:value-type="string">
              <text:p text:style-name="P19"><text:span text:style-name="Source_20_Text">number</text:span> (required) <text:span text:style-name="Strong_20_Emphasis">Example: </text:span>1</text:p>
              <text:p text:style-name="P19"><text:soft-page-break/>ID of the project to perform the action on.</text:p>
            </table:table-cell>
          </table:table-row>
        </table:table>
        <text:p text:style-name="P58"><text:span text:style-name="Strong_20_Emphasis">Request: sign nda</text:span></text:p>
        <text:p text:style-name="P59">Show</text:p>
        <text:p text:style-name="P58"><text:span text:style-name="Strong_20_Emphasis">Response: 200</text:span></text:p>
        <text:p text:style-name="P59">Show</text:p>
        <text:p text:style-name="P58"><text:span text:style-name="Strong_20_Emphasis">Request: update</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quest: upgrade</text:span></text:p>
        <text:p text:style-name="P59">Show</text:p>
        <text:p text:style-name="P58"><text:span text:style-name="Strong_20_Emphasis">Response: 200</text:span></text:p>
        <text:p text:style-name="P59">Show</text:p>
        <text:p text:style-name="P58"><text:span text:style-name="Strong_20_Emphasis">Request: set location</text:span></text:p>
        <text:p text:style-name="P59">Show</text:p>
        <text:p text:style-name="P58"><text:span text:style-name="Strong_20_Emphasis">Response: 200</text:span></text:p>
        <text:p text:style-name="P59">Show</text:p>
        <text:p text:style-name="P58"><text:span text:style-name="Strong_20_Emphasis">Request: close</text:span></text:p>
        <text:p text:style-name="P59">Show</text:p>
        <text:p text:style-name="P58"><text:span text:style-name="Strong_20_Emphasis">Response: 200</text:span></text:p>
        <text:p text:style-name="P59">Show</text:p>
        <text:p text:style-name="P58"><text:span text:style-name="Strong_20_Emphasis">Request: add attachment</text:span></text:p>
        <text:p text:style-name="P59">Show</text:p>
        <text:p text:style-name="P58"><text:span text:style-name="Strong_20_Emphasis">Response: 200</text:span></text:p>
        <text:p text:style-name="P59">Show</text:p>
        <text:p text:style-name="P58"><text:span text:style-name="Strong_20_Emphasis">Request: end</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List Projects</text:h>
        <text:section text:style-name="Sect1" text:name="projects-get">
          <text:p text:style-name="Text_20_body"/>
        </text:section>
        <text:h text:style-name="Heading_20_4" text:outline-level="4"><text:a xlink:type="simple" xlink:href="https://developers.freelancer.com/docs/projects/projects#projects-get" text:style-name="Internet_20_link" text:visited-style-name="Visited_20_Internet_20_Link">GET</text:a><text:span text:style-name="Source_20_Text">/projects/0.1/projects/</text:span></text:h>
        <text:p text:style-name="Text_20_body">Returns information about multiple projects. Will be ordered by descending submit date (newest-to-oldest).</text:p>
        <text:h text:style-name="Heading_20_4" text:outline-level="4"><text:bookmark text:name="header-authentication-2"/><text:soft-page-break/>Authentication</text:h>
        <text:p text:style-name="Text_20_body">This endpoint requires an OAuth token with the following scopes:</text:p>
        <text:list xml:id="list2689239931" text:style-name="L4">
          <text:list-item>
            <text:p text:style-name="P42"><text:span text:style-name="Source_20_Text">basic</text:span></text:p>
          </text:list-item>
        </text:list>
        <text:p text:style-name="P58"><text:span text:style-name="Strong_20_Emphasis">URI Parameters</text:span></text:p>
        <table:table table:name="Table4" table:style-name="Table4">
          <table:table-column table:style-name="Table4.A"/>
          <table:table-column table:style-name="Table4.B"/>
          <table:table-row table:style-name="TableLine94373755132432">
            <table:table-cell table:style-name="Table4.A1" office:value-type="string">
              <text:p text:style-name="Table_20_Contents">projects[]</text:p>
            </table:table-cell>
            <table:table-cell table:style-name="Table4.A1" office:value-type="string">
              <text:p text:style-name="P19"><text:span text:style-name="Source_20_Text">array[number]</text:span> (optional) <text:span text:style-name="Strong_20_Emphasis">Example: </text:span>1, 2</text:p>
              <text:p text:style-name="P19"><text:span text:style-name="Source_20_Text">filter</text:span>Returns projects with the specific project IDs.</text:p>
            </table:table-cell>
          </table:table-row>
          <table:table-row table:style-name="TableLine94373755132432">
            <table:table-cell table:style-name="Table4.A1" office:value-type="string">
              <text:p text:style-name="Table_20_Contents">owners[]</text:p>
            </table:table-cell>
            <table:table-cell table:style-name="Table4.A1" office:value-type="string">
              <text:p text:style-name="P19"><text:span text:style-name="Source_20_Text">array[number]</text:span> (optional) <text:span text:style-name="Strong_20_Emphasis">Example: </text:span>1, 2</text:p>
              <text:p text:style-name="P19"><text:span text:style-name="Source_20_Text">filter</text:span>Returns projects with the specified project owner IDs.</text:p>
            </table:table-cell>
          </table:table-row>
          <table:table-row table:style-name="TableLine94373755132432">
            <table:table-cell table:style-name="Table4.A1" office:value-type="string">
              <text:p text:style-name="Table_20_Contents">bidders[]</text:p>
            </table:table-cell>
            <table:table-cell table:style-name="Table4.A1" office:value-type="string">
              <text:p text:style-name="P19"><text:span text:style-name="Source_20_Text">array[number]</text:span> (optional) <text:span text:style-name="Strong_20_Emphasis">Example: </text:span>1, 2</text:p>
              <text:p text:style-name="P19"><text:span text:style-name="Source_20_Text">filter</text:span>Returns projects which have been bid on by any of the specified bidder IDs.</text:p>
            </table:table-cell>
          </table:table-row>
          <table:table-row table:style-name="TableLine94373755132432">
            <table:table-cell table:style-name="Table4.A1" office:value-type="string">
              <text:p text:style-name="Table_20_Contents">seo_urls[]</text:p>
            </table:table-cell>
            <table:table-cell table:style-name="Table4.A1" office:value-type="string">
              <text:p text:style-name="P19"><text:span text:style-name="Source_20_Text">array[string]</text:span> (optional) <text:span text:style-name="Strong_20_Emphasis">Example: </text:span>abc</text:p>
              <text:p text:style-name="P19"><text:span text:style-name="Source_20_Text">filter</text:span>Returns projects with the specified SEO URLs.</text:p>
            </table:table-cell>
          </table:table-row>
          <table:table-row table:style-name="TableLine94373755132432">
            <table:table-cell table:style-name="Table4.A1" office:value-type="string">
              <text:p text:style-name="Table_20_Contents">from_time</text:p>
            </table:table-cell>
            <table:table-cell table:style-name="Table4.A1" office:value-type="string">
              <text:p text:style-name="P19"><text:span text:style-name="Source_20_Text">number</text:span> (optional) </text:p>
              <text:p text:style-name="P19"><text:span text:style-name="Source_20_Text">filter</text:span>Returns projects last updated after this time (inclusive).</text:p>
            </table:table-cell>
          </table:table-row>
          <table:table-row table:style-name="TableLine94373755132432">
            <table:table-cell table:style-name="Table4.A1" office:value-type="string">
              <text:p text:style-name="Table_20_Contents">to_time</text:p>
            </table:table-cell>
            <table:table-cell table:style-name="Table4.A1" office:value-type="string">
              <text:p text:style-name="P19"><text:span text:style-name="Source_20_Text">number</text:span> (optional) </text:p>
              <text:p text:style-name="P19"><text:span text:style-name="Source_20_Text">filter</text:span>Returns projects last updated before this time (inclusive).</text:p>
            </table:table-cell>
          </table:table-row>
          <table:table-row table:style-name="TableLine94373755132432">
            <table:table-cell table:style-name="Table4.A1" office:value-type="string">
              <text:p text:style-name="Table_20_Contents">frontend_project_statuses[]</text:p>
            </table:table-cell>
            <table:table-cell table:style-name="Table4.A1" office:value-type="string">
              <text:p text:style-name="P19"><text:span text:style-name="Source_20_Text">array[enum[string]]</text:span> (optional) </text:p>
              <text:p text:style-name="P19"><text:span text:style-name="Source_20_Text">filter</text:span>Returns projects with the specified frontend statuses.</text:p>
              <text:p text:style-name="P19"><text:span text:style-name="Strong_20_Emphasis">Choices:</text:span></text:p>
              <text:list xml:id="list3319228444" text:style-name="L5">
                <text:list-item>
                  <text:p text:style-name="P1"><text:span text:style-name="Source_20_Text">open</text:span></text:p>
                </text:list-item>
                <text:list-item>
                  <text:p text:style-name="P1"><text:span text:style-name="Source_20_Text">work_in_progress</text:span></text:p>
                </text:list-item>
                <text:list-item>
                  <text:p text:style-name="P1"><text:span text:style-name="Source_20_Text">complete</text:span></text:p>
                </text:list-item>
                <text:list-item>
                  <text:p text:style-name="P1"><text:span text:style-name="Source_20_Text">pending</text:span></text:p>
                </text:list-item>
                <text:list-item>
                  <text:p text:style-name="P20"><text:span text:style-name="Source_20_Text">draft</text:span></text:p>
                </text:list-item>
              </text:list>
            </table:table-cell>
          </table:table-row>
          <table:table-row table:style-name="TableLine94373755132432">
            <table:table-cell table:style-name="Table4.A1" office:value-type="string">
              <text:p text:style-name="Table_20_Contents">team</text:p>
            </table:table-cell>
            <table:table-cell table:style-name="Table4.A1" office:value-type="string">
              <text:p text:style-name="P19"><text:span text:style-name="Source_20_Text">number</text:span> (optional) </text:p>
              <text:p text:style-name="P19"><text:span text:style-name="Source_20_Text">filter</text:span>When used in conjunction with<text:span text:style-name="Source_20_Text">file_details</text:span>, it allows files shared to or by the owner of the team with the given ID to be returned by the API. Without this filter, the API will only return files shared to or by the authenticated user. This parameter is typically needed when querying the <text:soft-page-break/>details of a project awarded to the team owner, with a team member as the authenticated user.</text:p>
            </table:table-cell>
          </table:table-row>
          <table:table-row table:style-name="TableLine94373755132432">
            <table:table-cell table:style-name="Table4.A1" office:value-type="string">
              <text:p text:style-name="Table_20_Contents">count</text:p>
            </table:table-cell>
            <table:table-cell table:style-name="Table4.A1" office:value-type="string">
              <text:p text:style-name="P19"><text:span text:style-name="Source_20_Text">boolean</text:span> (optional) </text:p>
              <text:p text:style-name="P19"><text:span text:style-name="Source_20_Text">projection</text:span>Returns the amount of projects for a given set of filters.</text:p>
            </table:table-cell>
          </table:table-row>
          <table:table-row table:style-name="TableLine94373755132432">
            <table:table-cell table:style-name="Table4.A1" office:value-type="string">
              <text:p text:style-name="Table_20_Contents">full_description</text:p>
            </table:table-cell>
            <table:table-cell table:style-name="Table4.A1" office:value-type="string">
              <text:p text:style-name="P19"><text:span text:style-name="Source_20_Text">boolean</text:span> (optional) </text:p>
              <text:p text:style-name="P19"><text:span text:style-name="Source_20_Text">projection</text:span>Returns the full project description.</text:p>
            </table:table-cell>
          </table:table-row>
          <table:table-row table:style-name="TableLine94373755132432">
            <table:table-cell table:style-name="Table4.A1" office:value-type="string">
              <text:p text:style-name="Table_20_Contents">job_details</text:p>
            </table:table-cell>
            <table:table-cell table:style-name="Table4.A1" office:value-type="string">
              <text:p text:style-name="P19"><text:span text:style-name="Source_20_Text">boolean</text:span> (optional) </text:p>
              <text:p text:style-name="P19"><text:span text:style-name="Source_20_Text">projection</text:span>Returns job information.</text:p>
            </table:table-cell>
          </table:table-row>
          <table:table-row table:style-name="TableLine94373755132432">
            <table:table-cell table:style-name="Table4.A1" office:value-type="string">
              <text:p text:style-name="Table_20_Contents">upgrade_details</text:p>
            </table:table-cell>
            <table:table-cell table:style-name="Table4.A1" office:value-type="string">
              <text:p text:style-name="P19"><text:span text:style-name="Source_20_Text">boolean</text:span> (optional) </text:p>
              <text:p text:style-name="P19"><text:span text:style-name="Source_20_Text">projection</text:span>Returns upgrade information.</text:p>
            </table:table-cell>
          </table:table-row>
          <table:table-row table:style-name="TableLine94373755132432">
            <table:table-cell table:style-name="Table4.A1" office:value-type="string">
              <text:p text:style-name="Table_20_Contents">attachment_details</text:p>
            </table:table-cell>
            <table:table-cell table:style-name="Table4.A1" office:value-type="string">
              <text:p text:style-name="P19"><text:span text:style-name="Source_20_Text">boolean</text:span> (optional) </text:p>
              <text:p text:style-name="P19"><text:span text:style-name="Source_20_Text">projection</text:span>Returns attachment details.</text:p>
            </table:table-cell>
          </table:table-row>
          <table:table-row table:style-name="TableLine94373755132432">
            <table:table-cell table:style-name="Table4.A1" office:value-type="string">
              <text:p text:style-name="Table_20_Contents">file_details</text:p>
            </table:table-cell>
            <table:table-cell table:style-name="Table4.A1" office:value-type="string">
              <text:p text:style-name="P19"><text:span text:style-name="Source_20_Text">boolean</text:span> (optional) </text:p>
              <text:p text:style-name="P19"><text:span text:style-name="Source_20_Text">projection</text:span>Returns files shared between the employer and the freelancer.</text:p>
            </table:table-cell>
          </table:table-row>
          <table:table-row table:style-name="TableLine94373755132432">
            <table:table-cell table:style-name="Table4.A1" office:value-type="string">
              <text:p text:style-name="Table_20_Contents">qualification_details</text:p>
            </table:table-cell>
            <table:table-cell table:style-name="Table4.A1" office:value-type="string">
              <text:p text:style-name="P19"><text:span text:style-name="Source_20_Text">boolean</text:span> (optional) </text:p>
              <text:p text:style-name="P19"><text:span text:style-name="Source_20_Text">projection</text:span>Returns exams needed to qualify.</text:p>
            </table:table-cell>
          </table:table-row>
          <table:table-row table:style-name="TableLine94373755132432">
            <table:table-cell table:style-name="Table4.A1" office:value-type="string">
              <text:p text:style-name="Table_20_Contents">selected_bids</text:p>
            </table:table-cell>
            <table:table-cell table:style-name="Table4.A1" office:value-type="string">
              <text:p text:style-name="P19"><text:span text:style-name="Source_20_Text">boolean</text:span> (optional) </text:p>
              <text:p text:style-name="P19"><text:span text:style-name="Source_20_Text">projection</text:span>Returns bids that have been awarded or are pending for returned projects.</text:p>
            </table:table-cell>
          </table:table-row>
          <table:table-row table:style-name="TableLine94373755132432">
            <table:table-cell table:style-name="Table4.A1" office:value-type="string">
              <text:p text:style-name="Table_20_Contents">hireme_details</text:p>
            </table:table-cell>
            <table:table-cell table:style-name="Table4.A1" office:value-type="string">
              <text:p text:style-name="P19"><text:span text:style-name="Source_20_Text">boolean</text:span> (optional) </text:p>
              <text:p text:style-name="P19"><text:span text:style-name="Source_20_Text">projection</text:span>Returns information about hireme offers.</text:p>
            </table:table-cell>
          </table:table-row>
          <table:table-row table:style-name="TableLine94373755132432">
            <table:table-cell table:style-name="Table4.A1" office:value-type="string">
              <text:p text:style-name="Table_20_Contents">user_details</text:p>
            </table:table-cell>
            <table:table-cell table:style-name="Table4.A1" office:value-type="string">
              <text:p text:style-name="P19"><text:span text:style-name="Source_20_Text">boolean</text:span> (optional) </text:p>
              <text:p text:style-name="P19"><text:span text:style-name="Source_20_Text">projection</text:span>Returns basic user information.</text:p>
            </table:table-cell>
          </table:table-row>
          <table:table-row table:style-name="TableLine94373755132432">
            <table:table-cell table:style-name="Table4.A1" office:value-type="string">
              <text:p text:style-name="Table_20_Contents">invited_freelancer_details</text:p>
            </table:table-cell>
            <table:table-cell table:style-name="Table4.A1" office:value-type="string">
              <text:p text:style-name="P19"><text:span text:style-name="Source_20_Text">boolean</text:span> (optional) </text:p>
              <text:p text:style-name="P19"><text:span text:style-name="Source_20_Text">projection</text:span>Returns a list of invited freelancer user IDs. <text:soft-page-break/>If<text:span text:style-name="Source_20_Text">user_details</text:span>is set, the information appears there.</text:p>
            </table:table-cell>
          </table:table-row>
          <table:table-row table:style-name="TableLine94373755132432">
            <table:table-cell table:style-name="Table4.A1" office:value-type="string">
              <text:p text:style-name="Table_20_Contents">recommended_freelancer_details</text:p>
            </table:table-cell>
            <table:table-cell table:style-name="Table4.A1" office:value-type="string">
              <text:p text:style-name="P19"><text:span text:style-name="Source_20_Text">boolean</text:span> (optional) </text:p>
              <text:p text:style-name="P19"><text:span text:style-name="Source_20_Text">projection</text:span>Returns a list of freelancer user IDs recommended to invite to bid on project. If user_details is set, the information appears there. Must be the project owner to view recommended Freelancers. Cannot view recommended Freelancers for more than one project. Requires job_details to be set.</text:p>
            </table:table-cell>
          </table:table-row>
          <table:table-row table:style-name="TableLine94373755132432">
            <table:table-cell table:style-name="Table4.A1" office:value-type="string">
              <text:p text:style-name="Table_20_Contents">support_session_details</text:p>
            </table:table-cell>
            <table:table-cell table:style-name="Table4.A1" office:value-type="string">
              <text:p text:style-name="P19"><text:span text:style-name="Source_20_Text">boolean</text:span> (optional) </text:p>
              <text:p text:style-name="P19"><text:span text:style-name="Source_20_Text">projection</text:span>Returns list of support sessions for project.</text:p>
            </table:table-cell>
          </table:table-row>
          <table:table-row table:style-name="TableLine94373755132432">
            <table:table-cell table:style-name="Table4.A1" office:value-type="string">
              <text:p text:style-name="Table_20_Contents">location_details</text:p>
            </table:table-cell>
            <table:table-cell table:style-name="Table4.A1" office:value-type="string">
              <text:p text:style-name="P19"><text:span text:style-name="Source_20_Text">boolean</text:span> (optional) </text:p>
              <text:p text:style-name="P19"><text:span text:style-name="Source_20_Text">projection</text:span>Returns information about a project’s location.</text:p>
            </table:table-cell>
          </table:table-row>
          <table:table-row table:style-name="TableLine94373755132432">
            <table:table-cell table:style-name="Table4.A1" office:value-type="string">
              <text:p text:style-name="Table_20_Contents">nda_signature_details</text:p>
            </table:table-cell>
            <table:table-cell table:style-name="Table4.A1" office:value-type="string">
              <text:p text:style-name="P19"><text:span text:style-name="Source_20_Text">boolean</text:span> (optional) </text:p>
              <text:p text:style-name="P19"><text:span text:style-name="Source_20_Text">projection</text:span>Returns list of users who have signed an NDA for the project.</text:p>
            </table:table-cell>
          </table:table-row>
          <table:table-row table:style-name="TableLine94373755132432">
            <table:table-cell table:style-name="Table4.A1" office:value-type="string">
              <text:p text:style-name="Table_20_Contents">project_collaboration_details</text:p>
            </table:table-cell>
            <table:table-cell table:style-name="Table4.A1" office:value-type="string">
              <text:p text:style-name="P19"><text:span text:style-name="Source_20_Text">boolean</text:span> (optional) </text:p>
              <text:p text:style-name="P19"><text:span text:style-name="Source_20_Text">projection</text:span>Returns a list of the collaborators of a project.</text:p>
            </table:table-cell>
          </table:table-row>
          <table:table-row table:style-name="TableLine94373755132432">
            <table:table-cell table:style-name="Table4.A1" office:value-type="string">
              <text:p text:style-name="Table_20_Contents">proximity_details</text:p>
            </table:table-cell>
            <table:table-cell table:style-name="Table4.A1" office:value-type="string">
              <text:p text:style-name="P19"><text:span text:style-name="Source_20_Text">boolean</text:span> (optional) </text:p>
              <text:p text:style-name="P19"><text:span text:style-name="Source_20_Text">projection</text:span>Returns information about the project’s proximity.</text:p>
            </table:table-cell>
          </table:table-row>
          <table:table-row table:style-name="TableLine94373755132432">
            <table:table-cell table:style-name="Table4.A1" office:value-type="string">
              <text:p text:style-name="Table_20_Contents">review_availability_details</text:p>
            </table:table-cell>
            <table:table-cell table:style-name="Table4.A1" office:value-type="string">
              <text:p text:style-name="P19"><text:span text:style-name="Source_20_Text">boolean</text:span> (optional) </text:p>
              <text:p text:style-name="P19"><text:span text:style-name="Source_20_Text">projection</text:span>Returns information about the project’s review availability.</text:p>
            </table:table-cell>
          </table:table-row>
          <table:table-row table:style-name="TableLine94373755132432">
            <table:table-cell table:style-name="Table4.A1" office:value-type="string">
              <text:p text:style-name="Table_20_Contents">negotiated_details</text:p>
            </table:table-cell>
            <table:table-cell table:style-name="Table4.A1" office:value-type="string">
              <text:p text:style-name="P19"><text:span text:style-name="Source_20_Text">boolean</text:span> (optional) </text:p>
              <text:p text:style-name="P19"><text:span text:style-name="Source_20_Text">projection</text:span>Returns information about the project’s negotiated offers.</text:p>
            </table:table-cell>
          </table:table-row>
          <table:table-row table:style-name="TableLine94373755132432">
            <table:table-cell table:style-name="Table4.A1" office:value-type="string">
              <text:p text:style-name="Table_20_Contents">drive_file_details</text:p>
            </table:table-cell>
            <table:table-cell table:style-name="Table4.A1" office:value-type="string">
              <text:p text:style-name="P19"><text:span text:style-name="Source_20_Text">boolean</text:span> (optional) </text:p>
              <text:p text:style-name="P19"><text:span text:style-name="Source_20_Text">projection</text:span>Returns whether the project has any drive files.</text:p>
            </table:table-cell>
          </table:table-row>
          <table:table-row table:style-name="TableLine94373755132432">
            <table:table-cell table:style-name="Table4.A1" office:value-type="string">
              <text:p text:style-name="Table_20_Contents">nda_details</text:p>
            </table:table-cell>
            <table:table-cell table:style-name="Table4.A1" office:value-type="string">
              <text:p text:style-name="P19"><text:span text:style-name="Source_20_Text">boolean</text:span> (optional) </text:p>
              <text:p text:style-name="P19"><text:span text:style-name="Source_20_Text">projection</text:span>Returns details about the NDA on the project. This includes a hidden description only for users who have signed the NDA as well as viewable signatures.</text:p>
            </table:table-cell>
          </table:table-row>
          <table:table-row table:style-name="TableLine94373755132432">
            <table:table-cell table:style-name="Table4.A1" office:value-type="string">
              <text:p text:style-name="Table_20_Contents">local_details</text:p>
            </table:table-cell>
            <table:table-cell table:style-name="Table4.A1" office:value-type="string">
              <text:p text:style-name="P19"><text:span text:style-name="Source_20_Text">boolean</text:span> (optional) <text:soft-page-break/></text:p>
              <text:p text:style-name="P19"><text:span text:style-name="Source_20_Text">projection</text:span>Returns details about local projects.</text:p>
            </table:table-cell>
          </table:table-row>
          <table:table-row table:style-name="TableLine94373755132432">
            <table:table-cell table:style-name="Table4.A1" office:value-type="string">
              <text:p text:style-name="Table_20_Contents">equipment_details</text:p>
            </table:table-cell>
            <table:table-cell table:style-name="Table4.A1" office:value-type="string">
              <text:p text:style-name="P19"><text:span text:style-name="Source_20_Text">boolean</text:span> (optional) </text:p>
              <text:p text:style-name="P19"><text:span text:style-name="Source_20_Text">projection</text:span>Returns details about equipment attached to the local project.</text:p>
            </table:table-cell>
          </table:table-row>
          <table:table-row table:style-name="TableLine94373755132432">
            <table:table-cell table:style-name="Table4.A1" office:value-type="string">
              <text:p text:style-name="Table_20_Contents">client_engagement_details</text:p>
            </table:table-cell>
            <table:table-cell table:style-name="Table4.A1" office:value-type="string">
              <text:p text:style-name="P19"><text:span text:style-name="Source_20_Text">boolean</text:span> (optional) </text:p>
              <text:p text:style-name="P19"><text:span text:style-name="Source_20_Text">projection</text:span>Returns details about the owner’s engagement to the project.</text:p>
            </table:table-cell>
          </table:table-row>
          <table:table-row table:style-name="TableLine94373755132432">
            <table:table-cell table:style-name="Table4.A1" office:value-type="string">
              <text:p text:style-name="Table_20_Contents">user_avatar</text:p>
            </table:table-cell>
            <table:table-cell table:style-name="Table4.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5132432">
            <table:table-cell table:style-name="Table4.A1" office:value-type="string">
              <text:p text:style-name="Table_20_Contents">user_country_details</text:p>
            </table:table-cell>
            <table:table-cell table:style-name="Table4.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5132432">
            <table:table-cell table:style-name="Table4.A1" office:value-type="string">
              <text:p text:style-name="Table_20_Contents">user_profile_description</text:p>
            </table:table-cell>
            <table:table-cell table:style-name="Table4.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5132432">
            <table:table-cell table:style-name="Table4.A1" office:value-type="string">
              <text:p text:style-name="Table_20_Contents">user_display_info</text:p>
            </table:table-cell>
            <table:table-cell table:style-name="Table4.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5132432">
            <table:table-cell table:style-name="Table4.A1" office:value-type="string">
              <text:p text:style-name="Table_20_Contents">user_jobs</text:p>
            </table:table-cell>
            <table:table-cell table:style-name="Table4.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5132432">
            <table:table-cell table:style-name="Table4.A1" office:value-type="string">
              <text:p text:style-name="Table_20_Contents">user_balance_details</text:p>
            </table:table-cell>
            <table:table-cell table:style-name="Table4.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5132432">
            <table:table-cell table:style-name="Table4.A1" office:value-type="string">
              <text:p text:style-name="Table_20_Contents">user_qualification_details</text:p>
            </table:table-cell>
            <table:table-cell table:style-name="Table4.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5132432">
            <table:table-cell table:style-name="Table4.A1" office:value-type="string">
              <text:p text:style-name="Table_20_Contents">user_membership_details</text:p>
            </table:table-cell>
            <table:table-cell table:style-name="Table4.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5132432">
            <table:table-cell table:style-name="Table4.A1" office:value-type="string">
              <text:p text:style-name="Table_20_Contents">user_financial_details</text:p>
            </table:table-cell>
            <table:table-cell table:style-name="Table4.A1" office:value-type="string">
              <text:p text:style-name="P19"><text:span text:style-name="Source_20_Text">boolean</text:span> (optional) </text:p>
              <text:p text:style-name="P19"><text:span text:style-name="Source_20_Text">projection</text:span>Returns the financial information of the user/users.</text:p>
            </table:table-cell>
          </table:table-row>
          <text:soft-page-break/>
          <table:table-row table:style-name="TableLine94373755132432">
            <table:table-cell table:style-name="Table4.A1" office:value-type="string">
              <text:p text:style-name="Table_20_Contents">user_location_details</text:p>
            </table:table-cell>
            <table:table-cell table:style-name="Table4.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5132432">
            <table:table-cell table:style-name="Table4.A1" office:value-type="string">
              <text:p text:style-name="Table_20_Contents">user_portfolio_details</text:p>
            </table:table-cell>
            <table:table-cell table:style-name="Table4.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5132432">
            <table:table-cell table:style-name="Table4.A1" office:value-type="string">
              <text:p text:style-name="Table_20_Contents">user_preferred_details</text:p>
            </table:table-cell>
            <table:table-cell table:style-name="Table4.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5132432">
            <table:table-cell table:style-name="Table4.A1" office:value-type="string">
              <text:p text:style-name="Table_20_Contents">user_badge_details</text:p>
            </table:table-cell>
            <table:table-cell table:style-name="Table4.A1" office:value-type="string">
              <text:p text:style-name="P19"><text:span text:style-name="Source_20_Text">boolean</text:span> (optional) </text:p>
              <text:p text:style-name="P19"><text:span text:style-name="Source_20_Text">projection</text:span>Returns the badges earned by the user/users.</text:p>
            </table:table-cell>
          </table:table-row>
          <table:table-row table:style-name="TableLine94373755132432">
            <table:table-cell table:style-name="Table4.A1" office:value-type="string">
              <text:p text:style-name="Table_20_Contents">user_status</text:p>
            </table:table-cell>
            <table:table-cell table:style-name="Table4.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5132432">
            <table:table-cell table:style-name="Table4.A1" office:value-type="string">
              <text:p text:style-name="Table_20_Contents">user_reputation</text:p>
            </table:table-cell>
            <table:table-cell table:style-name="Table4.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5132432">
            <table:table-cell table:style-name="Table4.A1" office:value-type="string">
              <text:p text:style-name="Table_20_Contents">user_employer_reputation</text:p>
            </table:table-cell>
            <table:table-cell table:style-name="Table4.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5132432">
            <table:table-cell table:style-name="Table4.A1" office:value-type="string">
              <text:p text:style-name="Table_20_Contents">user_reputation_extra</text:p>
            </table:table-cell>
            <table:table-cell table:style-name="Table4.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5132432">
            <table:table-cell table:style-name="Table4.A1" office:value-type="string">
              <text:p text:style-name="Table_20_Contents">user_employer_reputation_extra</text:p>
            </table:table-cell>
            <table:table-cell table:style-name="Table4.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5132432">
            <table:table-cell table:style-name="Table4.A1" office:value-type="string">
              <text:p text:style-name="Table_20_Contents">user_cover_image</text:p>
            </table:table-cell>
            <table:table-cell table:style-name="Table4.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5132432">
            <table:table-cell table:style-name="Table4.A1" office:value-type="string">
              <text:p text:style-name="Table_20_Contents">user_past_cover_images</text:p>
            </table:table-cell>
            <table:table-cell table:style-name="Table4.A1" office:value-type="string">
              <text:p text:style-name="P19"><text:span text:style-name="Source_20_Text">boolean</text:span> (optional) </text:p>
              <text:p text:style-name="P19"><text:span text:style-name="Source_20_Text">projection</text:span>Returns previous profile pictures of the user.</text:p>
            </table:table-cell>
          </table:table-row>
          <table:table-row table:style-name="TableLine94373755132432">
            <table:table-cell table:style-name="Table4.A1" office:value-type="string">
              <text:p text:style-name="Table_20_Contents">user_recommendations</text:p>
            </table:table-cell>
            <table:table-cell table:style-name="Table4.A1" office:value-type="string">
              <text:p text:style-name="P19"><text:span text:style-name="Source_20_Text">boolean</text:span> (optional) </text:p>
              <text:p text:style-name="P19"><text:span text:style-name="Source_20_Text">projection</text:span>Returns recommendations count of selected user/users.</text:p>
            </table:table-cell>
          </table:table-row>
          <text:soft-page-break/>
          <table:table-row table:style-name="TableLine94373755132432">
            <table:table-cell table:style-name="Table4.A1" office:value-type="string">
              <text:p text:style-name="Table_20_Contents">user_responsiveness</text:p>
            </table:table-cell>
            <table:table-cell table:style-name="Table4.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5132432">
            <table:table-cell table:style-name="Table4.A1" office:value-type="string">
              <text:p text:style-name="Table_20_Contents">corporate_users</text:p>
            </table:table-cell>
            <table:table-cell table:style-name="Table4.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able:table-row table:style-name="TableLine94373755132432">
            <table:table-cell table:style-name="Table4.A1" office:value-type="string">
              <text:p text:style-name="Table_20_Contents">marketing_mobile_number</text:p>
            </table:table-cell>
            <table:table-cell table:style-name="Table4.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5132432">
            <table:table-cell table:style-name="Table4.A1" office:value-type="string">
              <text:p text:style-name="Table_20_Contents">sanction_details</text:p>
            </table:table-cell>
            <table:table-cell table:style-name="Table4.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5132432">
            <table:table-cell table:style-name="Table4.A1" office:value-type="string">
              <text:p text:style-name="Table_20_Contents">limited_account</text:p>
            </table:table-cell>
            <table:table-cell table:style-name="Table4.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5132432">
            <table:table-cell table:style-name="Table4.A1" office:value-type="string">
              <text:p text:style-name="Table_20_Contents">equipment_group_details</text:p>
            </table:table-cell>
            <table:table-cell table:style-name="Table4.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row table:style-name="TableLine94373755132432">
            <table:table-cell table:style-name="Table4.A1" office:value-type="string">
              <text:p text:style-name="Table_20_Contents">limit</text:p>
            </table:table-cell>
            <table:table-cell table:style-name="Table4.A1" office:value-type="string">
              <text:p text:style-name="P19"><text:span text:style-name="Source_20_Text">number</text:span> (optional) <text:span text:style-name="Strong_20_Emphasis">Example: </text:span>10</text:p>
              <text:p text:style-name="P19">Maximum number of results to return.</text:p>
            </table:table-cell>
          </table:table-row>
          <table:table-row table:style-name="TableLine94373755132432">
            <table:table-cell table:style-name="Table4.A1" office:value-type="string">
              <text:p text:style-name="Table_20_Contents">offset</text:p>
            </table:table-cell>
            <table:table-cell table:style-name="Table4.A1" office:value-type="string">
              <text:p text:style-name="P19"><text:span text:style-name="Source_20_Text">number</text:span> (optional) <text:span text:style-name="Strong_20_Emphasis">Example: </text:span>100</text:p>
              <text:p text:style-name="P19">Number of results to skip, allows pagination of results.</text:p>
            </table:table-cell>
          </table:table-row>
          <table:table-row table:style-name="TableLine94373755132432">
            <table:table-cell table:style-name="Table4.A1" office:value-type="string">
              <text:p text:style-name="Table_20_Contents">compact</text:p>
            </table:table-cell>
            <table:table-cell table:style-name="Table4.A1" office:value-type="string">
              <text:p text:style-name="P19"><text:span text:style-name="Source_20_Text">boolean</text:span> (optional) </text:p>
              <text:p text:style-name="P19">If set, strip all null and empty values from response.</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text:soft-page-break/>List User's Projects and Contests</text:h>
        <text:section text:style-name="Sect1" text:name="projects-get-1">
          <text:p text:style-name="Text_20_body"/>
        </text:section>
        <text:h text:style-name="Heading_20_4" text:outline-level="4"><text:a xlink:type="simple" xlink:href="https://developers.freelancer.com/docs/projects/projects#projects-get-1" text:style-name="Internet_20_link" text:visited-style-name="Visited_20_Internet_20_Link">GET</text:a><text:span text:style-name="Source_20_Text">/projects/0.1/self/</text:span></text:h>
        <text:p text:style-name="Text_20_body">Returns the logged in user’s projects/contests they either created or participated in (by bidding or submitting an entry).</text:p>
        <text:h text:style-name="Heading_20_4" text:outline-level="4"><text:bookmark text:name="header-authentication-3"/>Authentication</text:h>
        <text:p text:style-name="Text_20_body">This endpoint requires an OAuth token with the following scopes:</text:p>
        <text:list xml:id="list249958189" text:style-name="L6">
          <text:list-item>
            <text:p text:style-name="P43"><text:span text:style-name="Source_20_Text">basic</text:span></text:p>
          </text:list-item>
        </text:list>
        <text:p text:style-name="P58"><text:span text:style-name="Strong_20_Emphasis">URI Parameters</text:span></text:p>
        <table:table table:name="Table5" table:style-name="Table5">
          <table:table-column table:style-name="Table5.A"/>
          <table:table-column table:style-name="Table5.B"/>
          <table:table-row table:style-name="TableLine94373755794896">
            <table:table-cell table:style-name="Table5.A1" office:value-type="string">
              <text:p text:style-name="Table_20_Contents">status</text:p>
            </table:table-cell>
            <table:table-cell table:style-name="Table5.A1" office:value-type="string">
              <text:p text:style-name="P19"><text:span text:style-name="Source_20_Text">string</text:span> (required) <text:span text:style-name="Strong_20_Emphasis">Example: </text:span>awarded</text:p>
              <text:p text:style-name="P19">Status of the projects/contests they own or participated in.</text:p>
              <text:p text:style-name="P19"><text:span text:style-name="Strong_20_Emphasis">Choices:</text:span></text:p>
              <text:list xml:id="list1549902314" text:style-name="L7">
                <text:list-item>
                  <text:p text:style-name="P2"><text:span text:style-name="Source_20_Text">active</text:span></text:p>
                </text:list-item>
                <text:list-item>
                  <text:p text:style-name="P2"><text:span text:style-name="Source_20_Text">all</text:span></text:p>
                </text:list-item>
                <text:list-item>
                  <text:p text:style-name="P2"><text:span text:style-name="Source_20_Text">awarded</text:span></text:p>
                </text:list-item>
                <text:list-item>
                  <text:p text:style-name="P2"><text:span text:style-name="Source_20_Text">open</text:span></text:p>
                </text:list-item>
                <text:list-item>
                  <text:p text:style-name="P21"><text:span text:style-name="Source_20_Text">past</text:span></text:p>
                </text:list-item>
              </text:list>
            </table:table-cell>
          </table:table-row>
          <table:table-row table:style-name="TableLine94373755794896">
            <table:table-cell table:style-name="Table5.A1" office:value-type="string">
              <text:p text:style-name="Table_20_Contents">role</text:p>
            </table:table-cell>
            <table:table-cell table:style-name="Table5.A1" office:value-type="string">
              <text:p text:style-name="P19"><text:span text:style-name="Source_20_Text">string</text:span> (required) <text:span text:style-name="Strong_20_Emphasis">Example: </text:span>employer</text:p>
              <text:p text:style-name="P19">Return the projects/contests they either created (employer) or participated in (freelancer).</text:p>
              <text:p text:style-name="P19"><text:span text:style-name="Strong_20_Emphasis">Choices:</text:span></text:p>
              <text:list xml:id="list3559447147" text:style-name="L8">
                <text:list-item>
                  <text:p text:style-name="P3"><text:span text:style-name="Source_20_Text">freelancer</text:span></text:p>
                </text:list-item>
                <text:list-item>
                  <text:p text:style-name="P22"><text:span text:style-name="Source_20_Text">employer</text:span></text:p>
                </text:list-item>
              </text:list>
            </table:table-cell>
          </table:table-row>
          <table:table-row table:style-name="TableLine94373755794896">
            <table:table-cell table:style-name="Table5.A1" office:value-type="string">
              <text:p text:style-name="Table_20_Contents">type[]</text:p>
            </table:table-cell>
            <table:table-cell table:style-name="Table5.A1" office:value-type="string">
              <text:p text:style-name="P19"><text:span text:style-name="Source_20_Text">array[enum[string]]</text:span> (optional) <text:span text:style-name="Strong_20_Emphasis">Default: </text:span>projects, contests <text:span text:style-name="Strong_20_Emphasis">Example: </text:span>projects</text:p>
              <text:p text:style-name="P19">Return either the projects or contests, or both if not specified.</text:p>
              <text:p text:style-name="P19"><text:span text:style-name="Strong_20_Emphasis">Choices:</text:span></text:p>
              <text:list xml:id="list2732292207" text:style-name="L9">
                <text:list-item>
                  <text:p text:style-name="P4"><text:span text:style-name="Source_20_Text">projects</text:span></text:p>
                </text:list-item>
                <text:list-item>
                  <text:p text:style-name="P23"><text:span text:style-name="Source_20_Text">contests</text:span></text:p>
                </text:list-item>
              </text:list>
            </table:table-cell>
          </table:table-row>
          <table:table-row table:style-name="TableLine94373755794896">
            <table:table-cell table:style-name="Table5.A1" office:value-type="string">
              <text:p text:style-name="Table_20_Contents">query</text:p>
            </table:table-cell>
            <table:table-cell table:style-name="Table5.A1" office:value-type="string">
              <text:p text:style-name="P19"><text:span text:style-name="Source_20_Text">string</text:span> (optional) <text:span text:style-name="Strong_20_Emphasis">Example: </text:span>build website</text:p>
              <text:p text:style-name="P19">Set of space separated terms used to search the project/contest title, description, owner username/public name, and participant username/public name.</text:p>
            </table:table-cell>
          </table:table-row>
          <table:table-row table:style-name="TableLine94373755794896">
            <table:table-cell table:style-name="Table5.A1" office:value-type="string">
              <text:p text:style-name="Table_20_Contents">sort_field</text:p>
            </table:table-cell>
            <table:table-cell table:style-name="Table5.A1" office:value-type="string">
              <text:p text:style-name="P19"><text:span text:style-name="Source_20_Text">string</text:span> (optional) <text:span text:style-name="Strong_20_Emphasis">Default: </text:span>project_id <text:soft-page-break/></text:p>
              <text:p text:style-name="P19">Field to sort.</text:p>
              <text:p text:style-name="P19"><text:span text:style-name="Strong_20_Emphasis">Choices:</text:span></text:p>
              <text:list xml:id="list2989311146" text:style-name="L10">
                <text:list-item>
                  <text:p text:style-name="P5"><text:span text:style-name="Source_20_Text">project_id</text:span></text:p>
                </text:list-item>
                <text:list-item>
                  <text:p text:style-name="P24"><text:span text:style-name="Source_20_Text">submitdate</text:span></text:p>
                </text:list-item>
              </text:list>
            </table:table-cell>
          </table:table-row>
          <table:table-row table:style-name="TableLine94373755794896">
            <table:table-cell table:style-name="Table5.A1" office:value-type="string">
              <text:p text:style-name="Table_20_Contents">reverse_sort</text:p>
            </table:table-cell>
            <table:table-cell table:style-name="Table5.A1" office:value-type="string">
              <text:p text:style-name="P19"><text:span text:style-name="Source_20_Text">boolean</text:span> (optional) <text:span text:style-name="Strong_20_Emphasis">Example: </text:span>true</text:p>
              <text:p text:style-name="P19">If true, results appear in ascending order instead of descending order.</text:p>
            </table:table-cell>
          </table:table-row>
          <table:table-row table:style-name="TableLine94373755794896">
            <table:table-cell table:style-name="Table5.A1" office:value-type="string">
              <text:p text:style-name="Table_20_Contents">recruiter</text:p>
            </table:table-cell>
            <table:table-cell table:style-name="Table5.A1" office:value-type="string">
              <text:p text:style-name="P19"><text:span text:style-name="Source_20_Text">boolean</text:span> (optional) <text:span text:style-name="Strong_20_Emphasis">Example: </text:span>true</text:p>
              <text:p text:style-name="P19">If true, only return recruiter projects.</text:p>
            </table:table-cell>
          </table:table-row>
          <table:table-row table:style-name="TableLine94373755794896">
            <table:table-cell table:style-name="Table5.A1" office:value-type="string">
              <text:p text:style-name="Table_20_Contents">offset</text:p>
            </table:table-cell>
            <table:table-cell table:style-name="Table5.A1" office:value-type="string">
              <text:p text:style-name="P19"><text:span text:style-name="Source_20_Text">number</text:span> (optional) <text:span text:style-name="Strong_20_Emphasis">Default: </text:span>0 <text:span text:style-name="Strong_20_Emphasis">Example: </text:span>30</text:p>
              <text:p text:style-name="P19">Number of results to skip, allows pagination of results.</text:p>
            </table:table-cell>
          </table:table-row>
          <table:table-row table:style-name="TableLine94373755794896">
            <table:table-cell table:style-name="Table5.A1" office:value-type="string">
              <text:p text:style-name="Table_20_Contents">limit</text:p>
            </table:table-cell>
            <table:table-cell table:style-name="Table5.A1" office:value-type="string">
              <text:p text:style-name="P19"><text:span text:style-name="Source_20_Text">number</text:span> (optional) <text:span text:style-name="Strong_20_Emphasis">Default: </text:span>100 <text:span text:style-name="Strong_20_Emphasis">Example: </text:span>10</text:p>
              <text:p text:style-name="P19">Maximum number of results to return.</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39">Show</text:p>
        <text:h text:style-name="Heading_20_4" text:outline-level="4">Get Project by ID</text:h>
        <text:section text:style-name="Sect1" text:name="projects-get-2">
          <text:p text:style-name="Text_20_body"/>
        </text:section>
        <text:h text:style-name="Heading_20_4" text:outline-level="4"><text:a xlink:type="simple" xlink:href="https://developers.freelancer.com/docs/projects/projects#projects-get-2" text:style-name="Internet_20_link" text:visited-style-name="Visited_20_Internet_20_Link">GET</text:a><text:span text:style-name="Source_20_Text">/projects/0.1/projects/{project_id}/</text:span></text:h>
        <text:p text:style-name="Text_20_body">Get information about a specific project. The full range of users projection options can be specified as part of this request by first setting the<text:span text:style-name="Source_20_Text">user_details</text:span>parameter to true.</text:p>
        <text:h text:style-name="Heading_20_4" text:outline-level="4"><text:bookmark text:name="header-authentication-4"/>Authentication</text:h>
        <text:p text:style-name="Text_20_body">This endpoint requires an OAuth token with the following scopes:</text:p>
        <text:list xml:id="list1636119844" text:style-name="L11">
          <text:list-item>
            <text:p text:style-name="P44"><text:span text:style-name="Source_20_Text">basic</text:span></text:p>
          </text:list-item>
        </text:list>
        <text:p text:style-name="P58"><text:span text:style-name="Strong_20_Emphasis">URI Parameters</text:span></text:p>
        <table:table table:name="Table6" table:style-name="Table6">
          <table:table-column table:style-name="Table6.A"/>
          <table:table-column table:style-name="Table6.B"/>
          <table:table-row table:style-name="TableLine94373755936048">
            <table:table-cell table:style-name="Table6.A1" office:value-type="string">
              <text:p text:style-name="Table_20_Contents">project_id</text:p>
            </table:table-cell>
            <table:table-cell table:style-name="Table6.A1" office:value-type="string">
              <text:p text:style-name="P19"><text:span text:style-name="Source_20_Text">number</text:span> (required) <text:span text:style-name="Strong_20_Emphasis">Example: </text:span>1</text:p>
              <text:p text:style-name="P19"><text:span text:style-name="Source_20_Text">filter</text:span>ID of project.</text:p>
            </table:table-cell>
          </table:table-row>
          <text:soft-page-break/>
          <table:table-row table:style-name="TableLine94373755936048">
            <table:table-cell table:style-name="Table6.A1" office:value-type="string">
              <text:p text:style-name="Table_20_Contents">full_description</text:p>
            </table:table-cell>
            <table:table-cell table:style-name="Table6.A1" office:value-type="string">
              <text:p text:style-name="P19"><text:span text:style-name="Source_20_Text">boolean</text:span> (optional) </text:p>
              <text:p text:style-name="P19"><text:span text:style-name="Source_20_Text">projection</text:span>Returns full project description.</text:p>
            </table:table-cell>
          </table:table-row>
          <table:table-row table:style-name="TableLine94373755936048">
            <table:table-cell table:style-name="Table6.A1" office:value-type="string">
              <text:p text:style-name="Table_20_Contents">job_details</text:p>
            </table:table-cell>
            <table:table-cell table:style-name="Table6.A1" office:value-type="string">
              <text:p text:style-name="P19"><text:span text:style-name="Source_20_Text">boolean</text:span> (optional) </text:p>
              <text:p text:style-name="P19"><text:span text:style-name="Source_20_Text">projection</text:span>Returns job information.</text:p>
            </table:table-cell>
          </table:table-row>
          <table:table-row table:style-name="TableLine94373755936048">
            <table:table-cell table:style-name="Table6.A1" office:value-type="string">
              <text:p text:style-name="Table_20_Contents">upgrade_details</text:p>
            </table:table-cell>
            <table:table-cell table:style-name="Table6.A1" office:value-type="string">
              <text:p text:style-name="P19"><text:span text:style-name="Source_20_Text">boolean</text:span> (optional) </text:p>
              <text:p text:style-name="P19"><text:span text:style-name="Source_20_Text">projection</text:span>Returns upgrade information.</text:p>
            </table:table-cell>
          </table:table-row>
          <table:table-row table:style-name="TableLine94373755936048">
            <table:table-cell table:style-name="Table6.A1" office:value-type="string">
              <text:p text:style-name="Table_20_Contents">attachment_details</text:p>
            </table:table-cell>
            <table:table-cell table:style-name="Table6.A1" office:value-type="string">
              <text:p text:style-name="P19"><text:span text:style-name="Source_20_Text">boolean</text:span> (optional) </text:p>
              <text:p text:style-name="P19"><text:span text:style-name="Source_20_Text">projection</text:span>Returns attachment details.</text:p>
            </table:table-cell>
          </table:table-row>
          <table:table-row table:style-name="TableLine94373755936048">
            <table:table-cell table:style-name="Table6.A1" office:value-type="string">
              <text:p text:style-name="Table_20_Contents">file_details</text:p>
            </table:table-cell>
            <table:table-cell table:style-name="Table6.A1" office:value-type="string">
              <text:p text:style-name="P19"><text:span text:style-name="Source_20_Text">boolean</text:span> (optional) </text:p>
              <text:p text:style-name="P19"><text:span text:style-name="Source_20_Text">projection</text:span>Returns files shared between the employer and the freelancer.</text:p>
            </table:table-cell>
          </table:table-row>
          <table:table-row table:style-name="TableLine94373755936048">
            <table:table-cell table:style-name="Table6.A1" office:value-type="string">
              <text:p text:style-name="Table_20_Contents">qualification_details</text:p>
            </table:table-cell>
            <table:table-cell table:style-name="Table6.A1" office:value-type="string">
              <text:p text:style-name="P19"><text:span text:style-name="Source_20_Text">boolean</text:span> (optional) </text:p>
              <text:p text:style-name="P19"><text:span text:style-name="Source_20_Text">projection</text:span>Returns exams needed to qualify.</text:p>
            </table:table-cell>
          </table:table-row>
          <table:table-row table:style-name="TableLine94373755936048">
            <table:table-cell table:style-name="Table6.A1" office:value-type="string">
              <text:p text:style-name="Table_20_Contents">selected_bids</text:p>
            </table:table-cell>
            <table:table-cell table:style-name="Table6.A1" office:value-type="string">
              <text:p text:style-name="P19"><text:span text:style-name="Source_20_Text">boolean</text:span> (optional) </text:p>
              <text:p text:style-name="P19"><text:span text:style-name="Source_20_Text">projection</text:span>Returns bids that have been awarded or are pending for returned projects.</text:p>
            </table:table-cell>
          </table:table-row>
          <table:table-row table:style-name="TableLine94373755936048">
            <table:table-cell table:style-name="Table6.A1" office:value-type="string">
              <text:p text:style-name="Table_20_Contents">hireme_details</text:p>
            </table:table-cell>
            <table:table-cell table:style-name="Table6.A1" office:value-type="string">
              <text:p text:style-name="P19"><text:span text:style-name="Source_20_Text">boolean</text:span> (optional) </text:p>
              <text:p text:style-name="P19"><text:span text:style-name="Source_20_Text">projection</text:span>Returns information about hireme offers.</text:p>
            </table:table-cell>
          </table:table-row>
          <table:table-row table:style-name="TableLine94373755936048">
            <table:table-cell table:style-name="Table6.A1" office:value-type="string">
              <text:p text:style-name="Table_20_Contents">user_details</text:p>
            </table:table-cell>
            <table:table-cell table:style-name="Table6.A1" office:value-type="string">
              <text:p text:style-name="P19"><text:span text:style-name="Source_20_Text">boolean</text:span> (optional) </text:p>
              <text:p text:style-name="P19"><text:span text:style-name="Source_20_Text">projection</text:span>Returns basic user information.</text:p>
            </table:table-cell>
          </table:table-row>
          <table:table-row table:style-name="TableLine94373755936048">
            <table:table-cell table:style-name="Table6.A1" office:value-type="string">
              <text:p text:style-name="Table_20_Contents">invited_freelancer_details</text:p>
            </table:table-cell>
            <table:table-cell table:style-name="Table6.A1" office:value-type="string">
              <text:p text:style-name="P19"><text:span text:style-name="Source_20_Text">boolean</text:span> (optional) </text:p>
              <text:p text:style-name="P19"><text:span text:style-name="Source_20_Text">projection</text:span>Returns a list of invited freelancer user IDs. If<text:span text:style-name="Source_20_Text">user_details</text:span>is set, the information appears there.</text:p>
            </table:table-cell>
          </table:table-row>
          <table:table-row table:style-name="TableLine94373755936048">
            <table:table-cell table:style-name="Table6.A1" office:value-type="string">
              <text:p text:style-name="Table_20_Contents">recommended_freelancer_details</text:p>
            </table:table-cell>
            <table:table-cell table:style-name="Table6.A1" office:value-type="string">
              <text:p text:style-name="P19"><text:span text:style-name="Source_20_Text">boolean</text:span> (optional) </text:p>
              <text:p text:style-name="P19"><text:span text:style-name="Source_20_Text">projection</text:span>Returns a list of freelancer user IDs recommended to invite to bid on project. If user_details is set, the information appears there. Must be the project owner to view recommended Freelancers. Cannot view recommended Freelancers for more than one project. Requires job_details to <text:soft-page-break/>be set.</text:p>
            </table:table-cell>
          </table:table-row>
          <table:table-row table:style-name="TableLine94373755936048">
            <table:table-cell table:style-name="Table6.A1" office:value-type="string">
              <text:p text:style-name="Table_20_Contents">hourly_details</text:p>
            </table:table-cell>
            <table:table-cell table:style-name="Table6.A1" office:value-type="string">
              <text:p text:style-name="P19"><text:span text:style-name="Source_20_Text">boolean</text:span> (optional) </text:p>
              <text:p text:style-name="P19"><text:span text:style-name="Source_20_Text">projection</text:span>Returns a map of hourly contracts indexed by user ID of the bidder.</text:p>
            </table:table-cell>
          </table:table-row>
          <table:table-row table:style-name="TableLine94373755936048">
            <table:table-cell table:style-name="Table6.A1" office:value-type="string">
              <text:p text:style-name="Table_20_Contents">support_session_details</text:p>
            </table:table-cell>
            <table:table-cell table:style-name="Table6.A1" office:value-type="string">
              <text:p text:style-name="P19"><text:span text:style-name="Source_20_Text">boolean</text:span> (optional) </text:p>
              <text:p text:style-name="P19"><text:span text:style-name="Source_20_Text">projection</text:span>Returns list of support sessions for project.</text:p>
            </table:table-cell>
          </table:table-row>
          <table:table-row table:style-name="TableLine94373755936048">
            <table:table-cell table:style-name="Table6.A1" office:value-type="string">
              <text:p text:style-name="Table_20_Contents">location_details</text:p>
            </table:table-cell>
            <table:table-cell table:style-name="Table6.A1" office:value-type="string">
              <text:p text:style-name="P19"><text:span text:style-name="Source_20_Text">boolean</text:span> (optional) </text:p>
              <text:p text:style-name="P19"><text:span text:style-name="Source_20_Text">projection</text:span>Returns information about a project’s location.</text:p>
            </table:table-cell>
          </table:table-row>
          <table:table-row table:style-name="TableLine94373755936048">
            <table:table-cell table:style-name="Table6.A1" office:value-type="string">
              <text:p text:style-name="Table_20_Contents">nda_signature_details</text:p>
            </table:table-cell>
            <table:table-cell table:style-name="Table6.A1" office:value-type="string">
              <text:p text:style-name="P19"><text:span text:style-name="Source_20_Text">boolean</text:span> (optional) </text:p>
              <text:p text:style-name="P19"><text:span text:style-name="Source_20_Text">projection</text:span>Returns list of users who have signed an NDA for the project.</text:p>
            </table:table-cell>
          </table:table-row>
          <table:table-row table:style-name="TableLine94373755936048">
            <table:table-cell table:style-name="Table6.A1" office:value-type="string">
              <text:p text:style-name="Table_20_Contents">project_collaboration_details</text:p>
            </table:table-cell>
            <table:table-cell table:style-name="Table6.A1" office:value-type="string">
              <text:p text:style-name="P19"><text:span text:style-name="Source_20_Text">boolean</text:span> (optional) </text:p>
              <text:p text:style-name="P19"><text:span text:style-name="Source_20_Text">projection</text:span>Returns a list of the collaborators of a project.</text:p>
            </table:table-cell>
          </table:table-row>
          <table:table-row table:style-name="TableLine94373755936048">
            <table:table-cell table:style-name="Table6.A1" office:value-type="string">
              <text:p text:style-name="Table_20_Contents">track_details</text:p>
            </table:table-cell>
            <table:table-cell table:style-name="Table6.A1" office:value-type="string">
              <text:p text:style-name="P19"><text:span text:style-name="Source_20_Text">boolean</text:span> (optional) </text:p>
              <text:p text:style-name="P19"><text:span text:style-name="Source_20_Text">projection</text:span>Returns a list of track IDs associated with the project.</text:p>
            </table:table-cell>
          </table:table-row>
          <table:table-row table:style-name="TableLine94373755936048">
            <table:table-cell table:style-name="Table6.A1" office:value-type="string">
              <text:p text:style-name="Table_20_Contents">proximity_details</text:p>
            </table:table-cell>
            <table:table-cell table:style-name="Table6.A1" office:value-type="string">
              <text:p text:style-name="P19"><text:span text:style-name="Source_20_Text">boolean</text:span> (optional) </text:p>
              <text:p text:style-name="P19"><text:span text:style-name="Source_20_Text">projection</text:span>Returns information about the project’s proximity.</text:p>
            </table:table-cell>
          </table:table-row>
          <table:table-row table:style-name="TableLine94373755936048">
            <table:table-cell table:style-name="Table6.A1" office:value-type="string">
              <text:p text:style-name="Table_20_Contents">review_availability_details</text:p>
            </table:table-cell>
            <table:table-cell table:style-name="Table6.A1" office:value-type="string">
              <text:p text:style-name="P19"><text:span text:style-name="Source_20_Text">boolean</text:span> (optional) </text:p>
              <text:p text:style-name="P19"><text:span text:style-name="Source_20_Text">projection</text:span>Returns information about the project’s review availability.</text:p>
            </table:table-cell>
          </table:table-row>
          <table:table-row table:style-name="TableLine94373755936048">
            <table:table-cell table:style-name="Table6.A1" office:value-type="string">
              <text:p text:style-name="Table_20_Contents">negotiated_details</text:p>
            </table:table-cell>
            <table:table-cell table:style-name="Table6.A1" office:value-type="string">
              <text:p text:style-name="P19"><text:span text:style-name="Source_20_Text">boolean</text:span> (optional) </text:p>
              <text:p text:style-name="P19"><text:span text:style-name="Source_20_Text">projection</text:span>Returns information about the project’s negotiated offers.</text:p>
            </table:table-cell>
          </table:table-row>
          <table:table-row table:style-name="TableLine94373755936048">
            <table:table-cell table:style-name="Table6.A1" office:value-type="string">
              <text:p text:style-name="Table_20_Contents">drive_file_details</text:p>
            </table:table-cell>
            <table:table-cell table:style-name="Table6.A1" office:value-type="string">
              <text:p text:style-name="P19"><text:span text:style-name="Source_20_Text">boolean</text:span> (optional) </text:p>
              <text:p text:style-name="P19"><text:span text:style-name="Source_20_Text">projection</text:span>Returns whether the project has any drive files.</text:p>
            </table:table-cell>
          </table:table-row>
          <table:table-row table:style-name="TableLine94373755936048">
            <table:table-cell table:style-name="Table6.A1" office:value-type="string">
              <text:p text:style-name="Table_20_Contents">nda_details</text:p>
            </table:table-cell>
            <table:table-cell table:style-name="Table6.A1" office:value-type="string">
              <text:p text:style-name="P19"><text:span text:style-name="Source_20_Text">boolean</text:span> (optional) </text:p>
              <text:p text:style-name="P19"><text:span text:style-name="Source_20_Text">projection</text:span>Returns details about the NDA on the project. This includes a hidden description only for users who have signed the NDA as well as <text:soft-page-break/>viewable signatures.</text:p>
            </table:table-cell>
          </table:table-row>
          <table:table-row table:style-name="TableLine94373755936048">
            <table:table-cell table:style-name="Table6.A1" office:value-type="string">
              <text:p text:style-name="Table_20_Contents">local_details</text:p>
            </table:table-cell>
            <table:table-cell table:style-name="Table6.A1" office:value-type="string">
              <text:p text:style-name="P19"><text:span text:style-name="Source_20_Text">boolean</text:span> (optional) </text:p>
              <text:p text:style-name="P19"><text:span text:style-name="Source_20_Text">projection</text:span>Returns details about local projects.</text:p>
            </table:table-cell>
          </table:table-row>
          <table:table-row table:style-name="TableLine94373755936048">
            <table:table-cell table:style-name="Table6.A1" office:value-type="string">
              <text:p text:style-name="Table_20_Contents">user_avatar</text:p>
            </table:table-cell>
            <table:table-cell table:style-name="Table6.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5936048">
            <table:table-cell table:style-name="Table6.A1" office:value-type="string">
              <text:p text:style-name="Table_20_Contents">user_country_details</text:p>
            </table:table-cell>
            <table:table-cell table:style-name="Table6.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5936048">
            <table:table-cell table:style-name="Table6.A1" office:value-type="string">
              <text:p text:style-name="Table_20_Contents">user_profile_description</text:p>
            </table:table-cell>
            <table:table-cell table:style-name="Table6.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5936048">
            <table:table-cell table:style-name="Table6.A1" office:value-type="string">
              <text:p text:style-name="Table_20_Contents">user_display_info</text:p>
            </table:table-cell>
            <table:table-cell table:style-name="Table6.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5936048">
            <table:table-cell table:style-name="Table6.A1" office:value-type="string">
              <text:p text:style-name="Table_20_Contents">user_jobs</text:p>
            </table:table-cell>
            <table:table-cell table:style-name="Table6.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5936048">
            <table:table-cell table:style-name="Table6.A1" office:value-type="string">
              <text:p text:style-name="Table_20_Contents">user_balance_details</text:p>
            </table:table-cell>
            <table:table-cell table:style-name="Table6.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5936048">
            <table:table-cell table:style-name="Table6.A1" office:value-type="string">
              <text:p text:style-name="Table_20_Contents">user_qualification_details</text:p>
            </table:table-cell>
            <table:table-cell table:style-name="Table6.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5936048">
            <table:table-cell table:style-name="Table6.A1" office:value-type="string">
              <text:p text:style-name="Table_20_Contents">user_membership_details</text:p>
            </table:table-cell>
            <table:table-cell table:style-name="Table6.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5936048">
            <table:table-cell table:style-name="Table6.A1" office:value-type="string">
              <text:p text:style-name="Table_20_Contents">user_financial_details</text:p>
            </table:table-cell>
            <table:table-cell table:style-name="Table6.A1" office:value-type="string">
              <text:p text:style-name="P19"><text:span text:style-name="Source_20_Text">boolean</text:span> (optional) </text:p>
              <text:p text:style-name="P19"><text:span text:style-name="Source_20_Text">projection</text:span>Returns the financial information of the user/users.</text:p>
            </table:table-cell>
          </table:table-row>
          <table:table-row table:style-name="TableLine94373755936048">
            <table:table-cell table:style-name="Table6.A1" office:value-type="string">
              <text:p text:style-name="Table_20_Contents">user_location_details</text:p>
            </table:table-cell>
            <table:table-cell table:style-name="Table6.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5936048">
            <table:table-cell table:style-name="Table6.A1" office:value-type="string">
              <text:p text:style-name="Table_20_Contents">user_portfolio_detai<text:soft-page-break/>ls</text:p>
            </table:table-cell>
            <table:table-cell table:style-name="Table6.A1" office:value-type="string">
              <text:p text:style-name="P19"><text:span text:style-name="Source_20_Text">boolean</text:span> (optional) <text:soft-page-break/></text:p>
              <text:p text:style-name="P19"><text:span text:style-name="Source_20_Text">projection</text:span>Returns the portfolio information of the user/users.</text:p>
            </table:table-cell>
          </table:table-row>
          <table:table-row table:style-name="TableLine94373755936048">
            <table:table-cell table:style-name="Table6.A1" office:value-type="string">
              <text:p text:style-name="Table_20_Contents">user_preferred_details</text:p>
            </table:table-cell>
            <table:table-cell table:style-name="Table6.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5936048">
            <table:table-cell table:style-name="Table6.A1" office:value-type="string">
              <text:p text:style-name="Table_20_Contents">user_badge_details</text:p>
            </table:table-cell>
            <table:table-cell table:style-name="Table6.A1" office:value-type="string">
              <text:p text:style-name="P19"><text:span text:style-name="Source_20_Text">boolean</text:span> (optional) </text:p>
              <text:p text:style-name="P19"><text:span text:style-name="Source_20_Text">projection</text:span>Returns the badges earned by the user/users.</text:p>
            </table:table-cell>
          </table:table-row>
          <table:table-row table:style-name="TableLine94373755936048">
            <table:table-cell table:style-name="Table6.A1" office:value-type="string">
              <text:p text:style-name="Table_20_Contents">user_status</text:p>
            </table:table-cell>
            <table:table-cell table:style-name="Table6.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5936048">
            <table:table-cell table:style-name="Table6.A1" office:value-type="string">
              <text:p text:style-name="Table_20_Contents">user_reputation</text:p>
            </table:table-cell>
            <table:table-cell table:style-name="Table6.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5936048">
            <table:table-cell table:style-name="Table6.A1" office:value-type="string">
              <text:p text:style-name="Table_20_Contents">user_employer_reputation</text:p>
            </table:table-cell>
            <table:table-cell table:style-name="Table6.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5936048">
            <table:table-cell table:style-name="Table6.A1" office:value-type="string">
              <text:p text:style-name="Table_20_Contents">user_reputation_extra</text:p>
            </table:table-cell>
            <table:table-cell table:style-name="Table6.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5936048">
            <table:table-cell table:style-name="Table6.A1" office:value-type="string">
              <text:p text:style-name="Table_20_Contents">user_employer_reputation_extra</text:p>
            </table:table-cell>
            <table:table-cell table:style-name="Table6.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5936048">
            <table:table-cell table:style-name="Table6.A1" office:value-type="string">
              <text:p text:style-name="Table_20_Contents">user_cover_image</text:p>
            </table:table-cell>
            <table:table-cell table:style-name="Table6.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5936048">
            <table:table-cell table:style-name="Table6.A1" office:value-type="string">
              <text:p text:style-name="Table_20_Contents">user_past_cover_images</text:p>
            </table:table-cell>
            <table:table-cell table:style-name="Table6.A1" office:value-type="string">
              <text:p text:style-name="P19"><text:span text:style-name="Source_20_Text">boolean</text:span> (optional) </text:p>
              <text:p text:style-name="P19"><text:span text:style-name="Source_20_Text">projection</text:span>Returns previous profile pictures of the user.</text:p>
            </table:table-cell>
          </table:table-row>
          <table:table-row table:style-name="TableLine94373755936048">
            <table:table-cell table:style-name="Table6.A1" office:value-type="string">
              <text:p text:style-name="Table_20_Contents">user_recommendations</text:p>
            </table:table-cell>
            <table:table-cell table:style-name="Table6.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5936048">
            <table:table-cell table:style-name="Table6.A1" office:value-type="string">
              <text:p text:style-name="Table_20_Contents">user_responsiveness</text:p>
            </table:table-cell>
            <table:table-cell table:style-name="Table6.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ext:soft-page-break/>
          <table:table-row table:style-name="TableLine94373755936048">
            <table:table-cell table:style-name="Table6.A1" office:value-type="string">
              <text:p text:style-name="Table_20_Contents">corporate_users</text:p>
            </table:table-cell>
            <table:table-cell table:style-name="Table6.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able:table-row table:style-name="TableLine94373755936048">
            <table:table-cell table:style-name="Table6.A1" office:value-type="string">
              <text:p text:style-name="Table_20_Contents">marketing_mobile_number</text:p>
            </table:table-cell>
            <table:table-cell table:style-name="Table6.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5936048">
            <table:table-cell table:style-name="Table6.A1" office:value-type="string">
              <text:p text:style-name="Table_20_Contents">sanction_details</text:p>
            </table:table-cell>
            <table:table-cell table:style-name="Table6.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5936048">
            <table:table-cell table:style-name="Table6.A1" office:value-type="string">
              <text:p text:style-name="Table_20_Contents">limited_account</text:p>
            </table:table-cell>
            <table:table-cell table:style-name="Table6.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5936048">
            <table:table-cell table:style-name="Table6.A1" office:value-type="string">
              <text:p text:style-name="Table_20_Contents">equipment_group_details</text:p>
            </table:table-cell>
            <table:table-cell table:style-name="Table6.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row table:style-name="TableLine94373755936048">
            <table:table-cell table:style-name="Table6.A1" office:value-type="string">
              <text:p text:style-name="Table_20_Contents">limit</text:p>
            </table:table-cell>
            <table:table-cell table:style-name="Table6.A1" office:value-type="string">
              <text:p text:style-name="P19"><text:span text:style-name="Source_20_Text">number</text:span> (optional) <text:span text:style-name="Strong_20_Emphasis">Example: </text:span>10</text:p>
              <text:p text:style-name="P19">Maximum number of results to return.</text:p>
            </table:table-cell>
          </table:table-row>
          <table:table-row table:style-name="TableLine94373755936048">
            <table:table-cell table:style-name="Table6.A1" office:value-type="string">
              <text:p text:style-name="Table_20_Contents">offset</text:p>
            </table:table-cell>
            <table:table-cell table:style-name="Table6.A1" office:value-type="string">
              <text:p text:style-name="P19"><text:span text:style-name="Source_20_Text">number</text:span> (optional) <text:span text:style-name="Strong_20_Emphasis">Example: </text:span>100</text:p>
              <text:p text:style-name="P19">Number of results to skip, allows pagination of results.</text:p>
            </table:table-cell>
          </table:table-row>
          <table:table-row table:style-name="TableLine94373755936048">
            <table:table-cell table:style-name="Table6.A1" office:value-type="string">
              <text:p text:style-name="Table_20_Contents">compact</text:p>
            </table:table-cell>
            <table:table-cell table:style-name="Table6.A1" office:value-type="string">
              <text:p text:style-name="P19"><text:span text:style-name="Source_20_Text">boolean</text:span> (optional) </text:p>
              <text:p text:style-name="P19">If set, strip all null and empty values from response.</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Search for Active Projects</text:h>
        <text:section text:style-name="Sect1" text:name="projects-get-3">
          <text:p text:style-name="Text_20_body"/>
        </text:section>
        <text:h text:style-name="Heading_20_4" text:outline-level="4"><text:soft-page-break/><text:a xlink:type="simple" xlink:href="https://developers.freelancer.com/docs/projects/projects#projects-get-3" text:style-name="Internet_20_link" text:visited-style-name="Visited_20_Internet_20_Link">GET</text:a><text:span text:style-name="Source_20_Text">/projects/0.1/projects/active/</text:span></text:h>
        <text:p text:style-name="Text_20_body">Searches for active projects matching the desired query.</text:p>
        <text:h text:style-name="Heading_20_4" text:outline-level="4"><text:bookmark text:name="header-authentication-5"/>Authentication</text:h>
        <text:p text:style-name="Text_20_body">This endpoint requires an OAuth token with the following scopes:</text:p>
        <text:list xml:id="list3186681718" text:style-name="L12">
          <text:list-item>
            <text:p text:style-name="P45"><text:span text:style-name="Source_20_Text">basic</text:span></text:p>
          </text:list-item>
        </text:list>
        <text:p text:style-name="P58"><text:span text:style-name="Strong_20_Emphasis">URI Parameters</text:span></text:p>
        <table:table table:name="Table7" table:style-name="Table7">
          <table:table-column table:style-name="Table7.A"/>
          <table:table-column table:style-name="Table7.B"/>
          <table:table-row table:style-name="TableLine94373756268960">
            <table:table-cell table:style-name="Table7.A1" office:value-type="string">
              <text:p text:style-name="Table_20_Contents">query</text:p>
            </table:table-cell>
            <table:table-cell table:style-name="Table7.A1" office:value-type="string">
              <text:p text:style-name="P19"><text:span text:style-name="Source_20_Text">string</text:span> (optional) <text:span text:style-name="Strong_20_Emphasis">Example: </text:span>some query</text:p>
              <text:p text:style-name="P19"><text:span text:style-name="Source_20_Text">filter</text:span>Set of space separated terms used to search project names and descriptions.</text:p>
            </table:table-cell>
          </table:table-row>
          <table:table-row table:style-name="TableLine94373756268960">
            <table:table-cell table:style-name="Table7.A1" office:value-type="string">
              <text:p text:style-name="Table_20_Contents">project_types[]</text:p>
            </table:table-cell>
            <table:table-cell table:style-name="Table7.A1" office:value-type="string">
              <text:p text:style-name="P19"><text:span text:style-name="Source_20_Text">array[enum[string]]</text:span> (optional) </text:p>
              <text:p text:style-name="P19"><text:span text:style-name="Source_20_Text">filter</text:span>Returns projects with the specific type.</text:p>
              <text:p text:style-name="P19"><text:span text:style-name="Strong_20_Emphasis">Choices:</text:span></text:p>
              <text:list xml:id="list1567244339" text:style-name="L13">
                <text:list-item>
                  <text:p text:style-name="P6"><text:span text:style-name="Source_20_Text">fixed</text:span></text:p>
                </text:list-item>
                <text:list-item>
                  <text:p text:style-name="P25"><text:span text:style-name="Source_20_Text">hourly</text:span></text:p>
                </text:list-item>
              </text:list>
            </table:table-cell>
          </table:table-row>
          <table:table-row table:style-name="TableLine94373756268960">
            <table:table-cell table:style-name="Table7.A1" office:value-type="string">
              <text:p text:style-name="Table_20_Contents">project_upgrades[]</text:p>
            </table:table-cell>
            <table:table-cell table:style-name="Table7.A1" office:value-type="string">
              <text:p text:style-name="P19"><text:span text:style-name="Source_20_Text">array[enum[string]]</text:span> (optional) </text:p>
              <text:p text:style-name="P19"><text:span text:style-name="Source_20_Text">filter</text:span>Returns projects with the specific project upgrades.</text:p>
              <text:p text:style-name="P19"><text:span text:style-name="Strong_20_Emphasis">Choices:</text:span></text:p>
              <text:list xml:id="list863154495" text:style-name="L14">
                <text:list-item>
                  <text:p text:style-name="P7"><text:span text:style-name="Source_20_Text">featured</text:span></text:p>
                </text:list-item>
                <text:list-item>
                  <text:p text:style-name="P7"><text:span text:style-name="Source_20_Text">sealed</text:span></text:p>
                </text:list-item>
                <text:list-item>
                  <text:p text:style-name="P7"><text:span text:style-name="Source_20_Text">nonpublic</text:span></text:p>
                </text:list-item>
                <text:list-item>
                  <text:p text:style-name="P7"><text:span text:style-name="Source_20_Text">fulltime</text:span></text:p>
                </text:list-item>
                <text:list-item>
                  <text:p text:style-name="P7"><text:span text:style-name="Source_20_Text">urgent</text:span></text:p>
                </text:list-item>
                <text:list-item>
                  <text:p text:style-name="P7"><text:span text:style-name="Source_20_Text">qualified</text:span></text:p>
                </text:list-item>
                <text:list-item>
                  <text:p text:style-name="P7"><text:span text:style-name="Source_20_Text">NDA</text:span></text:p>
                </text:list-item>
                <text:list-item>
                  <text:p text:style-name="P7"><text:span text:style-name="Source_20_Text">assisted</text:span></text:p>
                </text:list-item>
                <text:list-item>
                  <text:p text:style-name="P7"><text:span text:style-name="Source_20_Text">pf_only</text:span></text:p>
                </text:list-item>
                <text:list-item>
                  <text:p text:style-name="P26"><text:span text:style-name="Source_20_Text">ip_contract</text:span></text:p>
                </text:list-item>
              </text:list>
            </table:table-cell>
          </table:table-row>
          <table:table-row table:style-name="TableLine94373756268960">
            <table:table-cell table:style-name="Table7.A1" office:value-type="string">
              <text:p text:style-name="Table_20_Contents">contest_upgrades[]</text:p>
            </table:table-cell>
            <table:table-cell table:style-name="Table7.A1" office:value-type="string">
              <text:p text:style-name="P19"><text:span text:style-name="Source_20_Text">array[enum[string]]</text:span> (optional) </text:p>
              <text:p text:style-name="P19"><text:span text:style-name="Source_20_Text">filter</text:span>Returns projects with the specific contest upgrades.</text:p>
              <text:p text:style-name="P19"><text:span text:style-name="Strong_20_Emphasis">Choices:</text:span></text:p>
              <text:list xml:id="list3536944897" text:style-name="L15">
                <text:list-item>
                  <text:p text:style-name="P8"><text:span text:style-name="Source_20_Text">featured</text:span></text:p>
                </text:list-item>
                <text:list-item>
                  <text:p text:style-name="P8"><text:span text:style-name="Source_20_Text">sealed</text:span></text:p>
                </text:list-item>
                <text:list-item>
                  <text:p text:style-name="P8"><text:span text:style-name="Source_20_Text">nonpublic</text:span></text:p>
                </text:list-item>
                <text:list-item>
                  <text:p text:style-name="P8"><text:span text:style-name="Source_20_Text">highlight</text:span></text:p>
                </text:list-item>
                <text:list-item>
                  <text:p text:style-name="P27"><text:soft-page-break/><text:span text:style-name="Source_20_Text">guaranteed</text:span></text:p>
                </text:list-item>
              </text:list>
            </table:table-cell>
          </table:table-row>
          <table:table-row table:style-name="TableLine94373756268960">
            <table:table-cell table:style-name="Table7.A1" office:value-type="string">
              <text:p text:style-name="Table_20_Contents">min_avg_price</text:p>
            </table:table-cell>
            <table:table-cell table:style-name="Table7.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inimum average bid in USD.</text:p>
            </table:table-cell>
          </table:table-row>
          <table:table-row table:style-name="TableLine94373756268960">
            <table:table-cell table:style-name="Table7.A1" office:value-type="string">
              <text:p text:style-name="Table_20_Contents">max_avg_price</text:p>
            </table:table-cell>
            <table:table-cell table:style-name="Table7.A1" office:value-type="string">
              <text:p text:style-name="P19"><text:span text:style-name="Source_20_Text">decimal</text:span> (optional) <text:span text:style-name="Strong_20_Emphasis">Example: </text:span>2.0</text:p>
              <text:p text:style-name="P19"><text:span text:style-name="Source_20_Text">filter</text:span>Returns projects with the specified maximum average bid in USD.</text:p>
            </table:table-cell>
          </table:table-row>
          <table:table-row table:style-name="TableLine94373756268960">
            <table:table-cell table:style-name="Table7.A1" office:value-type="string">
              <text:p text:style-name="Table_20_Contents">min_avg_hourly_rate</text:p>
            </table:table-cell>
            <table:table-cell table:style-name="Table7.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inimum hourly bid rate in USD.</text:p>
            </table:table-cell>
          </table:table-row>
          <table:table-row table:style-name="TableLine94373756268960">
            <table:table-cell table:style-name="Table7.A1" office:value-type="string">
              <text:p text:style-name="Table_20_Contents">max_avg_hourly_rate</text:p>
            </table:table-cell>
            <table:table-cell table:style-name="Table7.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aximum hourly bid rate in USD.</text:p>
            </table:table-cell>
          </table:table-row>
          <table:table-row table:style-name="TableLine94373756268960">
            <table:table-cell table:style-name="Table7.A1" office:value-type="string">
              <text:p text:style-name="Table_20_Contents">min_price</text:p>
            </table:table-cell>
            <table:table-cell table:style-name="Table7.A1" office:value-type="string">
              <text:p text:style-name="P19"><text:span text:style-name="Source_20_Text">decimal</text:span> (optional) <text:span text:style-name="Strong_20_Emphasis">Example: </text:span>1.0</text:p>
              <text:p text:style-name="P19"><text:span text:style-name="Source_20_Text">filter</text:span>Returns projects with a minimum fixed price budget that’s greater than or equal to the specified value in USD.</text:p>
            </table:table-cell>
          </table:table-row>
          <table:table-row table:style-name="TableLine94373756268960">
            <table:table-cell table:style-name="Table7.A1" office:value-type="string">
              <text:p text:style-name="Table_20_Contents">max_price</text:p>
            </table:table-cell>
            <table:table-cell table:style-name="Table7.A1" office:value-type="string">
              <text:p text:style-name="P19"><text:span text:style-name="Source_20_Text">decimal</text:span> (optional) <text:span text:style-name="Strong_20_Emphasis">Example: </text:span>10.0</text:p>
              <text:p text:style-name="P19"><text:span text:style-name="Source_20_Text">filter</text:span>Returns projects with a maximum fixed price budget that’s less than or equal to the specified value in USD.</text:p>
            </table:table-cell>
          </table:table-row>
          <table:table-row table:style-name="TableLine94373756268960">
            <table:table-cell table:style-name="Table7.A1" office:value-type="string">
              <text:p text:style-name="Table_20_Contents">min_hourly_rate</text:p>
            </table:table-cell>
            <table:table-cell table:style-name="Table7.A1" office:value-type="string">
              <text:p text:style-name="P19"><text:span text:style-name="Source_20_Text">decimal</text:span> (optional) <text:span text:style-name="Strong_20_Emphasis">Example: </text:span>5.0</text:p>
              <text:p text:style-name="P19"><text:span text:style-name="Source_20_Text">filter</text:span>Returns projects with a minimum hourly rate budget that’s greater than or equal to the specified value in USD.</text:p>
            </table:table-cell>
          </table:table-row>
          <table:table-row table:style-name="TableLine94373756268960">
            <table:table-cell table:style-name="Table7.A1" office:value-type="string">
              <text:p text:style-name="Table_20_Contents">max_hourly_rate</text:p>
            </table:table-cell>
            <table:table-cell table:style-name="Table7.A1" office:value-type="string">
              <text:p text:style-name="P19"><text:span text:style-name="Source_20_Text">decimal</text:span> (optional) <text:span text:style-name="Strong_20_Emphasis">Example: </text:span>15.0</text:p>
              <text:p text:style-name="P19"><text:span text:style-name="Source_20_Text">filter</text:span>Returns projects with a maximum hourly rate budget that’s less than or equal to the specified value in USD.</text:p>
            </table:table-cell>
          </table:table-row>
          <table:table-row table:style-name="TableLine94373756268960">
            <table:table-cell table:style-name="Table7.A1" office:value-type="string">
              <text:p text:style-name="Table_20_Contents">jobs[]</text:p>
            </table:table-cell>
            <table:table-cell table:style-name="Table7.A1" office:value-type="string">
              <text:p text:style-name="P19"><text:span text:style-name="Source_20_Text">array[number]</text:span> (optional) <text:span text:style-name="Strong_20_Emphasis">Example: </text:span>1, 2</text:p>
              <text:p text:style-name="P19"><text:span text:style-name="Source_20_Text">filter</text:span>Returns projects with at least one of the specified job IDs.</text:p>
            </table:table-cell>
          </table:table-row>
          <table:table-row table:style-name="TableLine94373756268960">
            <table:table-cell table:style-name="Table7.A1" office:value-type="string">
              <text:p text:style-name="Table_20_Contents">countries[]</text:p>
            </table:table-cell>
            <table:table-cell table:style-name="Table7.A1" office:value-type="string">
              <text:p text:style-name="P19"><text:span text:style-name="Source_20_Text">array[string]</text:span> (optional) <text:span text:style-name="Strong_20_Emphasis">Example: </text:span>au, us</text:p>
              <text:p text:style-name="P19"><text:soft-page-break/><text:span text:style-name="Source_20_Text">filter</text:span>Returns projects with at least one of the specified country codes.</text:p>
            </table:table-cell>
          </table:table-row>
          <table:table-row table:style-name="TableLine94373756268960">
            <table:table-cell table:style-name="Table7.A1" office:value-type="string">
              <text:p text:style-name="Table_20_Contents">languages[]</text:p>
            </table:table-cell>
            <table:table-cell table:style-name="Table7.A1" office:value-type="string">
              <text:p text:style-name="P19"><text:span text:style-name="Source_20_Text">array[string]</text:span> (optional) <text:span text:style-name="Strong_20_Emphasis">Example: </text:span>en, es</text:p>
              <text:p text:style-name="P19"><text:span text:style-name="Source_20_Text">filter</text:span>Returns projects with at least one of the specified language IDs.</text:p>
            </table:table-cell>
          </table:table-row>
          <table:table-row table:style-name="TableLine94373756268960">
            <table:table-cell table:style-name="Table7.A1" office:value-type="string">
              <text:p text:style-name="Table_20_Contents">latitude</text:p>
            </table:table-cell>
            <table:table-cell table:style-name="Table7.A1" office:value-type="string">
              <text:p text:style-name="P19"><text:span text:style-name="Source_20_Text">number</text:span> (optional) <text:span text:style-name="Strong_20_Emphasis">Example: </text:span>-33.8</text:p>
              <text:p text:style-name="P19"><text:span text:style-name="Source_20_Text">filter</text:span>Returns projects whose location is near the specified latitude.</text:p>
            </table:table-cell>
          </table:table-row>
          <table:table-row table:style-name="TableLine94373756268960">
            <table:table-cell table:style-name="Table7.A1" office:value-type="string">
              <text:p text:style-name="Table_20_Contents">longitude</text:p>
            </table:table-cell>
            <table:table-cell table:style-name="Table7.A1" office:value-type="string">
              <text:p text:style-name="P19"><text:span text:style-name="Source_20_Text">number</text:span> (optional) <text:span text:style-name="Strong_20_Emphasis">Example: </text:span>151.2</text:p>
              <text:p text:style-name="P19"><text:span text:style-name="Source_20_Text">filter</text:span>Returns projects whose location is near the specified longitude.</text:p>
            </table:table-cell>
          </table:table-row>
          <table:table-row table:style-name="TableLine94373756268960">
            <table:table-cell table:style-name="Table7.A1" office:value-type="string">
              <text:p text:style-name="Table_20_Contents">from_time</text:p>
            </table:table-cell>
            <table:table-cell table:style-name="Table7.A1" office:value-type="string">
              <text:p text:style-name="P19"><text:span text:style-name="Source_20_Text">number</text:span> (optional) <text:span text:style-name="Strong_20_Emphasis">Example: </text:span>1481179011</text:p>
              <text:p text:style-name="P19"><text:span text:style-name="Source_20_Text">filter</text:span>Returns projects last updated after this time (inclusive).</text:p>
            </table:table-cell>
          </table:table-row>
          <table:table-row table:style-name="TableLine94373756268960">
            <table:table-cell table:style-name="Table7.A1" office:value-type="string">
              <text:p text:style-name="Table_20_Contents">to_time</text:p>
            </table:table-cell>
            <table:table-cell table:style-name="Table7.A1" office:value-type="string">
              <text:p text:style-name="P19"><text:span text:style-name="Source_20_Text">number</text:span> (optional) <text:span text:style-name="Strong_20_Emphasis">Example: </text:span>1481179011</text:p>
              <text:p text:style-name="P19"><text:span text:style-name="Source_20_Text">filter</text:span>Returns projects last updated before this time (inclusive).</text:p>
            </table:table-cell>
          </table:table-row>
          <table:table-row table:style-name="TableLine94373756268960">
            <table:table-cell table:style-name="Table7.A1" office:value-type="string">
              <text:p text:style-name="Table_20_Contents">sort_field</text:p>
            </table:table-cell>
            <table:table-cell table:style-name="Table7.A1" office:value-type="string">
              <text:p text:style-name="P19"><text:span text:style-name="Source_20_Text">string</text:span> (optional) <text:span text:style-name="Strong_20_Emphasis">Example: </text:span>time_updated</text:p>
              <text:p text:style-name="P19"><text:span text:style-name="Source_20_Text">filter</text:span>Sorting field, by default searches by relevance, otherwise most recently updated.</text:p>
              <text:p text:style-name="P19"><text:span text:style-name="Strong_20_Emphasis">Choices:</text:span></text:p>
              <text:list xml:id="list2670678158" text:style-name="L16">
                <text:list-item>
                  <text:p text:style-name="P9"><text:span text:style-name="Source_20_Text">time_updated</text:span></text:p>
                </text:list-item>
                <text:list-item>
                  <text:p text:style-name="P9"><text:span text:style-name="Source_20_Text">bid_count</text:span></text:p>
                </text:list-item>
                <text:list-item>
                  <text:p text:style-name="P9"><text:span text:style-name="Source_20_Text">bid_enddate</text:span></text:p>
                </text:list-item>
                <text:list-item>
                  <text:p text:style-name="P28"><text:span text:style-name="Source_20_Text">bid_avg_usd</text:span></text:p>
                </text:list-item>
              </text:list>
            </table:table-cell>
          </table:table-row>
          <table:table-row table:style-name="TableLine94373756268960">
            <table:table-cell table:style-name="Table7.A1" office:value-type="string">
              <text:p text:style-name="Table_20_Contents">project_ids</text:p>
            </table:table-cell>
            <table:table-cell table:style-name="Table7.A1" office:value-type="string">
              <text:p text:style-name="P19"><text:span text:style-name="Source_20_Text">array[number]</text:span> (optional) <text:span text:style-name="Strong_20_Emphasis">Example: </text:span>1, 2</text:p>
              <text:p text:style-name="P19"><text:span text:style-name="Source_20_Text">filter</text:span>Returns projects with the specified project IDs.</text:p>
            </table:table-cell>
          </table:table-row>
          <table:table-row table:style-name="TableLine94373756268960">
            <table:table-cell table:style-name="Table7.A1" office:value-type="string">
              <text:p text:style-name="Table_20_Contents">reverse_sort</text:p>
            </table:table-cell>
            <table:table-cell table:style-name="Table7.A1" office:value-type="string">
              <text:p text:style-name="P19"><text:span text:style-name="Source_20_Text">boolean</text:span> (optional) </text:p>
              <text:p text:style-name="P19"><text:span text:style-name="Source_20_Text">projection</text:span>If true, results appear in ascending order instead of descending order.</text:p>
            </table:table-cell>
          </table:table-row>
          <table:table-row table:style-name="TableLine94373756268960">
            <table:table-cell table:style-name="Table7.A1" office:value-type="string">
              <text:p text:style-name="Table_20_Contents">or_search_query</text:p>
            </table:table-cell>
            <table:table-cell table:style-name="Table7.A1" office:value-type="string">
              <text:p text:style-name="P19"><text:span text:style-name="Source_20_Text">string</text:span> (optional) <text:span text:style-name="Strong_20_Emphasis">Example: </text:span>some other query</text:p>
              <text:p text:style-name="P19"><text:span text:style-name="Source_20_Text">projection</text:span>If true search return results which match any term in<text:span text:style-name="Source_20_Text">query</text:span>, rather than all terms being present.</text:p>
            </table:table-cell>
          </table:table-row>
          <text:soft-page-break/>
          <table:table-row table:style-name="TableLine94373756268960">
            <table:table-cell table:style-name="Table7.A1" office:value-type="string">
              <text:p text:style-name="Table_20_Contents">highlight_pre_tags</text:p>
            </table:table-cell>
            <table:table-cell table:style-name="Table7.A1" office:value-type="string">
              <text:p text:style-name="P19"><text:span text:style-name="Source_20_Text">string</text:span> (optional) <text:span text:style-name="Strong_20_Emphasis">Example: </text:span>+</text:p>
              <text:p text:style-name="P19"><text:span text:style-name="Source_20_Text">projection</text:span>Adds this tag before any matching term in the project description.</text:p>
            </table:table-cell>
          </table:table-row>
          <table:table-row table:style-name="TableLine94373756268960">
            <table:table-cell table:style-name="Table7.A1" office:value-type="string">
              <text:p text:style-name="Table_20_Contents">highlight_post_tags</text:p>
            </table:table-cell>
            <table:table-cell table:style-name="Table7.A1" office:value-type="string">
              <text:p text:style-name="P19"><text:span text:style-name="Source_20_Text">string</text:span> (optional) <text:span text:style-name="Strong_20_Emphasis">Example: </text:span>+</text:p>
              <text:p text:style-name="P19"><text:span text:style-name="Source_20_Text">projection</text:span>Adds this tag after any matching term in the project description.</text:p>
            </table:table-cell>
          </table:table-row>
          <table:table-row table:style-name="TableLine94373756268960">
            <table:table-cell table:style-name="Table7.A1" office:value-type="string">
              <text:p text:style-name="Table_20_Contents">full_description</text:p>
            </table:table-cell>
            <table:table-cell table:style-name="Table7.A1" office:value-type="string">
              <text:p text:style-name="P19"><text:span text:style-name="Source_20_Text">boolean</text:span> (optional) </text:p>
              <text:p text:style-name="P19"><text:span text:style-name="Source_20_Text">projection</text:span>Returns the full project description.</text:p>
            </table:table-cell>
          </table:table-row>
          <table:table-row table:style-name="TableLine94373756268960">
            <table:table-cell table:style-name="Table7.A1" office:value-type="string">
              <text:p text:style-name="Table_20_Contents">job_details</text:p>
            </table:table-cell>
            <table:table-cell table:style-name="Table7.A1" office:value-type="string">
              <text:p text:style-name="P19"><text:span text:style-name="Source_20_Text">boolean</text:span> (optional) </text:p>
              <text:p text:style-name="P19"><text:span text:style-name="Source_20_Text">projection</text:span>Returns job information.</text:p>
            </table:table-cell>
          </table:table-row>
          <table:table-row table:style-name="TableLine94373756268960">
            <table:table-cell table:style-name="Table7.A1" office:value-type="string">
              <text:p text:style-name="Table_20_Contents">upgrade_details</text:p>
            </table:table-cell>
            <table:table-cell table:style-name="Table7.A1" office:value-type="string">
              <text:p text:style-name="P19"><text:span text:style-name="Source_20_Text">boolean</text:span> (optional) </text:p>
              <text:p text:style-name="P19"><text:span text:style-name="Source_20_Text">projection</text:span>Returns upgrade information.</text:p>
            </table:table-cell>
          </table:table-row>
          <table:table-row table:style-name="TableLine94373756268960">
            <table:table-cell table:style-name="Table7.A1" office:value-type="string">
              <text:p text:style-name="Table_20_Contents">user_details</text:p>
            </table:table-cell>
            <table:table-cell table:style-name="Table7.A1" office:value-type="string">
              <text:p text:style-name="P19"><text:span text:style-name="Source_20_Text">boolean</text:span> (optional) </text:p>
              <text:p text:style-name="P19"><text:span text:style-name="Source_20_Text">projection</text:span>Returns basic user information.</text:p>
            </table:table-cell>
          </table:table-row>
          <table:table-row table:style-name="TableLine94373756268960">
            <table:table-cell table:style-name="Table7.A1" office:value-type="string">
              <text:p text:style-name="Table_20_Contents">location_details</text:p>
            </table:table-cell>
            <table:table-cell table:style-name="Table7.A1" office:value-type="string">
              <text:p text:style-name="P19"><text:span text:style-name="Source_20_Text">boolean</text:span> (optional) </text:p>
              <text:p text:style-name="P19"><text:span text:style-name="Source_20_Text">projection</text:span>Returns information about a project’s location.</text:p>
            </table:table-cell>
          </table:table-row>
          <table:table-row table:style-name="TableLine94373756268960">
            <table:table-cell table:style-name="Table7.A1" office:value-type="string">
              <text:p text:style-name="Table_20_Contents">nda_signature_details</text:p>
            </table:table-cell>
            <table:table-cell table:style-name="Table7.A1" office:value-type="string">
              <text:p text:style-name="P19"><text:span text:style-name="Source_20_Text">boolean</text:span> (optional) </text:p>
              <text:p text:style-name="P19"><text:span text:style-name="Source_20_Text">projection</text:span>Returns list of users who have signed an NDA for the project.</text:p>
            </table:table-cell>
          </table:table-row>
          <table:table-row table:style-name="TableLine94373756268960">
            <table:table-cell table:style-name="Table7.A1" office:value-type="string">
              <text:p text:style-name="Table_20_Contents">project_collaboration_details</text:p>
            </table:table-cell>
            <table:table-cell table:style-name="Table7.A1" office:value-type="string">
              <text:p text:style-name="P19"><text:span text:style-name="Source_20_Text">boolean</text:span> (optional) </text:p>
              <text:p text:style-name="P19"><text:span text:style-name="Source_20_Text">projection</text:span>Returns a list of the collaborators of a project.</text:p>
            </table:table-cell>
          </table:table-row>
          <table:table-row table:style-name="TableLine94373756268960">
            <table:table-cell table:style-name="Table7.A1" office:value-type="string">
              <text:p text:style-name="Table_20_Contents">user_avatar</text:p>
            </table:table-cell>
            <table:table-cell table:style-name="Table7.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6268960">
            <table:table-cell table:style-name="Table7.A1" office:value-type="string">
              <text:p text:style-name="Table_20_Contents">user_country_details</text:p>
            </table:table-cell>
            <table:table-cell table:style-name="Table7.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6268960">
            <table:table-cell table:style-name="Table7.A1" office:value-type="string">
              <text:p text:style-name="Table_20_Contents">user_profile_descriptio<text:soft-page-break/>n</text:p>
            </table:table-cell>
            <table:table-cell table:style-name="Table7.A1" office:value-type="string">
              <text:p text:style-name="P19"><text:span text:style-name="Source_20_Text">boolean</text:span> (optional) <text:soft-page-break/></text:p>
              <text:p text:style-name="P19"><text:span text:style-name="Source_20_Text">projection</text:span>Returns the profile blurb of selected user/users.</text:p>
            </table:table-cell>
          </table:table-row>
          <table:table-row table:style-name="TableLine94373756268960">
            <table:table-cell table:style-name="Table7.A1" office:value-type="string">
              <text:p text:style-name="Table_20_Contents">user_display_info</text:p>
            </table:table-cell>
            <table:table-cell table:style-name="Table7.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6268960">
            <table:table-cell table:style-name="Table7.A1" office:value-type="string">
              <text:p text:style-name="Table_20_Contents">user_jobs</text:p>
            </table:table-cell>
            <table:table-cell table:style-name="Table7.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6268960">
            <table:table-cell table:style-name="Table7.A1" office:value-type="string">
              <text:p text:style-name="Table_20_Contents">user_balance_details</text:p>
            </table:table-cell>
            <table:table-cell table:style-name="Table7.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6268960">
            <table:table-cell table:style-name="Table7.A1" office:value-type="string">
              <text:p text:style-name="Table_20_Contents">user_qualification_details</text:p>
            </table:table-cell>
            <table:table-cell table:style-name="Table7.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6268960">
            <table:table-cell table:style-name="Table7.A1" office:value-type="string">
              <text:p text:style-name="Table_20_Contents">user_membership_details</text:p>
            </table:table-cell>
            <table:table-cell table:style-name="Table7.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6268960">
            <table:table-cell table:style-name="Table7.A1" office:value-type="string">
              <text:p text:style-name="Table_20_Contents">user_financial_details</text:p>
            </table:table-cell>
            <table:table-cell table:style-name="Table7.A1" office:value-type="string">
              <text:p text:style-name="P19"><text:span text:style-name="Source_20_Text">boolean</text:span> (optional) </text:p>
              <text:p text:style-name="P19"><text:span text:style-name="Source_20_Text">projection</text:span>Returns the financial information of the user/users.</text:p>
            </table:table-cell>
          </table:table-row>
          <table:table-row table:style-name="TableLine94373756268960">
            <table:table-cell table:style-name="Table7.A1" office:value-type="string">
              <text:p text:style-name="Table_20_Contents">user_location_details</text:p>
            </table:table-cell>
            <table:table-cell table:style-name="Table7.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6268960">
            <table:table-cell table:style-name="Table7.A1" office:value-type="string">
              <text:p text:style-name="Table_20_Contents">user_portfolio_details</text:p>
            </table:table-cell>
            <table:table-cell table:style-name="Table7.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6268960">
            <table:table-cell table:style-name="Table7.A1" office:value-type="string">
              <text:p text:style-name="Table_20_Contents">user_preferred_details</text:p>
            </table:table-cell>
            <table:table-cell table:style-name="Table7.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6268960">
            <table:table-cell table:style-name="Table7.A1" office:value-type="string">
              <text:p text:style-name="Table_20_Contents">user_badge_details</text:p>
            </table:table-cell>
            <table:table-cell table:style-name="Table7.A1" office:value-type="string">
              <text:p text:style-name="P19"><text:span text:style-name="Source_20_Text">boolean</text:span> (optional) </text:p>
              <text:p text:style-name="P19"><text:span text:style-name="Source_20_Text">projection</text:span>Returns the badges earned by the user/users.</text:p>
            </table:table-cell>
          </table:table-row>
          <table:table-row table:style-name="TableLine94373756268960">
            <table:table-cell table:style-name="Table7.A1" office:value-type="string">
              <text:p text:style-name="Table_20_Contents">user_status</text:p>
            </table:table-cell>
            <table:table-cell table:style-name="Table7.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ext:soft-page-break/>
          <table:table-row table:style-name="TableLine94373756268960">
            <table:table-cell table:style-name="Table7.A1" office:value-type="string">
              <text:p text:style-name="Table_20_Contents">user_reputation</text:p>
            </table:table-cell>
            <table:table-cell table:style-name="Table7.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6268960">
            <table:table-cell table:style-name="Table7.A1" office:value-type="string">
              <text:p text:style-name="Table_20_Contents">user_employer_reputation</text:p>
            </table:table-cell>
            <table:table-cell table:style-name="Table7.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6268960">
            <table:table-cell table:style-name="Table7.A1" office:value-type="string">
              <text:p text:style-name="Table_20_Contents">user_reputation_extra</text:p>
            </table:table-cell>
            <table:table-cell table:style-name="Table7.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6268960">
            <table:table-cell table:style-name="Table7.A1" office:value-type="string">
              <text:p text:style-name="Table_20_Contents">user_employer_reputation_extra</text:p>
            </table:table-cell>
            <table:table-cell table:style-name="Table7.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6268960">
            <table:table-cell table:style-name="Table7.A1" office:value-type="string">
              <text:p text:style-name="Table_20_Contents">user_cover_image</text:p>
            </table:table-cell>
            <table:table-cell table:style-name="Table7.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6268960">
            <table:table-cell table:style-name="Table7.A1" office:value-type="string">
              <text:p text:style-name="Table_20_Contents">user_past_cover_images</text:p>
            </table:table-cell>
            <table:table-cell table:style-name="Table7.A1" office:value-type="string">
              <text:p text:style-name="P19"><text:span text:style-name="Source_20_Text">boolean</text:span> (optional) </text:p>
              <text:p text:style-name="P19"><text:span text:style-name="Source_20_Text">projection</text:span>Returns previous profile pictures of the user.</text:p>
            </table:table-cell>
          </table:table-row>
          <table:table-row table:style-name="TableLine94373756268960">
            <table:table-cell table:style-name="Table7.A1" office:value-type="string">
              <text:p text:style-name="Table_20_Contents">user_recommendations</text:p>
            </table:table-cell>
            <table:table-cell table:style-name="Table7.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6268960">
            <table:table-cell table:style-name="Table7.A1" office:value-type="string">
              <text:p text:style-name="Table_20_Contents">user_responsiveness</text:p>
            </table:table-cell>
            <table:table-cell table:style-name="Table7.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6268960">
            <table:table-cell table:style-name="Table7.A1" office:value-type="string">
              <text:p text:style-name="Table_20_Contents">corporate_users</text:p>
            </table:table-cell>
            <table:table-cell table:style-name="Table7.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able:table-row table:style-name="TableLine94373756268960">
            <table:table-cell table:style-name="Table7.A1" office:value-type="string">
              <text:p text:style-name="Table_20_Contents">marketing_mobile_number</text:p>
            </table:table-cell>
            <table:table-cell table:style-name="Table7.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ext:soft-page-break/>
          <table:table-row table:style-name="TableLine94373756268960">
            <table:table-cell table:style-name="Table7.A1" office:value-type="string">
              <text:p text:style-name="Table_20_Contents">sanction_details</text:p>
            </table:table-cell>
            <table:table-cell table:style-name="Table7.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6268960">
            <table:table-cell table:style-name="Table7.A1" office:value-type="string">
              <text:p text:style-name="Table_20_Contents">limited_account</text:p>
            </table:table-cell>
            <table:table-cell table:style-name="Table7.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6268960">
            <table:table-cell table:style-name="Table7.A1" office:value-type="string">
              <text:p text:style-name="Table_20_Contents">equipment_group_details</text:p>
            </table:table-cell>
            <table:table-cell table:style-name="Table7.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row table:style-name="TableLine94373756268960">
            <table:table-cell table:style-name="Table7.A1" office:value-type="string">
              <text:p text:style-name="Table_20_Contents">limit</text:p>
            </table:table-cell>
            <table:table-cell table:style-name="Table7.A1" office:value-type="string">
              <text:p text:style-name="P19"><text:span text:style-name="Source_20_Text">number</text:span> (optional) <text:span text:style-name="Strong_20_Emphasis">Example: </text:span>10</text:p>
              <text:p text:style-name="P19">Maximum number of results to return.</text:p>
            </table:table-cell>
          </table:table-row>
          <table:table-row table:style-name="TableLine94373756268960">
            <table:table-cell table:style-name="Table7.A1" office:value-type="string">
              <text:p text:style-name="Table_20_Contents">offset</text:p>
            </table:table-cell>
            <table:table-cell table:style-name="Table7.A1" office:value-type="string">
              <text:p text:style-name="P19"><text:span text:style-name="Source_20_Text">number</text:span> (optional) <text:span text:style-name="Strong_20_Emphasis">Example: </text:span>100</text:p>
              <text:p text:style-name="P19">Number of results to skip, allows pagination of results.</text:p>
            </table:table-cell>
          </table:table-row>
          <table:table-row table:style-name="TableLine94373756268960">
            <table:table-cell table:style-name="Table7.A1" office:value-type="string">
              <text:p text:style-name="Table_20_Contents">compact</text:p>
            </table:table-cell>
            <table:table-cell table:style-name="Table7.A1" office:value-type="string">
              <text:p text:style-name="P19"><text:span text:style-name="Source_20_Text">boolean</text:span> (optional) </text:p>
              <text:p text:style-name="P19">If set, strip all null and empty values from response.</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Search for All Projects POST request</text:h>
        <text:section text:style-name="Sect1" text:name="projects-post-1">
          <text:p text:style-name="Text_20_body"/>
        </text:section>
        <text:h text:style-name="Heading_20_4" text:outline-level="4"><text:a xlink:type="simple" xlink:href="https://developers.freelancer.com/docs/projects/projects#projects-post-1" text:style-name="Internet_20_link" text:visited-style-name="Visited_20_Internet_20_Link">POST</text:a><text:span text:style-name="Source_20_Text">/projects/0.1/projects/all/</text:span></text:h>
        <text:p text:style-name="Text_20_body">Searches for all projects matching the desired query. This POST request takes a body with two fields - ‘filter’ and ‘projection’ which expects a ProjectSearchFilter and ProjectSearchProjection respectively. The ‘project_and_bid_statuses_filter’ field of the ProjectSearchFilter takes an array of DisjunctProjectAndBidStatusesESQuery structs. The search all projects POST request differs from the GET request in its ability to accept a list of structs for the ‘project_and_bid_statuses_filter’ field.</text:p>
        <text:h text:style-name="Heading_20_4" text:outline-level="4"><text:bookmark text:name="header-authentication-6"/><text:soft-page-break/>Authentication</text:h>
        <text:p text:style-name="Text_20_body">This endpoint requires an OAuth token with the following scopes:</text:p>
        <text:list xml:id="list2807110348" text:style-name="L17">
          <text:list-item>
            <text:p text:style-name="P46"><text:span text:style-name="Source_20_Text">basic</text:span></text:p>
          </text:list-item>
        </text:list>
        <text:p text:style-name="P58"><text:span text:style-name="Strong_20_Emphasis">Reques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Search for All Projects GET request</text:h>
        <text:section text:style-name="Sect1" text:name="projects-get-4">
          <text:p text:style-name="Text_20_body"/>
        </text:section>
        <text:h text:style-name="Heading_20_4" text:outline-level="4"><text:a xlink:type="simple" xlink:href="https://developers.freelancer.com/docs/projects/projects#projects-get-4" text:style-name="Internet_20_link" text:visited-style-name="Visited_20_Internet_20_Link">GET</text:a><text:span text:style-name="Source_20_Text">/projects/0.1/projects/all/</text:span></text:h>
        <text:p text:style-name="Text_20_body">Searches for all projects matching the desired query.</text:p>
        <text:h text:style-name="Heading_20_4" text:outline-level="4"><text:bookmark text:name="header-authentication-7"/>Authentication</text:h>
        <text:p text:style-name="Text_20_body">This endpoint requires an OAuth token with the following scopes:</text:p>
        <text:list xml:id="list3491974084" text:style-name="L18">
          <text:list-item>
            <text:p text:style-name="P47"><text:span text:style-name="Source_20_Text">basic</text:span></text:p>
          </text:list-item>
        </text:list>
        <text:p text:style-name="P58"><text:span text:style-name="Strong_20_Emphasis">URI Parameters</text:span></text:p>
        <table:table table:name="Table8" table:style-name="Table8">
          <table:table-column table:style-name="Table8.A"/>
          <table:table-column table:style-name="Table8.B"/>
          <table:table-row table:style-name="TableLine94373756367152">
            <table:table-cell table:style-name="Table8.A1" office:value-type="string">
              <text:p text:style-name="Table_20_Contents">query</text:p>
            </table:table-cell>
            <table:table-cell table:style-name="Table8.A1" office:value-type="string">
              <text:p text:style-name="P19"><text:span text:style-name="Source_20_Text">string</text:span> (optional) <text:span text:style-name="Strong_20_Emphasis">Example: </text:span>some query</text:p>
              <text:p text:style-name="P19"><text:span text:style-name="Source_20_Text">filter</text:span>Set of space separated terms used to search project names and descriptions.</text:p>
            </table:table-cell>
          </table:table-row>
          <table:table-row table:style-name="TableLine94373756367152">
            <table:table-cell table:style-name="Table8.A1" office:value-type="string">
              <text:p text:style-name="Table_20_Contents">project_types[]</text:p>
            </table:table-cell>
            <table:table-cell table:style-name="Table8.A1" office:value-type="string">
              <text:p text:style-name="P19"><text:span text:style-name="Source_20_Text">array[enum[string]]</text:span> (optional) </text:p>
              <text:p text:style-name="P19"><text:span text:style-name="Source_20_Text">filter</text:span>Returns projects with the specific type.</text:p>
              <text:p text:style-name="P19"><text:span text:style-name="Strong_20_Emphasis">Choices:</text:span></text:p>
              <text:list xml:id="list2363006234" text:style-name="L19">
                <text:list-item>
                  <text:p text:style-name="P10"><text:span text:style-name="Source_20_Text">fixed</text:span></text:p>
                </text:list-item>
                <text:list-item>
                  <text:p text:style-name="P29"><text:span text:style-name="Source_20_Text">hourly</text:span></text:p>
                </text:list-item>
              </text:list>
            </table:table-cell>
          </table:table-row>
          <table:table-row table:style-name="TableLine94373756367152">
            <table:table-cell table:style-name="Table8.A1" office:value-type="string">
              <text:p text:style-name="Table_20_Contents">project_upgrades[]</text:p>
            </table:table-cell>
            <table:table-cell table:style-name="Table8.A1" office:value-type="string">
              <text:p text:style-name="P19"><text:span text:style-name="Source_20_Text">array[enum[string]]</text:span> (optional) </text:p>
              <text:p text:style-name="P19"><text:span text:style-name="Source_20_Text">filter</text:span>Returns projects with the specific project upgrades.</text:p>
              <text:p text:style-name="P19"><text:span text:style-name="Strong_20_Emphasis">Choices:</text:span></text:p>
              <text:list xml:id="list1140056416" text:style-name="L20">
                <text:list-item>
                  <text:p text:style-name="P11"><text:span text:style-name="Source_20_Text">featured</text:span></text:p>
                </text:list-item>
                <text:list-item>
                  <text:p text:style-name="P11"><text:span text:style-name="Source_20_Text">sealed</text:span></text:p>
                </text:list-item>
                <text:list-item>
                  <text:p text:style-name="P11"><text:soft-page-break/><text:span text:style-name="Source_20_Text">nonpublic</text:span></text:p>
                </text:list-item>
                <text:list-item>
                  <text:p text:style-name="P11"><text:span text:style-name="Source_20_Text">fulltime</text:span></text:p>
                </text:list-item>
                <text:list-item>
                  <text:p text:style-name="P11"><text:span text:style-name="Source_20_Text">urgent</text:span></text:p>
                </text:list-item>
                <text:list-item>
                  <text:p text:style-name="P11"><text:span text:style-name="Source_20_Text">qualified</text:span></text:p>
                </text:list-item>
                <text:list-item>
                  <text:p text:style-name="P11"><text:span text:style-name="Source_20_Text">NDA</text:span></text:p>
                </text:list-item>
                <text:list-item>
                  <text:p text:style-name="P11"><text:span text:style-name="Source_20_Text">assisted</text:span></text:p>
                </text:list-item>
                <text:list-item>
                  <text:p text:style-name="P11"><text:span text:style-name="Source_20_Text">pf_only</text:span></text:p>
                </text:list-item>
                <text:list-item>
                  <text:p text:style-name="P30"><text:span text:style-name="Source_20_Text">ip_contract</text:span></text:p>
                </text:list-item>
              </text:list>
            </table:table-cell>
          </table:table-row>
          <table:table-row table:style-name="TableLine94373756367152">
            <table:table-cell table:style-name="Table8.A1" office:value-type="string">
              <text:p text:style-name="Table_20_Contents">contest_upgrades[]</text:p>
            </table:table-cell>
            <table:table-cell table:style-name="Table8.A1" office:value-type="string">
              <text:p text:style-name="P19"><text:span text:style-name="Source_20_Text">array[enum[string]]</text:span> (optional) </text:p>
              <text:p text:style-name="P19"><text:span text:style-name="Source_20_Text">filter</text:span>Returns projects with the specific contest upgrades.</text:p>
              <text:p text:style-name="P19"><text:span text:style-name="Strong_20_Emphasis">Choices:</text:span></text:p>
              <text:list xml:id="list591106671" text:style-name="L21">
                <text:list-item>
                  <text:p text:style-name="P12"><text:span text:style-name="Source_20_Text">featured</text:span></text:p>
                </text:list-item>
                <text:list-item>
                  <text:p text:style-name="P12"><text:span text:style-name="Source_20_Text">sealed</text:span></text:p>
                </text:list-item>
                <text:list-item>
                  <text:p text:style-name="P12"><text:span text:style-name="Source_20_Text">nonpublic</text:span></text:p>
                </text:list-item>
                <text:list-item>
                  <text:p text:style-name="P12"><text:span text:style-name="Source_20_Text">highlight</text:span></text:p>
                </text:list-item>
                <text:list-item>
                  <text:p text:style-name="P31"><text:span text:style-name="Source_20_Text">guaranteed</text:span></text:p>
                </text:list-item>
              </text:list>
            </table:table-cell>
          </table:table-row>
          <table:table-row table:style-name="TableLine94373756367152">
            <table:table-cell table:style-name="Table8.A1" office:value-type="string">
              <text:p text:style-name="Table_20_Contents">min_avg_price</text:p>
            </table:table-cell>
            <table:table-cell table:style-name="Table8.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inimum average bid in USD.</text:p>
            </table:table-cell>
          </table:table-row>
          <table:table-row table:style-name="TableLine94373756367152">
            <table:table-cell table:style-name="Table8.A1" office:value-type="string">
              <text:p text:style-name="Table_20_Contents">max_avg_price</text:p>
            </table:table-cell>
            <table:table-cell table:style-name="Table8.A1" office:value-type="string">
              <text:p text:style-name="P19"><text:span text:style-name="Source_20_Text">decimal</text:span> (optional) <text:span text:style-name="Strong_20_Emphasis">Example: </text:span>2.0</text:p>
              <text:p text:style-name="P19"><text:span text:style-name="Source_20_Text">filter</text:span>Returns projects with the specified maximum average bid in USD.</text:p>
            </table:table-cell>
          </table:table-row>
          <table:table-row table:style-name="TableLine94373756367152">
            <table:table-cell table:style-name="Table8.A1" office:value-type="string">
              <text:p text:style-name="Table_20_Contents">min_avg_hourly_rate</text:p>
            </table:table-cell>
            <table:table-cell table:style-name="Table8.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inimum hourly bid rate in USD.</text:p>
            </table:table-cell>
          </table:table-row>
          <table:table-row table:style-name="TableLine94373756367152">
            <table:table-cell table:style-name="Table8.A1" office:value-type="string">
              <text:p text:style-name="Table_20_Contents">max_avg_hourly_rate</text:p>
            </table:table-cell>
            <table:table-cell table:style-name="Table8.A1" office:value-type="string">
              <text:p text:style-name="P19"><text:span text:style-name="Source_20_Text">decimal</text:span> (optional) <text:span text:style-name="Strong_20_Emphasis">Example: </text:span>1.0</text:p>
              <text:p text:style-name="P19"><text:span text:style-name="Source_20_Text">filter</text:span>Returns projects with the specified maximum hourly bid rate in USD.</text:p>
            </table:table-cell>
          </table:table-row>
          <table:table-row table:style-name="TableLine94373756367152">
            <table:table-cell table:style-name="Table8.A1" office:value-type="string">
              <text:p text:style-name="Table_20_Contents">min_price</text:p>
            </table:table-cell>
            <table:table-cell table:style-name="Table8.A1" office:value-type="string">
              <text:p text:style-name="P19"><text:span text:style-name="Source_20_Text">decimal</text:span> (optional) <text:span text:style-name="Strong_20_Emphasis">Example: </text:span>1.0</text:p>
              <text:p text:style-name="P19"><text:span text:style-name="Source_20_Text">filter</text:span>Returns projects with a minimum fixed price budget that’s greater than or equal to the specified value in USD.</text:p>
            </table:table-cell>
          </table:table-row>
          <table:table-row table:style-name="TableLine94373756367152">
            <table:table-cell table:style-name="Table8.A1" office:value-type="string">
              <text:p text:style-name="Table_20_Contents">max_price</text:p>
            </table:table-cell>
            <table:table-cell table:style-name="Table8.A1" office:value-type="string">
              <text:p text:style-name="P19"><text:span text:style-name="Source_20_Text">decimal</text:span> (optional) <text:span text:style-name="Strong_20_Emphasis">Example: </text:span>10.0</text:p>
              <text:p text:style-name="P19"><text:soft-page-break/><text:span text:style-name="Source_20_Text">filter</text:span>Returns projects with a maximum fixed price budget that’s less than or equal to the specified value in USD.</text:p>
            </table:table-cell>
          </table:table-row>
          <table:table-row table:style-name="TableLine94373756367152">
            <table:table-cell table:style-name="Table8.A1" office:value-type="string">
              <text:p text:style-name="Table_20_Contents">min_hourly_rate</text:p>
            </table:table-cell>
            <table:table-cell table:style-name="Table8.A1" office:value-type="string">
              <text:p text:style-name="P19"><text:span text:style-name="Source_20_Text">decimal</text:span> (optional) <text:span text:style-name="Strong_20_Emphasis">Example: </text:span>5.0</text:p>
              <text:p text:style-name="P19"><text:span text:style-name="Source_20_Text">filter</text:span>Returns projects with a minimum hourly rate budget that’s greater than or equal to the specified value in USD.</text:p>
            </table:table-cell>
          </table:table-row>
          <table:table-row table:style-name="TableLine94373756367152">
            <table:table-cell table:style-name="Table8.A1" office:value-type="string">
              <text:p text:style-name="Table_20_Contents">max_hourly_rate</text:p>
            </table:table-cell>
            <table:table-cell table:style-name="Table8.A1" office:value-type="string">
              <text:p text:style-name="P19"><text:span text:style-name="Source_20_Text">decimal</text:span> (optional) <text:span text:style-name="Strong_20_Emphasis">Example: </text:span>15.0</text:p>
              <text:p text:style-name="P19"><text:span text:style-name="Source_20_Text">filter</text:span>Returns projects with a maximum hourly rate budget that’s less than or equal to the specified value in USD.</text:p>
            </table:table-cell>
          </table:table-row>
          <table:table-row table:style-name="TableLine94373756367152">
            <table:table-cell table:style-name="Table8.A1" office:value-type="string">
              <text:p text:style-name="Table_20_Contents">jobs[]</text:p>
            </table:table-cell>
            <table:table-cell table:style-name="Table8.A1" office:value-type="string">
              <text:p text:style-name="P19"><text:span text:style-name="Source_20_Text">array[number]</text:span> (optional) <text:span text:style-name="Strong_20_Emphasis">Example: </text:span>1, 2</text:p>
              <text:p text:style-name="P19"><text:span text:style-name="Source_20_Text">filter</text:span>Returns projects with at least one of the specified job IDs.</text:p>
            </table:table-cell>
          </table:table-row>
          <table:table-row table:style-name="TableLine94373756367152">
            <table:table-cell table:style-name="Table8.A1" office:value-type="string">
              <text:p text:style-name="Table_20_Contents">countries[]</text:p>
            </table:table-cell>
            <table:table-cell table:style-name="Table8.A1" office:value-type="string">
              <text:p text:style-name="P19"><text:span text:style-name="Source_20_Text">array[string]</text:span> (optional) <text:span text:style-name="Strong_20_Emphasis">Example: </text:span>au, us</text:p>
              <text:p text:style-name="P19"><text:span text:style-name="Source_20_Text">filter</text:span>Returns projects with at least one of the specified country codes.</text:p>
            </table:table-cell>
          </table:table-row>
          <table:table-row table:style-name="TableLine94373756367152">
            <table:table-cell table:style-name="Table8.A1" office:value-type="string">
              <text:p text:style-name="Table_20_Contents">languages[]</text:p>
            </table:table-cell>
            <table:table-cell table:style-name="Table8.A1" office:value-type="string">
              <text:p text:style-name="P19"><text:span text:style-name="Source_20_Text">array[string]</text:span> (optional) <text:span text:style-name="Strong_20_Emphasis">Example: </text:span>en, es</text:p>
              <text:p text:style-name="P19"><text:span text:style-name="Source_20_Text">filter</text:span>Returns projects with at least one of the specified language IDs.</text:p>
            </table:table-cell>
          </table:table-row>
          <table:table-row table:style-name="TableLine94373756367152">
            <table:table-cell table:style-name="Table8.A1" office:value-type="string">
              <text:p text:style-name="Table_20_Contents">latitude</text:p>
            </table:table-cell>
            <table:table-cell table:style-name="Table8.A1" office:value-type="string">
              <text:p text:style-name="P19"><text:span text:style-name="Source_20_Text">number</text:span> (optional) <text:span text:style-name="Strong_20_Emphasis">Example: </text:span>-33.8</text:p>
              <text:p text:style-name="P19"><text:span text:style-name="Source_20_Text">filter</text:span>Returns projects whose location is near the specified latitude.</text:p>
            </table:table-cell>
          </table:table-row>
          <table:table-row table:style-name="TableLine94373756367152">
            <table:table-cell table:style-name="Table8.A1" office:value-type="string">
              <text:p text:style-name="Table_20_Contents">longitude</text:p>
            </table:table-cell>
            <table:table-cell table:style-name="Table8.A1" office:value-type="string">
              <text:p text:style-name="P19"><text:span text:style-name="Source_20_Text">number</text:span> (optional) <text:span text:style-name="Strong_20_Emphasis">Example: </text:span>151.2</text:p>
              <text:p text:style-name="P19"><text:span text:style-name="Source_20_Text">filter</text:span>Returns projects whose location is near the specified longitude.</text:p>
            </table:table-cell>
          </table:table-row>
          <table:table-row table:style-name="TableLine94373756367152">
            <table:table-cell table:style-name="Table8.A1" office:value-type="string">
              <text:p text:style-name="Table_20_Contents">from_time</text:p>
            </table:table-cell>
            <table:table-cell table:style-name="Table8.A1" office:value-type="string">
              <text:p text:style-name="P19"><text:span text:style-name="Source_20_Text">number</text:span> (optional) <text:span text:style-name="Strong_20_Emphasis">Example: </text:span>1481179011</text:p>
              <text:p text:style-name="P19"><text:span text:style-name="Source_20_Text">filter</text:span>Returns projects last updated after this time (inclusive).</text:p>
            </table:table-cell>
          </table:table-row>
          <table:table-row table:style-name="TableLine94373756367152">
            <table:table-cell table:style-name="Table8.A1" office:value-type="string">
              <text:p text:style-name="Table_20_Contents">to_time</text:p>
            </table:table-cell>
            <table:table-cell table:style-name="Table8.A1" office:value-type="string">
              <text:p text:style-name="P19"><text:span text:style-name="Source_20_Text">number</text:span> (optional) <text:span text:style-name="Strong_20_Emphasis">Example: </text:span>1481179011</text:p>
              <text:p text:style-name="P19"><text:span text:style-name="Source_20_Text">filter</text:span>Returns projects last updated before this time (inclusive).</text:p>
            </table:table-cell>
          </table:table-row>
          <table:table-row table:style-name="TableLine94373756367152">
            <table:table-cell table:style-name="Table8.A1" office:value-type="string">
              <text:p text:style-name="Table_20_Contents">sort_field</text:p>
            </table:table-cell>
            <table:table-cell table:style-name="Table8.A1" office:value-type="string">
              <text:p text:style-name="P19"><text:span text:style-name="Source_20_Text">string</text:span> (optional) <text:span text:style-name="Strong_20_Emphasis">Example: </text:span>time_updated</text:p>
              <text:p text:style-name="P19"><text:span text:style-name="Source_20_Text">filter</text:span>Sorting field, by default searches by relevance, otherwise most recently updated.</text:p>
              <text:p text:style-name="P19"><text:span text:style-name="Strong_20_Emphasis">Choices:</text:span></text:p>
              <text:list xml:id="list3250961484" text:style-name="L22">
                <text:list-item>
                  <text:p text:style-name="P13"><text:soft-page-break/><text:span text:style-name="Source_20_Text">time_updated</text:span></text:p>
                </text:list-item>
                <text:list-item>
                  <text:p text:style-name="P13"><text:span text:style-name="Source_20_Text">bid_count</text:span></text:p>
                </text:list-item>
                <text:list-item>
                  <text:p text:style-name="P13"><text:span text:style-name="Source_20_Text">bid_enddate</text:span></text:p>
                </text:list-item>
                <text:list-item>
                  <text:p text:style-name="P32"><text:span text:style-name="Source_20_Text">bid_avg_usd</text:span></text:p>
                </text:list-item>
              </text:list>
            </table:table-cell>
          </table:table-row>
          <table:table-row table:style-name="TableLine94373756367152">
            <table:table-cell table:style-name="Table8.A1" office:value-type="string">
              <text:p text:style-name="Table_20_Contents">bid_award_statuses[]</text:p>
            </table:table-cell>
            <table:table-cell table:style-name="Table8.A1" office:value-type="string">
              <text:p text:style-name="P19"><text:span text:style-name="Source_20_Text">string</text:span> (optional) <text:span text:style-name="Strong_20_Emphasis">Example: </text:span>awarded</text:p>
              <text:p text:style-name="P19"><text:span text:style-name="Source_20_Text">filter</text:span>Returns projects with the specified bid award statuses.</text:p>
              <text:p text:style-name="P19"><text:span text:style-name="Strong_20_Emphasis">Choices:</text:span></text:p>
              <text:list xml:id="list2076001116" text:style-name="L23">
                <text:list-item>
                  <text:p text:style-name="P14"><text:span text:style-name="Source_20_Text">awarded</text:span></text:p>
                </text:list-item>
                <text:list-item>
                  <text:p text:style-name="P14"><text:span text:style-name="Source_20_Text">rejected</text:span></text:p>
                </text:list-item>
                <text:list-item>
                  <text:p text:style-name="P14"><text:span text:style-name="Source_20_Text">revoked</text:span></text:p>
                </text:list-item>
                <text:list-item>
                  <text:p text:style-name="P14"><text:span text:style-name="Source_20_Text">pending</text:span></text:p>
                </text:list-item>
                <text:list-item>
                  <text:p text:style-name="P33"><text:span text:style-name="Source_20_Text">canceled</text:span></text:p>
                </text:list-item>
              </text:list>
            </table:table-cell>
          </table:table-row>
          <table:table-row table:style-name="TableLine94373756367152">
            <table:table-cell table:style-name="Table8.A1" office:value-type="string">
              <text:p text:style-name="Table_20_Contents">bid_complete_statuses[]</text:p>
            </table:table-cell>
            <table:table-cell table:style-name="Table8.A1" office:value-type="string">
              <text:p text:style-name="P19"><text:span text:style-name="Source_20_Text">string</text:span> (optional) <text:span text:style-name="Strong_20_Emphasis">Example: </text:span>pending</text:p>
              <text:p text:style-name="P19"><text:span text:style-name="Source_20_Text">filter</text:span>Returns projects with the specified bid complete statuses.</text:p>
              <text:p text:style-name="P19"><text:span text:style-name="Strong_20_Emphasis">Choices:</text:span></text:p>
              <text:list xml:id="list89242626" text:style-name="L24">
                <text:list-item>
                  <text:p text:style-name="P15"><text:span text:style-name="Source_20_Text">pending</text:span></text:p>
                </text:list-item>
                <text:list-item>
                  <text:p text:style-name="P15"><text:span text:style-name="Source_20_Text">incomplete</text:span></text:p>
                </text:list-item>
                <text:list-item>
                  <text:p text:style-name="P34"><text:span text:style-name="Source_20_Text">complete</text:span></text:p>
                </text:list-item>
              </text:list>
            </table:table-cell>
          </table:table-row>
          <table:table-row table:style-name="TableLine94373756367152">
            <table:table-cell table:style-name="Table8.A1" office:value-type="string">
              <text:p text:style-name="Table_20_Contents">project_statuses[]</text:p>
            </table:table-cell>
            <table:table-cell table:style-name="Table8.A1" office:value-type="string">
              <text:p text:style-name="P19"><text:span text:style-name="Source_20_Text">string</text:span> (optional) <text:span text:style-name="Strong_20_Emphasis">Example: </text:span>active</text:p>
              <text:p text:style-name="P19"><text:span text:style-name="Source_20_Text">filter</text:span>Returns projects with the specified project statuses.</text:p>
              <text:p text:style-name="P19"><text:span text:style-name="Strong_20_Emphasis">Choices:</text:span></text:p>
              <text:list xml:id="list1807592227" text:style-name="L25">
                <text:list-item>
                  <text:p text:style-name="P16"><text:span text:style-name="Source_20_Text">active</text:span></text:p>
                </text:list-item>
                <text:list-item>
                  <text:p text:style-name="P16"><text:span text:style-name="Source_20_Text">closed</text:span></text:p>
                </text:list-item>
                <text:list-item>
                  <text:p text:style-name="P35"><text:span text:style-name="Source_20_Text">frozen</text:span></text:p>
                </text:list-item>
              </text:list>
            </table:table-cell>
          </table:table-row>
          <table:table-row table:style-name="TableLine94373756367152">
            <table:table-cell table:style-name="Table8.A1" office:value-type="string">
              <text:p text:style-name="Table_20_Contents">project_ids</text:p>
            </table:table-cell>
            <table:table-cell table:style-name="Table8.A1" office:value-type="string">
              <text:p text:style-name="P19"><text:span text:style-name="Source_20_Text">array[number]</text:span> (optional) <text:span text:style-name="Strong_20_Emphasis">Example: </text:span>1, 2</text:p>
              <text:p text:style-name="P19"><text:span text:style-name="Source_20_Text">filter</text:span>Returns projects with the specified project IDs.</text:p>
            </table:table-cell>
          </table:table-row>
          <table:table-row table:style-name="TableLine94373756367152">
            <table:table-cell table:style-name="Table8.A1" office:value-type="string">
              <text:p text:style-name="Table_20_Contents">reverse_sort</text:p>
            </table:table-cell>
            <table:table-cell table:style-name="Table8.A1" office:value-type="string">
              <text:p text:style-name="P19"><text:span text:style-name="Source_20_Text">boolean</text:span> (optional) </text:p>
              <text:p text:style-name="P19"><text:span text:style-name="Source_20_Text">projection</text:span>If true, results appear in ascending order instead of descending order.</text:p>
            </table:table-cell>
          </table:table-row>
          <table:table-row table:style-name="TableLine94373756367152">
            <table:table-cell table:style-name="Table8.A1" office:value-type="string">
              <text:p text:style-name="Table_20_Contents">or_search_query</text:p>
            </table:table-cell>
            <table:table-cell table:style-name="Table8.A1" office:value-type="string">
              <text:p text:style-name="P19"><text:span text:style-name="Source_20_Text">string</text:span> (optional) <text:span text:style-name="Strong_20_Emphasis">Example: </text:span>some other query</text:p>
              <text:p text:style-name="P19"><text:span text:style-name="Source_20_Text">projection</text:span>If true search return results which match any term <text:soft-page-break/>in<text:span text:style-name="Source_20_Text">query</text:span>, rather than all terms being present.</text:p>
            </table:table-cell>
          </table:table-row>
          <table:table-row table:style-name="TableLine94373756367152">
            <table:table-cell table:style-name="Table8.A1" office:value-type="string">
              <text:p text:style-name="Table_20_Contents">highlight_pre_tags</text:p>
            </table:table-cell>
            <table:table-cell table:style-name="Table8.A1" office:value-type="string">
              <text:p text:style-name="P19"><text:span text:style-name="Source_20_Text">string</text:span> (optional) <text:span text:style-name="Strong_20_Emphasis">Example: </text:span>+</text:p>
              <text:p text:style-name="P19"><text:span text:style-name="Source_20_Text">projection</text:span>Adds this tag before any matching term in the project description.</text:p>
            </table:table-cell>
          </table:table-row>
          <table:table-row table:style-name="TableLine94373756367152">
            <table:table-cell table:style-name="Table8.A1" office:value-type="string">
              <text:p text:style-name="Table_20_Contents">highlight_post_tags</text:p>
            </table:table-cell>
            <table:table-cell table:style-name="Table8.A1" office:value-type="string">
              <text:p text:style-name="P19"><text:span text:style-name="Source_20_Text">string</text:span> (optional) <text:span text:style-name="Strong_20_Emphasis">Example: </text:span>+</text:p>
              <text:p text:style-name="P19"><text:span text:style-name="Source_20_Text">projection</text:span>Adds this tag after any matching term in the project description.</text:p>
            </table:table-cell>
          </table:table-row>
          <table:table-row table:style-name="TableLine94373756367152">
            <table:table-cell table:style-name="Table8.A1" office:value-type="string">
              <text:p text:style-name="Table_20_Contents">full_description</text:p>
            </table:table-cell>
            <table:table-cell table:style-name="Table8.A1" office:value-type="string">
              <text:p text:style-name="P19"><text:span text:style-name="Source_20_Text">boolean</text:span> (optional) </text:p>
              <text:p text:style-name="P19"><text:span text:style-name="Source_20_Text">projection</text:span>Returns the full project description.</text:p>
            </table:table-cell>
          </table:table-row>
          <table:table-row table:style-name="TableLine94373756367152">
            <table:table-cell table:style-name="Table8.A1" office:value-type="string">
              <text:p text:style-name="Table_20_Contents">job_details</text:p>
            </table:table-cell>
            <table:table-cell table:style-name="Table8.A1" office:value-type="string">
              <text:p text:style-name="P19"><text:span text:style-name="Source_20_Text">boolean</text:span> (optional) </text:p>
              <text:p text:style-name="P19"><text:span text:style-name="Source_20_Text">projection</text:span>Returns job information.</text:p>
            </table:table-cell>
          </table:table-row>
          <table:table-row table:style-name="TableLine94373756367152">
            <table:table-cell table:style-name="Table8.A1" office:value-type="string">
              <text:p text:style-name="Table_20_Contents">upgrade_details</text:p>
            </table:table-cell>
            <table:table-cell table:style-name="Table8.A1" office:value-type="string">
              <text:p text:style-name="P19"><text:span text:style-name="Source_20_Text">boolean</text:span> (optional) </text:p>
              <text:p text:style-name="P19"><text:span text:style-name="Source_20_Text">projection</text:span>Returns upgrade information.</text:p>
            </table:table-cell>
          </table:table-row>
          <table:table-row table:style-name="TableLine94373756367152">
            <table:table-cell table:style-name="Table8.A1" office:value-type="string">
              <text:p text:style-name="Table_20_Contents">user_details</text:p>
            </table:table-cell>
            <table:table-cell table:style-name="Table8.A1" office:value-type="string">
              <text:p text:style-name="P19"><text:span text:style-name="Source_20_Text">boolean</text:span> (optional) </text:p>
              <text:p text:style-name="P19"><text:span text:style-name="Source_20_Text">projection</text:span>Returns basic user information.</text:p>
            </table:table-cell>
          </table:table-row>
          <table:table-row table:style-name="TableLine94373756367152">
            <table:table-cell table:style-name="Table8.A1" office:value-type="string">
              <text:p text:style-name="Table_20_Contents">location_details</text:p>
            </table:table-cell>
            <table:table-cell table:style-name="Table8.A1" office:value-type="string">
              <text:p text:style-name="P19"><text:span text:style-name="Source_20_Text">boolean</text:span> (optional) </text:p>
              <text:p text:style-name="P19"><text:span text:style-name="Source_20_Text">projection</text:span>Returns information about a project’s location.</text:p>
            </table:table-cell>
          </table:table-row>
          <table:table-row table:style-name="TableLine94373756367152">
            <table:table-cell table:style-name="Table8.A1" office:value-type="string">
              <text:p text:style-name="Table_20_Contents">nda_signature_details</text:p>
            </table:table-cell>
            <table:table-cell table:style-name="Table8.A1" office:value-type="string">
              <text:p text:style-name="P19"><text:span text:style-name="Source_20_Text">boolean</text:span> (optional) </text:p>
              <text:p text:style-name="P19"><text:span text:style-name="Source_20_Text">projection</text:span>Returns list of users who have signed an NDA for the project.</text:p>
            </table:table-cell>
          </table:table-row>
          <table:table-row table:style-name="TableLine94373756367152">
            <table:table-cell table:style-name="Table8.A1" office:value-type="string">
              <text:p text:style-name="Table_20_Contents">project_collaboration_details</text:p>
            </table:table-cell>
            <table:table-cell table:style-name="Table8.A1" office:value-type="string">
              <text:p text:style-name="P19"><text:span text:style-name="Source_20_Text">boolean</text:span> (optional) </text:p>
              <text:p text:style-name="P19"><text:span text:style-name="Source_20_Text">projection</text:span>Returns a list of the collaborators of a project.</text:p>
            </table:table-cell>
          </table:table-row>
          <table:table-row table:style-name="TableLine94373756367152">
            <table:table-cell table:style-name="Table8.A1" office:value-type="string">
              <text:p text:style-name="Table_20_Contents">user_avatar</text:p>
            </table:table-cell>
            <table:table-cell table:style-name="Table8.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6367152">
            <table:table-cell table:style-name="Table8.A1" office:value-type="string">
              <text:p text:style-name="Table_20_Contents">user_country_details</text:p>
            </table:table-cell>
            <table:table-cell table:style-name="Table8.A1" office:value-type="string">
              <text:p text:style-name="P19"><text:span text:style-name="Source_20_Text">boolean</text:span> (optional) </text:p>
              <text:p text:style-name="P19"><text:soft-page-break/><text:span text:style-name="Source_20_Text">projection</text:span>Returns the country flag/code of selected user/users.</text:p>
            </table:table-cell>
          </table:table-row>
          <table:table-row table:style-name="TableLine94373756367152">
            <table:table-cell table:style-name="Table8.A1" office:value-type="string">
              <text:p text:style-name="Table_20_Contents">user_profile_description</text:p>
            </table:table-cell>
            <table:table-cell table:style-name="Table8.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6367152">
            <table:table-cell table:style-name="Table8.A1" office:value-type="string">
              <text:p text:style-name="Table_20_Contents">user_display_info</text:p>
            </table:table-cell>
            <table:table-cell table:style-name="Table8.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6367152">
            <table:table-cell table:style-name="Table8.A1" office:value-type="string">
              <text:p text:style-name="Table_20_Contents">user_jobs</text:p>
            </table:table-cell>
            <table:table-cell table:style-name="Table8.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6367152">
            <table:table-cell table:style-name="Table8.A1" office:value-type="string">
              <text:p text:style-name="Table_20_Contents">user_balance_details</text:p>
            </table:table-cell>
            <table:table-cell table:style-name="Table8.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6367152">
            <table:table-cell table:style-name="Table8.A1" office:value-type="string">
              <text:p text:style-name="Table_20_Contents">user_qualification_details</text:p>
            </table:table-cell>
            <table:table-cell table:style-name="Table8.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6367152">
            <table:table-cell table:style-name="Table8.A1" office:value-type="string">
              <text:p text:style-name="Table_20_Contents">user_membership_details</text:p>
            </table:table-cell>
            <table:table-cell table:style-name="Table8.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6367152">
            <table:table-cell table:style-name="Table8.A1" office:value-type="string">
              <text:p text:style-name="Table_20_Contents">user_financial_details</text:p>
            </table:table-cell>
            <table:table-cell table:style-name="Table8.A1" office:value-type="string">
              <text:p text:style-name="P19"><text:span text:style-name="Source_20_Text">boolean</text:span> (optional) </text:p>
              <text:p text:style-name="P19"><text:span text:style-name="Source_20_Text">projection</text:span>Returns the financial information of the user/users.</text:p>
            </table:table-cell>
          </table:table-row>
          <table:table-row table:style-name="TableLine94373756367152">
            <table:table-cell table:style-name="Table8.A1" office:value-type="string">
              <text:p text:style-name="Table_20_Contents">user_location_details</text:p>
            </table:table-cell>
            <table:table-cell table:style-name="Table8.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6367152">
            <table:table-cell table:style-name="Table8.A1" office:value-type="string">
              <text:p text:style-name="Table_20_Contents">user_portfolio_details</text:p>
            </table:table-cell>
            <table:table-cell table:style-name="Table8.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6367152">
            <table:table-cell table:style-name="Table8.A1" office:value-type="string">
              <text:p text:style-name="Table_20_Contents">user_preferred_details</text:p>
            </table:table-cell>
            <table:table-cell table:style-name="Table8.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6367152">
            <table:table-cell table:style-name="Table8.A1" office:value-type="string">
              <text:p text:style-name="Table_20_Contents">user_badge_details</text:p>
            </table:table-cell>
            <table:table-cell table:style-name="Table8.A1" office:value-type="string">
              <text:p text:style-name="P19"><text:span text:style-name="Source_20_Text">boolean</text:span> (optional) </text:p>
              <text:p text:style-name="P19"><text:span text:style-name="Source_20_Text">projection</text:span>Returns the badges earned by the user/users.</text:p>
            </table:table-cell>
          </table:table-row>
          <text:soft-page-break/>
          <table:table-row table:style-name="TableLine94373756367152">
            <table:table-cell table:style-name="Table8.A1" office:value-type="string">
              <text:p text:style-name="Table_20_Contents">user_status</text:p>
            </table:table-cell>
            <table:table-cell table:style-name="Table8.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6367152">
            <table:table-cell table:style-name="Table8.A1" office:value-type="string">
              <text:p text:style-name="Table_20_Contents">user_reputation</text:p>
            </table:table-cell>
            <table:table-cell table:style-name="Table8.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6367152">
            <table:table-cell table:style-name="Table8.A1" office:value-type="string">
              <text:p text:style-name="Table_20_Contents">user_employer_reputation</text:p>
            </table:table-cell>
            <table:table-cell table:style-name="Table8.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6367152">
            <table:table-cell table:style-name="Table8.A1" office:value-type="string">
              <text:p text:style-name="Table_20_Contents">user_reputation_extra</text:p>
            </table:table-cell>
            <table:table-cell table:style-name="Table8.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6367152">
            <table:table-cell table:style-name="Table8.A1" office:value-type="string">
              <text:p text:style-name="Table_20_Contents">user_employer_reputation_extra</text:p>
            </table:table-cell>
            <table:table-cell table:style-name="Table8.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6367152">
            <table:table-cell table:style-name="Table8.A1" office:value-type="string">
              <text:p text:style-name="Table_20_Contents">user_cover_image</text:p>
            </table:table-cell>
            <table:table-cell table:style-name="Table8.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6367152">
            <table:table-cell table:style-name="Table8.A1" office:value-type="string">
              <text:p text:style-name="Table_20_Contents">user_past_cover_images</text:p>
            </table:table-cell>
            <table:table-cell table:style-name="Table8.A1" office:value-type="string">
              <text:p text:style-name="P19"><text:span text:style-name="Source_20_Text">boolean</text:span> (optional) </text:p>
              <text:p text:style-name="P19"><text:span text:style-name="Source_20_Text">projection</text:span>Returns previous profile pictures of the user.</text:p>
            </table:table-cell>
          </table:table-row>
          <table:table-row table:style-name="TableLine94373756367152">
            <table:table-cell table:style-name="Table8.A1" office:value-type="string">
              <text:p text:style-name="Table_20_Contents">user_recommendations</text:p>
            </table:table-cell>
            <table:table-cell table:style-name="Table8.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6367152">
            <table:table-cell table:style-name="Table8.A1" office:value-type="string">
              <text:p text:style-name="Table_20_Contents">user_responsiveness</text:p>
            </table:table-cell>
            <table:table-cell table:style-name="Table8.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6367152">
            <table:table-cell table:style-name="Table8.A1" office:value-type="string">
              <text:p text:style-name="Table_20_Contents">corporate_users</text:p>
            </table:table-cell>
            <table:table-cell table:style-name="Table8.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ext:soft-page-break/>
          <table:table-row table:style-name="TableLine94373756367152">
            <table:table-cell table:style-name="Table8.A1" office:value-type="string">
              <text:p text:style-name="Table_20_Contents">marketing_mobile_number</text:p>
            </table:table-cell>
            <table:table-cell table:style-name="Table8.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6367152">
            <table:table-cell table:style-name="Table8.A1" office:value-type="string">
              <text:p text:style-name="Table_20_Contents">sanction_details</text:p>
            </table:table-cell>
            <table:table-cell table:style-name="Table8.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6367152">
            <table:table-cell table:style-name="Table8.A1" office:value-type="string">
              <text:p text:style-name="Table_20_Contents">limited_account</text:p>
            </table:table-cell>
            <table:table-cell table:style-name="Table8.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6367152">
            <table:table-cell table:style-name="Table8.A1" office:value-type="string">
              <text:p text:style-name="Table_20_Contents">equipment_group_details</text:p>
            </table:table-cell>
            <table:table-cell table:style-name="Table8.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row table:style-name="TableLine94373756367152">
            <table:table-cell table:style-name="Table8.A1" office:value-type="string">
              <text:p text:style-name="Table_20_Contents">limit</text:p>
            </table:table-cell>
            <table:table-cell table:style-name="Table8.A1" office:value-type="string">
              <text:p text:style-name="P19"><text:span text:style-name="Source_20_Text">number</text:span> (optional) <text:span text:style-name="Strong_20_Emphasis">Example: </text:span>10</text:p>
              <text:p text:style-name="P19">Maximum number of results to return.</text:p>
            </table:table-cell>
          </table:table-row>
          <table:table-row table:style-name="TableLine94373756367152">
            <table:table-cell table:style-name="Table8.A1" office:value-type="string">
              <text:p text:style-name="Table_20_Contents">offset</text:p>
            </table:table-cell>
            <table:table-cell table:style-name="Table8.A1" office:value-type="string">
              <text:p text:style-name="P19"><text:span text:style-name="Source_20_Text">number</text:span> (optional) <text:span text:style-name="Strong_20_Emphasis">Example: </text:span>100</text:p>
              <text:p text:style-name="P19">Number of results to skip, allows pagination of results.</text:p>
            </table:table-cell>
          </table:table-row>
          <table:table-row table:style-name="TableLine94373756367152">
            <table:table-cell table:style-name="Table8.A1" office:value-type="string">
              <text:p text:style-name="Table_20_Contents">compact</text:p>
            </table:table-cell>
            <table:table-cell table:style-name="Table8.A1" office:value-type="string">
              <text:p text:style-name="P19"><text:span text:style-name="Source_20_Text">boolean</text:span> (optional) </text:p>
              <text:p text:style-name="P19">If set, strip all null and empty values from response.</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Invite Freelancers</text:h>
        <text:section text:style-name="Sect1" text:name="projects-post-2">
          <text:p text:style-name="Text_20_body"/>
        </text:section>
        <text:h text:style-name="Heading_20_4" text:outline-level="4"><text:a xlink:type="simple" xlink:href="https://developers.freelancer.com/docs/projects/projects#projects-post-2" text:style-name="Internet_20_link" text:visited-style-name="Visited_20_Internet_20_Link">POST</text:a><text:span text:style-name="Source_20_Text">/projects/0.1/projects/{project_id}/invite/</text:span></text:h>
        <text:p text:style-name="Text_20_body">Invites specific freelancers to bid on a project.</text:p>
        <text:h text:style-name="Heading_20_4" text:outline-level="4"><text:bookmark text:name="header-authentication-8"/><text:soft-page-break/>Authentication</text:h>
        <text:p text:style-name="Text_20_body">This endpoint requires an OAuth token with the following scopes:</text:p>
        <text:list xml:id="list2484863906" text:style-name="L26">
          <text:list-item>
            <text:p text:style-name="P48"><text:span text:style-name="Source_20_Text">basic</text:span></text:p>
          </text:list-item>
          <text:list-item>
            <text:p text:style-name="P48"><text:span text:style-name="Source_20_Text">fln:project_manage</text:span></text:p>
          </text:list-item>
        </text:list>
        <text:p text:style-name="P58"><text:span text:style-name="Strong_20_Emphasis">URI Parameters</text:span></text:p>
        <table:table table:name="Table9" table:style-name="Table9">
          <table:table-column table:style-name="Table9.A"/>
          <table:table-column table:style-name="Table9.B"/>
          <table:table-row table:style-name="TableLine94373757295392">
            <table:table-cell table:style-name="Table9.A1" office:value-type="string">
              <text:p text:style-name="Table_20_Contents">project_id</text:p>
            </table:table-cell>
            <table:table-cell table:style-name="Table9.A1" office:value-type="string">
              <text:p text:style-name="P19"><text:span text:style-name="Source_20_Text">number</text:span> (required) <text:span text:style-name="Strong_20_Emphasis">Example: </text:span>1</text:p>
              <text:p text:style-name="P19">ID of the project to perform the action on.</text:p>
            </table:table-cell>
          </table:table-row>
        </table:table>
        <text:p text:style-name="P58"><text:span text:style-name="Strong_20_Emphasis">Request</text:span></text:p>
        <text:p text:style-name="P59">Show</text:p>
        <text:p text:style-name="P58"><text:span text:style-name="Strong_20_Emphasis">Response: 200</text:span></text:p>
        <text:p text:style-name="P59">Show</text:p>
        <text:p text:style-name="P58"><text:span text:style-name="Strong_20_Emphasis">Response: 400</text:span></text:p>
        <text:p text:style-name="P39">Show</text:p>
        <text:h text:style-name="Heading_20_4" text:outline-level="4">List Upgrade Fees</text:h>
        <text:section text:style-name="Sect1" text:name="projects-get-5">
          <text:p text:style-name="Text_20_body"/>
        </text:section>
        <text:h text:style-name="Heading_20_4" text:outline-level="4"><text:a xlink:type="simple" xlink:href="https://developers.freelancer.com/docs/projects/projects#projects-get-5" text:style-name="Internet_20_link" text:visited-style-name="Visited_20_Internet_20_Link">GET</text:a><text:span text:style-name="Source_20_Text">/projects/0.1/projects/fees/</text:span></text:h>
        <text:p text:style-name="Text_20_body">Returns the project upgrade fees for a given list of currencies. Also checks if the current user is eligible for free upgrades if requested.</text:p>
        <text:h text:style-name="Heading_20_4" text:outline-level="4"><text:bookmark text:name="header-authentication-9"/>Authentication</text:h>
        <text:p text:style-name="Text_20_body">This endpoint requires an OAuth token with the following scopes:</text:p>
        <text:list xml:id="list238257087" text:style-name="L27">
          <text:list-item>
            <text:p text:style-name="P49"><text:span text:style-name="Source_20_Text">basic</text:span></text:p>
          </text:list-item>
        </text:list>
        <text:p text:style-name="P58"><text:span text:style-name="Strong_20_Emphasis">URI Parameters</text:span></text:p>
        <table:table table:name="Table10" table:style-name="Table10">
          <table:table-column table:style-name="Table10.A"/>
          <table:table-column table:style-name="Table10.B"/>
          <table:table-row table:style-name="TableLine94373757298192">
            <table:table-cell table:style-name="Table10.A1" office:value-type="string">
              <text:p text:style-name="Table_20_Contents">currencies[]</text:p>
            </table:table-cell>
            <table:table-cell table:style-name="Table10.A1" office:value-type="string">
              <text:p text:style-name="P19"><text:span text:style-name="Source_20_Text">array[number]</text:span> (required) <text:span text:style-name="Strong_20_Emphasis">Example: </text:span>1, 2</text:p>
              <text:p text:style-name="P19"><text:span text:style-name="Source_20_Text">filter</text:span>Currency IDs to return upgrade fees of.</text:p>
            </table:table-cell>
          </table:table-row>
          <table:table-row table:style-name="TableLine94373757298192">
            <table:table-cell table:style-name="Table10.A1" office:value-type="string">
              <text:p text:style-name="Table_20_Contents">project</text:p>
            </table:table-cell>
            <table:table-cell table:style-name="Table10.A1" office:value-type="string">
              <text:p text:style-name="P19"><text:span text:style-name="Source_20_Text">number</text:span> (optional) <text:span text:style-name="Strong_20_Emphasis">Example: </text:span>1</text:p>
              <text:p text:style-name="P19"><text:span text:style-name="Source_20_Text">filter</text:span>Checks if a project ID is eligible for free project upgrades.</text:p>
            </table:table-cell>
          </table:table-row>
          <table:table-row table:style-name="TableLine94373757298192">
            <table:table-cell table:style-name="Table10.A1" office:value-type="string">
              <text:p text:style-name="Table_20_Contents">free_upgrade_details</text:p>
            </table:table-cell>
            <table:table-cell table:style-name="Table10.A1" office:value-type="string">
              <text:p text:style-name="P19"><text:span text:style-name="Source_20_Text">boolean</text:span> (optional) </text:p>
              <text:p text:style-name="P19"><text:span text:style-name="Source_20_Text">projection</text:span>Returns whether current user is eligible for free project upgrades.</text:p>
            </table:table-cell>
          </table:table-row>
          <table:table-row table:style-name="TableLine94373757298192">
            <table:table-cell table:style-name="Table10.A1" office:value-type="string">
              <text:p text:style-name="Table_20_Contents">tax_included</text:p>
            </table:table-cell>
            <table:table-cell table:style-name="Table10.A1" office:value-type="string">
              <text:p text:style-name="P19"><text:span text:style-name="Source_20_Text">boolean</text:span> (optional) </text:p>
              <text:p text:style-name="P19"><text:span text:style-name="Source_20_Text">projection</text:span>Returns the upgrade fees with tax included in the price.</text:p>
            </table:table-cell>
          </table:table-row>
        </table:table>
        <text:p text:style-name="P58"><text:soft-page-break/><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List Project Bids</text:h>
        <text:section text:style-name="Sect1" text:name="projects-get-6">
          <text:p text:style-name="Text_20_body"/>
        </text:section>
        <text:h text:style-name="Heading_20_4" text:outline-level="4"><text:a xlink:type="simple" xlink:href="https://developers.freelancer.com/docs/projects/projects#projects-get-6" text:style-name="Internet_20_link" text:visited-style-name="Visited_20_Internet_20_Link">GET</text:a><text:span text:style-name="Source_20_Text">/projects/0.1/projects/{project_id}/bids/</text:span></text:h>
        <text:p text:style-name="Text_20_body">Returns bids for a single project. Employers will see bids in a sorted order, which begins with sponsored bids, then by bid ranking. Freelancers will receive the bid list ordered by date. Note: This method is expensive to compute so it is recommended that reputation and user projection options are not set.</text:p>
        <text:h text:style-name="Heading_20_4" text:outline-level="4"><text:bookmark text:name="header-authentication-10"/>Authentication</text:h>
        <text:p text:style-name="Text_20_body">This endpoint requires an OAuth token with the following scopes:</text:p>
        <text:list xml:id="list4033793760" text:style-name="L28">
          <text:list-item>
            <text:p text:style-name="P50"><text:span text:style-name="Source_20_Text">basic</text:span></text:p>
          </text:list-item>
        </text:list>
        <text:p text:style-name="P58"><text:span text:style-name="Strong_20_Emphasis">URI Parameters</text:span></text:p>
        <table:table table:name="Table11" table:style-name="Table11">
          <table:table-column table:style-name="Table11.A"/>
          <table:table-column table:style-name="Table11.B"/>
          <table:table-row table:style-name="TableLine94373757380928">
            <table:table-cell table:style-name="Table11.A1" office:value-type="string">
              <text:p text:style-name="Table_20_Contents">project_id</text:p>
            </table:table-cell>
            <table:table-cell table:style-name="Table11.A1" office:value-type="string">
              <text:p text:style-name="P19"><text:span text:style-name="Source_20_Text">number</text:span> (required) <text:span text:style-name="Strong_20_Emphasis">Example: </text:span>1</text:p>
              <text:p text:style-name="P19"><text:span text:style-name="Source_20_Text">filter</text:span>ID of project.</text:p>
            </table:table-cell>
          </table:table-row>
          <table:table-row table:style-name="TableLine94373757380928">
            <table:table-cell table:style-name="Table11.A1" office:value-type="string">
              <text:p text:style-name="Table_20_Contents">is_shortlisted</text:p>
            </table:table-cell>
            <table:table-cell table:style-name="Table11.A1" office:value-type="string">
              <text:p text:style-name="P19"><text:span text:style-name="Source_20_Text">boolean</text:span> (optional) </text:p>
              <text:p text:style-name="P19"><text:span text:style-name="Source_20_Text">filter</text:span>Restricts results to shortlisted bids (Project owner only). If not set (default), both shortlisted and non-shortlisted will be returned.</text:p>
            </table:table-cell>
          </table:table-row>
          <table:table-row table:style-name="TableLine94373757380928">
            <table:table-cell table:style-name="Table11.A1" office:value-type="string">
              <text:p text:style-name="Table_20_Contents">reputation</text:p>
            </table:table-cell>
            <table:table-cell table:style-name="Table11.A1" office:value-type="string">
              <text:p text:style-name="P19"><text:span text:style-name="Source_20_Text">boolean</text:span> (optional) </text:p>
              <text:p text:style-name="P19"><text:span text:style-name="Source_20_Text">projection</text:span>Returns reputations relevant to bids.</text:p>
            </table:table-cell>
          </table:table-row>
          <table:table-row table:style-name="TableLine94373757380928">
            <table:table-cell table:style-name="Table11.A1" office:value-type="string">
              <text:p text:style-name="Table_20_Contents">recommended_bid</text:p>
            </table:table-cell>
            <table:table-cell table:style-name="Table11.A1" office:value-type="string">
              <text:p text:style-name="P19"><text:span text:style-name="Source_20_Text">boolean</text:span> (optional) </text:p>
              <text:p text:style-name="P19"><text:span text:style-name="Source_20_Text">projection</text:span>Returns the recommended bid (project owner only).</text:p>
            </table:table-cell>
          </table:table-row>
          <table:table-row table:style-name="TableLine94373757380928">
            <table:table-cell table:style-name="Table11.A1" office:value-type="string">
              <text:p text:style-name="Table_20_Contents">shortlisted_bid</text:p>
            </table:table-cell>
            <table:table-cell table:style-name="Table11.A1" office:value-type="string">
              <text:p text:style-name="P19"><text:span text:style-name="Source_20_Text">boolean</text:span> (optional) </text:p>
              <text:p text:style-name="P19"><text:span text:style-name="Source_20_Text">projection</text:span>Returns the list of shortlisted bids (project owner only).</text:p>
            </table:table-cell>
          </table:table-row>
          <table:table-row table:style-name="TableLine94373757380928">
            <table:table-cell table:style-name="Table11.A1" office:value-type="string">
              <text:p text:style-name="Table_20_Contents">distance</text:p>
            </table:table-cell>
            <table:table-cell table:style-name="Table11.A1" office:value-type="string">
              <text:p text:style-name="P19"><text:span text:style-name="Source_20_Text">boolean</text:span> (optional) <text:soft-page-break/></text:p>
              <text:p text:style-name="P19"><text:span text:style-name="Source_20_Text">projection</text:span>Returns distance information about the project bids.</text:p>
            </table:table-cell>
          </table:table-row>
          <table:table-row table:style-name="TableLine94373757380928">
            <table:table-cell table:style-name="Table11.A1" office:value-type="string">
              <text:p text:style-name="Table_20_Contents">user_details</text:p>
            </table:table-cell>
            <table:table-cell table:style-name="Table11.A1" office:value-type="string">
              <text:p text:style-name="P19"><text:span text:style-name="Source_20_Text">boolean</text:span> (optional) </text:p>
              <text:p text:style-name="P19"><text:span text:style-name="Source_20_Text">projection</text:span>Returns basic user information.</text:p>
            </table:table-cell>
          </table:table-row>
          <table:table-row table:style-name="TableLine94373757380928">
            <table:table-cell table:style-name="Table11.A1" office:value-type="string">
              <text:p text:style-name="Table_20_Contents">expert_guarantees</text:p>
            </table:table-cell>
            <table:table-cell table:style-name="Table11.A1" office:value-type="string">
              <text:p text:style-name="P19"><text:span text:style-name="Source_20_Text">boolean</text:span> (optional) </text:p>
              <text:p text:style-name="P19"><text:span text:style-name="Source_20_Text">projection</text:span>Returns an additional map of expert guarantees indexed by bid id.</text:p>
            </table:table-cell>
          </table:table-row>
          <table:table-row table:style-name="TableLine94373757380928">
            <table:table-cell table:style-name="Table11.A1" office:value-type="string">
              <text:p text:style-name="Table_20_Contents">user_avatar</text:p>
            </table:table-cell>
            <table:table-cell table:style-name="Table11.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7380928">
            <table:table-cell table:style-name="Table11.A1" office:value-type="string">
              <text:p text:style-name="Table_20_Contents">user_country_details</text:p>
            </table:table-cell>
            <table:table-cell table:style-name="Table11.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7380928">
            <table:table-cell table:style-name="Table11.A1" office:value-type="string">
              <text:p text:style-name="Table_20_Contents">user_profile_description</text:p>
            </table:table-cell>
            <table:table-cell table:style-name="Table11.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7380928">
            <table:table-cell table:style-name="Table11.A1" office:value-type="string">
              <text:p text:style-name="Table_20_Contents">user_display_info</text:p>
            </table:table-cell>
            <table:table-cell table:style-name="Table11.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7380928">
            <table:table-cell table:style-name="Table11.A1" office:value-type="string">
              <text:p text:style-name="Table_20_Contents">user_jobs</text:p>
            </table:table-cell>
            <table:table-cell table:style-name="Table11.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7380928">
            <table:table-cell table:style-name="Table11.A1" office:value-type="string">
              <text:p text:style-name="Table_20_Contents">user_balance_details</text:p>
            </table:table-cell>
            <table:table-cell table:style-name="Table11.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7380928">
            <table:table-cell table:style-name="Table11.A1" office:value-type="string">
              <text:p text:style-name="Table_20_Contents">user_qualification_details</text:p>
            </table:table-cell>
            <table:table-cell table:style-name="Table11.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7380928">
            <table:table-cell table:style-name="Table11.A1" office:value-type="string">
              <text:p text:style-name="Table_20_Contents">user_membership_details</text:p>
            </table:table-cell>
            <table:table-cell table:style-name="Table11.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7380928">
            <table:table-cell table:style-name="Table11.A1" office:value-type="string">
              <text:p text:style-name="Table_20_Contents">user_financial_details</text:p>
            </table:table-cell>
            <table:table-cell table:style-name="Table11.A1" office:value-type="string">
              <text:p text:style-name="P19"><text:span text:style-name="Source_20_Text">boolean</text:span> (optional) </text:p>
              <text:p text:style-name="P19"><text:soft-page-break/><text:span text:style-name="Source_20_Text">projection</text:span>Returns the financial information of the user/users.</text:p>
            </table:table-cell>
          </table:table-row>
          <table:table-row table:style-name="TableLine94373757380928">
            <table:table-cell table:style-name="Table11.A1" office:value-type="string">
              <text:p text:style-name="Table_20_Contents">user_location_details</text:p>
            </table:table-cell>
            <table:table-cell table:style-name="Table11.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7380928">
            <table:table-cell table:style-name="Table11.A1" office:value-type="string">
              <text:p text:style-name="Table_20_Contents">user_portfolio_details</text:p>
            </table:table-cell>
            <table:table-cell table:style-name="Table11.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7380928">
            <table:table-cell table:style-name="Table11.A1" office:value-type="string">
              <text:p text:style-name="Table_20_Contents">user_preferred_details</text:p>
            </table:table-cell>
            <table:table-cell table:style-name="Table11.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7380928">
            <table:table-cell table:style-name="Table11.A1" office:value-type="string">
              <text:p text:style-name="Table_20_Contents">user_badge_details</text:p>
            </table:table-cell>
            <table:table-cell table:style-name="Table11.A1" office:value-type="string">
              <text:p text:style-name="P19"><text:span text:style-name="Source_20_Text">boolean</text:span> (optional) </text:p>
              <text:p text:style-name="P19"><text:span text:style-name="Source_20_Text">projection</text:span>Returns the badges earned by the user/users.</text:p>
            </table:table-cell>
          </table:table-row>
          <table:table-row table:style-name="TableLine94373757380928">
            <table:table-cell table:style-name="Table11.A1" office:value-type="string">
              <text:p text:style-name="Table_20_Contents">user_status</text:p>
            </table:table-cell>
            <table:table-cell table:style-name="Table11.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7380928">
            <table:table-cell table:style-name="Table11.A1" office:value-type="string">
              <text:p text:style-name="Table_20_Contents">user_reputation</text:p>
            </table:table-cell>
            <table:table-cell table:style-name="Table11.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7380928">
            <table:table-cell table:style-name="Table11.A1" office:value-type="string">
              <text:p text:style-name="Table_20_Contents">user_employer_reputation</text:p>
            </table:table-cell>
            <table:table-cell table:style-name="Table11.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7380928">
            <table:table-cell table:style-name="Table11.A1" office:value-type="string">
              <text:p text:style-name="Table_20_Contents">user_reputation_extra</text:p>
            </table:table-cell>
            <table:table-cell table:style-name="Table11.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7380928">
            <table:table-cell table:style-name="Table11.A1" office:value-type="string">
              <text:p text:style-name="Table_20_Contents">user_employer_reputation_extra</text:p>
            </table:table-cell>
            <table:table-cell table:style-name="Table11.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7380928">
            <table:table-cell table:style-name="Table11.A1" office:value-type="string">
              <text:p text:style-name="Table_20_Contents">user_cover_image</text:p>
            </table:table-cell>
            <table:table-cell table:style-name="Table11.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7380928">
            <table:table-cell table:style-name="Table11.A1" office:value-type="string">
              <text:p text:style-name="Table_20_Contents">user_past_cover_images</text:p>
            </table:table-cell>
            <table:table-cell table:style-name="Table11.A1" office:value-type="string">
              <text:p text:style-name="P19"><text:span text:style-name="Source_20_Text">boolean</text:span> (optional) </text:p>
              <text:p text:style-name="P19"><text:span text:style-name="Source_20_Text">projection</text:span>Returns previous profile pictures of the user.</text:p>
            </table:table-cell>
          </table:table-row>
          <text:soft-page-break/>
          <table:table-row table:style-name="TableLine94373757380928">
            <table:table-cell table:style-name="Table11.A1" office:value-type="string">
              <text:p text:style-name="Table_20_Contents">user_recommendations</text:p>
            </table:table-cell>
            <table:table-cell table:style-name="Table11.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7380928">
            <table:table-cell table:style-name="Table11.A1" office:value-type="string">
              <text:p text:style-name="Table_20_Contents">user_responsiveness</text:p>
            </table:table-cell>
            <table:table-cell table:style-name="Table11.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7380928">
            <table:table-cell table:style-name="Table11.A1" office:value-type="string">
              <text:p text:style-name="Table_20_Contents">corporate_users</text:p>
            </table:table-cell>
            <table:table-cell table:style-name="Table11.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able:table-row table:style-name="TableLine94373757380928">
            <table:table-cell table:style-name="Table11.A1" office:value-type="string">
              <text:p text:style-name="Table_20_Contents">marketing_mobile_number</text:p>
            </table:table-cell>
            <table:table-cell table:style-name="Table11.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7380928">
            <table:table-cell table:style-name="Table11.A1" office:value-type="string">
              <text:p text:style-name="Table_20_Contents">sanction_details</text:p>
            </table:table-cell>
            <table:table-cell table:style-name="Table11.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7380928">
            <table:table-cell table:style-name="Table11.A1" office:value-type="string">
              <text:p text:style-name="Table_20_Contents">limited_account</text:p>
            </table:table-cell>
            <table:table-cell table:style-name="Table11.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7380928">
            <table:table-cell table:style-name="Table11.A1" office:value-type="string">
              <text:p text:style-name="Table_20_Contents">equipment_group_details</text:p>
            </table:table-cell>
            <table:table-cell table:style-name="Table11.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row table:style-name="TableLine94373757380928">
            <table:table-cell table:style-name="Table11.A1" office:value-type="string">
              <text:p text:style-name="Table_20_Contents">limit</text:p>
            </table:table-cell>
            <table:table-cell table:style-name="Table11.A1" office:value-type="string">
              <text:p text:style-name="P19"><text:span text:style-name="Source_20_Text">number</text:span> (optional) <text:span text:style-name="Strong_20_Emphasis">Example: </text:span>10</text:p>
              <text:p text:style-name="P19">Maximum number of results to return.</text:p>
            </table:table-cell>
          </table:table-row>
          <table:table-row table:style-name="TableLine94373757380928">
            <table:table-cell table:style-name="Table11.A1" office:value-type="string">
              <text:p text:style-name="Table_20_Contents">offset</text:p>
            </table:table-cell>
            <table:table-cell table:style-name="Table11.A1" office:value-type="string">
              <text:p text:style-name="P19"><text:span text:style-name="Source_20_Text">number</text:span> (optional) <text:span text:style-name="Strong_20_Emphasis">Example: </text:span>100</text:p>
              <text:p text:style-name="P19">Number of results to skip, allows pagination of results.</text:p>
            </table:table-cell>
          </table:table-row>
          <table:table-row table:style-name="TableLine94373757380928">
            <table:table-cell table:style-name="Table11.A1" office:value-type="string">
              <text:p text:style-name="Table_20_Contents">compact</text:p>
            </table:table-cell>
            <table:table-cell table:style-name="Table11.A1" office:value-type="string">
              <text:p text:style-name="P19"><text:span text:style-name="Source_20_Text">boolean</text:span> (optional) </text:p>
              <text:p text:style-name="P19">If set, strip all null and empty values from response.</text:p>
            </table:table-cell>
          </table:table-row>
          <table:table-row table:style-name="TableLine94373757380928">
            <table:table-cell table:style-name="Table11.A1" office:value-type="string">
              <text:p text:style-name="Table_20_Contents">quotations</text:p>
            </table:table-cell>
            <table:table-cell table:style-name="Table11.A1" office:value-type="string">
              <text:p text:style-name="P19"><text:span text:style-name="Source_20_Text">boolean</text:span> (optional) </text:p>
              <text:p text:style-name="P19"><text:span text:style-name="Source_20_Text">projection</text:span>Returns quotation(s) attached to the bid if the user is the bid owner, project owner or project collaborator (Currently only 1 quotation per <text:soft-page-break/>bid supported).</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List Bid Upgrade Fees</text:h>
        <text:section text:style-name="Sect1" text:name="projects-get-7">
          <text:p text:style-name="Text_20_body"/>
        </text:section>
        <text:h text:style-name="Heading_20_4" text:outline-level="4"><text:a xlink:type="simple" xlink:href="https://developers.freelancer.com/docs/projects/projects#projects-get-7" text:style-name="Internet_20_link" text:visited-style-name="Visited_20_Internet_20_Link">GET</text:a><text:span text:style-name="Source_20_Text">/projects/0.1/bids/fees/</text:span></text:h>
        <text:p text:style-name="Text_20_body">Returns the bid upgrade fees for a given list of currencies. Also checks if the current user is eligible for free upgrades.</text:p>
        <text:h text:style-name="Heading_20_4" text:outline-level="4"><text:bookmark text:name="header-authentication-11"/>Authentication</text:h>
        <text:p text:style-name="Text_20_body">This endpoint requires an OAuth token with the following scopes:</text:p>
        <text:list xml:id="list1063999809" text:style-name="L29">
          <text:list-item>
            <text:p text:style-name="P51"><text:span text:style-name="Source_20_Text">basic</text:span></text:p>
          </text:list-item>
        </text:list>
        <text:p text:style-name="P58"><text:span text:style-name="Strong_20_Emphasis">URI Parameters</text:span></text:p>
        <table:table table:name="Table12" table:style-name="Table12">
          <table:table-column table:style-name="Table12.A"/>
          <table:table-column table:style-name="Table12.B"/>
          <table:table-row table:style-name="TableLine94373757621200">
            <table:table-cell table:style-name="Table12.A1" office:value-type="string">
              <text:p text:style-name="Table_20_Contents">currencies[]</text:p>
            </table:table-cell>
            <table:table-cell table:style-name="Table12.A1" office:value-type="string">
              <text:p text:style-name="P19"><text:span text:style-name="Source_20_Text">array[number]</text:span> (required) <text:span text:style-name="Strong_20_Emphasis">Example: </text:span>1, 2</text:p>
              <text:p text:style-name="P19"><text:span text:style-name="Source_20_Text">filter</text:span>Currency IDs to return bid upgrade fees of.</text:p>
            </table:table-cell>
          </table:table-row>
          <table:table-row table:style-name="TableLine94373757621200">
            <table:table-cell table:style-name="Table12.A1" office:value-type="string">
              <text:p text:style-name="Table_20_Contents">tax_included</text:p>
            </table:table-cell>
            <table:table-cell table:style-name="Table12.A1" office:value-type="string">
              <text:p text:style-name="P19"><text:span text:style-name="Source_20_Text">boolean</text:span> (optional) </text:p>
              <text:p text:style-name="P19"><text:span text:style-name="Source_20_Text">projection</text:span>Returns the bid upgrade fees with tax included in the price. This projection only works for non-auth requests.</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39">Show</text:p>
        <text:h text:style-name="Heading_20_4" text:outline-level="4">Get Project Bid Information</text:h>
        <text:section text:style-name="Sect1" text:name="projects-get-8">
          <text:p text:style-name="Text_20_body"/>
        </text:section>
        <text:h text:style-name="Heading_20_4" text:outline-level="4"><text:a xlink:type="simple" xlink:href="https://developers.freelancer.com/docs/projects/projects#projects-get-8" text:style-name="Internet_20_link" text:visited-style-name="Visited_20_Internet_20_Link">GET</text:a><text:span text:style-name="Source_20_Text">/projects/0.1/projects/{project_id}/bidinfo/</text:span></text:h>
        <text:p text:style-name="Text_20_body">Returns information for posting bids on a project.</text:p>
        <text:h text:style-name="Heading_20_4" text:outline-level="4"><text:bookmark text:name="header-authentication-12"/>Authentication</text:h>
        <text:p text:style-name="Text_20_body">This endpoint requires an OAuth token with the following scopes:</text:p>
        <text:list xml:id="list1777387807" text:style-name="L30">
          <text:list-item>
            <text:p text:style-name="P52"><text:soft-page-break/><text:span text:style-name="Source_20_Text">basic</text:span></text:p>
          </text:list-item>
        </text:list>
        <text:p text:style-name="P58"><text:span text:style-name="Strong_20_Emphasis">URI Parameters</text:span></text:p>
        <table:table table:name="Table13" table:style-name="Table13">
          <table:table-column table:style-name="Table13.A"/>
          <table:table-column table:style-name="Table13.B"/>
          <table:table-row table:style-name="TableLine94373757629440">
            <table:table-cell table:style-name="Table13.A1" office:value-type="string">
              <text:p text:style-name="Table_20_Contents">project_id</text:p>
            </table:table-cell>
            <table:table-cell table:style-name="Table13.A1" office:value-type="string">
              <text:p text:style-name="P19"><text:span text:style-name="Source_20_Text">number</text:span> (required) <text:span text:style-name="Strong_20_Emphasis">Example: </text:span>1</text:p>
              <text:p text:style-name="P19"><text:span text:style-name="Source_20_Text">filter</text:span>ID of project.</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List Project Milestones</text:h>
        <text:section text:style-name="Sect1" text:name="projects-get-9">
          <text:p text:style-name="Text_20_body"/>
        </text:section>
        <text:h text:style-name="Heading_20_4" text:outline-level="4"><text:a xlink:type="simple" xlink:href="https://developers.freelancer.com/docs/projects/projects#projects-get-9" text:style-name="Internet_20_link" text:visited-style-name="Visited_20_Internet_20_Link">GET</text:a><text:span text:style-name="Source_20_Text">/projects/0.1/projects/{project_id}/milestones/</text:span></text:h>
        <text:p text:style-name="Text_20_body">Returns a list of milestones on a project. Does not return un-awarded prepaid milestones.</text:p>
        <text:h text:style-name="Heading_20_4" text:outline-level="4"><text:bookmark text:name="header-authentication-13"/>Authentication</text:h>
        <text:p text:style-name="Text_20_body">This endpoint requires an OAuth token with the following scopes:</text:p>
        <text:list xml:id="list4237845657" text:style-name="L31">
          <text:list-item>
            <text:p text:style-name="P53"><text:span text:style-name="Source_20_Text">basic</text:span></text:p>
          </text:list-item>
          <text:list-item>
            <text:p text:style-name="P53"><text:span text:style-name="Source_20_Text">fln:project_manage</text:span></text:p>
          </text:list-item>
        </text:list>
        <text:p text:style-name="P58"><text:span text:style-name="Strong_20_Emphasis">URI Parameters</text:span></text:p>
        <table:table table:name="Table14" table:style-name="Table14">
          <table:table-column table:style-name="Table14.A"/>
          <table:table-column table:style-name="Table14.B"/>
          <table:table-row table:style-name="TableLine94373757670800">
            <table:table-cell table:style-name="Table14.A1" office:value-type="string">
              <text:p text:style-name="Table_20_Contents">project_id</text:p>
            </table:table-cell>
            <table:table-cell table:style-name="Table14.A1" office:value-type="string">
              <text:p text:style-name="P19"><text:span text:style-name="Source_20_Text">number</text:span> (required) <text:span text:style-name="Strong_20_Emphasis">Example: </text:span>1</text:p>
              <text:p text:style-name="P19"><text:span text:style-name="Source_20_Text">filter</text:span>ID of project.</text:p>
            </table:table-cell>
          </table:table-row>
          <table:table-row table:style-name="TableLine94373757670800">
            <table:table-cell table:style-name="Table14.A1" office:value-type="string">
              <text:p text:style-name="Table_20_Contents">statuses[]</text:p>
            </table:table-cell>
            <table:table-cell table:style-name="Table14.A1" office:value-type="string">
              <text:p text:style-name="P19"><text:span text:style-name="Source_20_Text">array[enum[string]]</text:span> (optional) <text:span text:style-name="Strong_20_Emphasis">Example: </text:span>pending</text:p>
              <text:p text:style-name="P19"><text:span text:style-name="Source_20_Text">filter</text:span>Returns milestone requests with the specific status.</text:p>
              <text:p text:style-name="P19"><text:span text:style-name="Strong_20_Emphasis">Choices:</text:span></text:p>
              <text:list xml:id="list2329094392" text:style-name="L32">
                <text:list-item>
                  <text:p text:style-name="P17"><text:span text:style-name="Source_20_Text">deleted</text:span></text:p>
                </text:list-item>
                <text:list-item>
                  <text:p text:style-name="P17"><text:span text:style-name="Source_20_Text">rejected</text:span></text:p>
                </text:list-item>
                <text:list-item>
                  <text:p text:style-name="P17"><text:span text:style-name="Source_20_Text">pending</text:span></text:p>
                </text:list-item>
                <text:list-item>
                  <text:p text:style-name="P36"><text:span text:style-name="Source_20_Text">created</text:span></text:p>
                </text:list-item>
              </text:list>
            </table:table-cell>
          </table:table-row>
          <table:table-row table:style-name="TableLine94373757670800">
            <table:table-cell table:style-name="Table14.A1" office:value-type="string">
              <text:p text:style-name="Table_20_Contents">user_avatar</text:p>
            </table:table-cell>
            <table:table-cell table:style-name="Table14.A1" office:value-type="string">
              <text:p text:style-name="P19"><text:span text:style-name="Source_20_Text">boolean</text:span> (optional) </text:p>
              <text:p text:style-name="P19"><text:soft-page-break/><text:span text:style-name="Source_20_Text">projection</text:span>Returns the avatar of the selected user/users.</text:p>
            </table:table-cell>
          </table:table-row>
          <table:table-row table:style-name="TableLine94373757670800">
            <table:table-cell table:style-name="Table14.A1" office:value-type="string">
              <text:p text:style-name="Table_20_Contents">user_country_details</text:p>
            </table:table-cell>
            <table:table-cell table:style-name="Table14.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7670800">
            <table:table-cell table:style-name="Table14.A1" office:value-type="string">
              <text:p text:style-name="Table_20_Contents">user_profile_description</text:p>
            </table:table-cell>
            <table:table-cell table:style-name="Table14.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7670800">
            <table:table-cell table:style-name="Table14.A1" office:value-type="string">
              <text:p text:style-name="Table_20_Contents">user_display_info</text:p>
            </table:table-cell>
            <table:table-cell table:style-name="Table14.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7670800">
            <table:table-cell table:style-name="Table14.A1" office:value-type="string">
              <text:p text:style-name="Table_20_Contents">user_jobs</text:p>
            </table:table-cell>
            <table:table-cell table:style-name="Table14.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7670800">
            <table:table-cell table:style-name="Table14.A1" office:value-type="string">
              <text:p text:style-name="Table_20_Contents">user_balance_details</text:p>
            </table:table-cell>
            <table:table-cell table:style-name="Table14.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7670800">
            <table:table-cell table:style-name="Table14.A1" office:value-type="string">
              <text:p text:style-name="Table_20_Contents">user_qualification_details</text:p>
            </table:table-cell>
            <table:table-cell table:style-name="Table14.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7670800">
            <table:table-cell table:style-name="Table14.A1" office:value-type="string">
              <text:p text:style-name="Table_20_Contents">user_membership_details</text:p>
            </table:table-cell>
            <table:table-cell table:style-name="Table14.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7670800">
            <table:table-cell table:style-name="Table14.A1" office:value-type="string">
              <text:p text:style-name="Table_20_Contents">user_financial_details</text:p>
            </table:table-cell>
            <table:table-cell table:style-name="Table14.A1" office:value-type="string">
              <text:p text:style-name="P19"><text:span text:style-name="Source_20_Text">boolean</text:span> (optional) </text:p>
              <text:p text:style-name="P19"><text:span text:style-name="Source_20_Text">projection</text:span>Returns the financial information of the user/users.</text:p>
            </table:table-cell>
          </table:table-row>
          <table:table-row table:style-name="TableLine94373757670800">
            <table:table-cell table:style-name="Table14.A1" office:value-type="string">
              <text:p text:style-name="Table_20_Contents">user_location_details</text:p>
            </table:table-cell>
            <table:table-cell table:style-name="Table14.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7670800">
            <table:table-cell table:style-name="Table14.A1" office:value-type="string">
              <text:p text:style-name="Table_20_Contents">user_portfolio_details</text:p>
            </table:table-cell>
            <table:table-cell table:style-name="Table14.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7670800">
            <table:table-cell table:style-name="Table14.A1" office:value-type="string">
              <text:p text:style-name="Table_20_Contents">user_preferred_details</text:p>
            </table:table-cell>
            <table:table-cell table:style-name="Table14.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7670800">
            <table:table-cell table:style-name="Table14.A1" office:value-type="string">
              <text:p text:style-name="Table_20_Contents">user_badge_details</text:p>
            </table:table-cell>
            <table:table-cell table:style-name="Table14.A1" office:value-type="string">
              <text:p text:style-name="P19"><text:span text:style-name="Source_20_Text">boolean</text:span> (optional) <text:soft-page-break/></text:p>
              <text:p text:style-name="P19"><text:span text:style-name="Source_20_Text">projection</text:span>Returns the badges earned by the user/users.</text:p>
            </table:table-cell>
          </table:table-row>
          <table:table-row table:style-name="TableLine94373757670800">
            <table:table-cell table:style-name="Table14.A1" office:value-type="string">
              <text:p text:style-name="Table_20_Contents">user_status</text:p>
            </table:table-cell>
            <table:table-cell table:style-name="Table14.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7670800">
            <table:table-cell table:style-name="Table14.A1" office:value-type="string">
              <text:p text:style-name="Table_20_Contents">user_reputation</text:p>
            </table:table-cell>
            <table:table-cell table:style-name="Table14.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7670800">
            <table:table-cell table:style-name="Table14.A1" office:value-type="string">
              <text:p text:style-name="Table_20_Contents">user_employer_reputation</text:p>
            </table:table-cell>
            <table:table-cell table:style-name="Table14.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7670800">
            <table:table-cell table:style-name="Table14.A1" office:value-type="string">
              <text:p text:style-name="Table_20_Contents">user_reputation_extra</text:p>
            </table:table-cell>
            <table:table-cell table:style-name="Table14.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7670800">
            <table:table-cell table:style-name="Table14.A1" office:value-type="string">
              <text:p text:style-name="Table_20_Contents">user_employer_reputation_extra</text:p>
            </table:table-cell>
            <table:table-cell table:style-name="Table14.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7670800">
            <table:table-cell table:style-name="Table14.A1" office:value-type="string">
              <text:p text:style-name="Table_20_Contents">user_cover_image</text:p>
            </table:table-cell>
            <table:table-cell table:style-name="Table14.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7670800">
            <table:table-cell table:style-name="Table14.A1" office:value-type="string">
              <text:p text:style-name="Table_20_Contents">user_past_cover_images</text:p>
            </table:table-cell>
            <table:table-cell table:style-name="Table14.A1" office:value-type="string">
              <text:p text:style-name="P19"><text:span text:style-name="Source_20_Text">boolean</text:span> (optional) </text:p>
              <text:p text:style-name="P19"><text:span text:style-name="Source_20_Text">projection</text:span>Returns previous profile pictures of the user.</text:p>
            </table:table-cell>
          </table:table-row>
          <table:table-row table:style-name="TableLine94373757670800">
            <table:table-cell table:style-name="Table14.A1" office:value-type="string">
              <text:p text:style-name="Table_20_Contents">user_recommendations</text:p>
            </table:table-cell>
            <table:table-cell table:style-name="Table14.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7670800">
            <table:table-cell table:style-name="Table14.A1" office:value-type="string">
              <text:p text:style-name="Table_20_Contents">user_responsiveness</text:p>
            </table:table-cell>
            <table:table-cell table:style-name="Table14.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7670800">
            <table:table-cell table:style-name="Table14.A1" office:value-type="string">
              <text:p text:style-name="Table_20_Contents">corporate_users</text:p>
            </table:table-cell>
            <table:table-cell table:style-name="Table14.A1" office:value-type="string">
              <text:p text:style-name="P19"><text:span text:style-name="Source_20_Text">boolean</text:span> (optional) </text:p>
              <text:p text:style-name="P19"><text:soft-page-break/><text:span text:style-name="Source_20_Text">projection</text:span>Returns the corporate accounts that the selected user/users has created/founded.</text:p>
            </table:table-cell>
          </table:table-row>
          <table:table-row table:style-name="TableLine94373757670800">
            <table:table-cell table:style-name="Table14.A1" office:value-type="string">
              <text:p text:style-name="Table_20_Contents">marketing_mobile_number</text:p>
            </table:table-cell>
            <table:table-cell table:style-name="Table14.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7670800">
            <table:table-cell table:style-name="Table14.A1" office:value-type="string">
              <text:p text:style-name="Table_20_Contents">sanction_details</text:p>
            </table:table-cell>
            <table:table-cell table:style-name="Table14.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7670800">
            <table:table-cell table:style-name="Table14.A1" office:value-type="string">
              <text:p text:style-name="Table_20_Contents">limited_account</text:p>
            </table:table-cell>
            <table:table-cell table:style-name="Table14.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7670800">
            <table:table-cell table:style-name="Table14.A1" office:value-type="string">
              <text:p text:style-name="Table_20_Contents">equipment_group_details</text:p>
            </table:table-cell>
            <table:table-cell table:style-name="Table14.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List Project Milestone Requests</text:h>
        <text:section text:style-name="Sect1" text:name="projects-get-10">
          <text:p text:style-name="Text_20_body"/>
        </text:section>
        <text:h text:style-name="Heading_20_4" text:outline-level="4"><text:a xlink:type="simple" xlink:href="https://developers.freelancer.com/docs/projects/projects#projects-get-10" text:style-name="Internet_20_link" text:visited-style-name="Visited_20_Internet_20_Link">GET</text:a><text:span text:style-name="Source_20_Text">/projects/0.1/projects/{project_id}/milestone_requests/</text:span></text:h>
        <text:p text:style-name="Text_20_body">Returns a list of milestone requests by freelancers for a project.</text:p>
        <text:h text:style-name="Heading_20_4" text:outline-level="4"><text:bookmark text:name="header-authentication-14"/>Authentication</text:h>
        <text:p text:style-name="Text_20_body">This endpoint requires an OAuth token with the following scopes:</text:p>
        <text:list xml:id="list3221924508" text:style-name="L33">
          <text:list-item>
            <text:p text:style-name="P54"><text:span text:style-name="Source_20_Text">basic</text:span></text:p>
          </text:list-item>
          <text:list-item>
            <text:p text:style-name="P54"><text:span text:style-name="Source_20_Text">fln:project_manage</text:span></text:p>
          </text:list-item>
        </text:list>
        <text:p text:style-name="P58"><text:span text:style-name="Strong_20_Emphasis">URI Parameters</text:span></text:p>
        <table:table table:name="Table15" table:style-name="Table15">
          <table:table-column table:style-name="Table15.A"/>
          <table:table-column table:style-name="Table15.B"/>
          <table:table-row table:style-name="TableLine94373757916208">
            <table:table-cell table:style-name="Table15.A1" office:value-type="string">
              <text:p text:style-name="Table_20_Contents">project_id</text:p>
            </table:table-cell>
            <table:table-cell table:style-name="Table15.A1" office:value-type="string">
              <text:p text:style-name="P19"><text:span text:style-name="Source_20_Text">number</text:span> (required) <text:span text:style-name="Strong_20_Emphasis">Example: </text:span>1</text:p>
              <text:p text:style-name="P19"><text:soft-page-break/><text:span text:style-name="Source_20_Text">filter</text:span>ID of project.</text:p>
            </table:table-cell>
          </table:table-row>
          <table:table-row table:style-name="TableLine94373757916208">
            <table:table-cell table:style-name="Table15.A1" office:value-type="string">
              <text:p text:style-name="Table_20_Contents">statuses[]</text:p>
            </table:table-cell>
            <table:table-cell table:style-name="Table15.A1" office:value-type="string">
              <text:p text:style-name="P19"><text:span text:style-name="Source_20_Text">array[enum[string]]</text:span> (optional) <text:span text:style-name="Strong_20_Emphasis">Example: </text:span>pending</text:p>
              <text:p text:style-name="P19"><text:span text:style-name="Source_20_Text">filter</text:span>Returns milestone requests with the specific status.</text:p>
              <text:p text:style-name="P19"><text:span text:style-name="Strong_20_Emphasis">Choices:</text:span></text:p>
              <text:list xml:id="list4045378716" text:style-name="L34">
                <text:list-item>
                  <text:p text:style-name="P18"><text:span text:style-name="Source_20_Text">deleted</text:span></text:p>
                </text:list-item>
                <text:list-item>
                  <text:p text:style-name="P18"><text:span text:style-name="Source_20_Text">rejected</text:span></text:p>
                </text:list-item>
                <text:list-item>
                  <text:p text:style-name="P18"><text:span text:style-name="Source_20_Text">pending</text:span></text:p>
                </text:list-item>
                <text:list-item>
                  <text:p text:style-name="P37"><text:span text:style-name="Source_20_Text">created</text:span></text:p>
                </text:list-item>
              </text:list>
            </table:table-cell>
          </table:table-row>
          <table:table-row table:style-name="TableLine94373757916208">
            <table:table-cell table:style-name="Table15.A1" office:value-type="string">
              <text:p text:style-name="Table_20_Contents">user_avatar</text:p>
            </table:table-cell>
            <table:table-cell table:style-name="Table15.A1" office:value-type="string">
              <text:p text:style-name="P19"><text:span text:style-name="Source_20_Text">boolean</text:span> (optional) </text:p>
              <text:p text:style-name="P19"><text:span text:style-name="Source_20_Text">projection</text:span>Returns the avatar of the selected user/users.</text:p>
            </table:table-cell>
          </table:table-row>
          <table:table-row table:style-name="TableLine94373757916208">
            <table:table-cell table:style-name="Table15.A1" office:value-type="string">
              <text:p text:style-name="Table_20_Contents">user_country_details</text:p>
            </table:table-cell>
            <table:table-cell table:style-name="Table15.A1" office:value-type="string">
              <text:p text:style-name="P19"><text:span text:style-name="Source_20_Text">boolean</text:span> (optional) </text:p>
              <text:p text:style-name="P19"><text:span text:style-name="Source_20_Text">projection</text:span>Returns the country flag/code of selected user/users.</text:p>
            </table:table-cell>
          </table:table-row>
          <table:table-row table:style-name="TableLine94373757916208">
            <table:table-cell table:style-name="Table15.A1" office:value-type="string">
              <text:p text:style-name="Table_20_Contents">user_profile_description</text:p>
            </table:table-cell>
            <table:table-cell table:style-name="Table15.A1" office:value-type="string">
              <text:p text:style-name="P19"><text:span text:style-name="Source_20_Text">boolean</text:span> (optional) </text:p>
              <text:p text:style-name="P19"><text:span text:style-name="Source_20_Text">projection</text:span>Returns the profile blurb of selected user/users.</text:p>
            </table:table-cell>
          </table:table-row>
          <table:table-row table:style-name="TableLine94373757916208">
            <table:table-cell table:style-name="Table15.A1" office:value-type="string">
              <text:p text:style-name="Table_20_Contents">user_display_info</text:p>
            </table:table-cell>
            <table:table-cell table:style-name="Table15.A1" office:value-type="string">
              <text:p text:style-name="P19"><text:span text:style-name="Source_20_Text">boolean</text:span> (optional) </text:p>
              <text:p text:style-name="P19"><text:span text:style-name="Source_20_Text">projection</text:span>Returns the display name of the selected user/users.</text:p>
            </table:table-cell>
          </table:table-row>
          <table:table-row table:style-name="TableLine94373757916208">
            <table:table-cell table:style-name="Table15.A1" office:value-type="string">
              <text:p text:style-name="Table_20_Contents">user_jobs</text:p>
            </table:table-cell>
            <table:table-cell table:style-name="Table15.A1" office:value-type="string">
              <text:p text:style-name="P19"><text:span text:style-name="Source_20_Text">boolean</text:span> (optional) </text:p>
              <text:p text:style-name="P19"><text:span text:style-name="Source_20_Text">projection</text:span>Returns the jobs of the selected user/users.</text:p>
            </table:table-cell>
          </table:table-row>
          <table:table-row table:style-name="TableLine94373757916208">
            <table:table-cell table:style-name="Table15.A1" office:value-type="string">
              <text:p text:style-name="Table_20_Contents">user_balance_details</text:p>
            </table:table-cell>
            <table:table-cell table:style-name="Table15.A1" office:value-type="string">
              <text:p text:style-name="P19"><text:span text:style-name="Source_20_Text">boolean</text:span> (optional) </text:p>
              <text:p text:style-name="P19"><text:span text:style-name="Source_20_Text">projection</text:span>Returns the currency balance of selected user/users.</text:p>
            </table:table-cell>
          </table:table-row>
          <table:table-row table:style-name="TableLine94373757916208">
            <table:table-cell table:style-name="Table15.A1" office:value-type="string">
              <text:p text:style-name="Table_20_Contents">user_qualification_details</text:p>
            </table:table-cell>
            <table:table-cell table:style-name="Table15.A1" office:value-type="string">
              <text:p text:style-name="P19"><text:span text:style-name="Source_20_Text">boolean</text:span> (optional) </text:p>
              <text:p text:style-name="P19"><text:span text:style-name="Source_20_Text">projection</text:span>Returns qualification exams completed by the user/users.</text:p>
            </table:table-cell>
          </table:table-row>
          <table:table-row table:style-name="TableLine94373757916208">
            <table:table-cell table:style-name="Table15.A1" office:value-type="string">
              <text:p text:style-name="Table_20_Contents">user_membership_details</text:p>
            </table:table-cell>
            <table:table-cell table:style-name="Table15.A1" office:value-type="string">
              <text:p text:style-name="P19"><text:span text:style-name="Source_20_Text">boolean</text:span> (optional) </text:p>
              <text:p text:style-name="P19"><text:span text:style-name="Source_20_Text">projection</text:span>Returns the membership information of the user/users.</text:p>
            </table:table-cell>
          </table:table-row>
          <table:table-row table:style-name="TableLine94373757916208">
            <table:table-cell table:style-name="Table15.A1" office:value-type="string">
              <text:p text:style-name="Table_20_Contents">user_financial_details</text:p>
            </table:table-cell>
            <table:table-cell table:style-name="Table15.A1" office:value-type="string">
              <text:p text:style-name="P19"><text:span text:style-name="Source_20_Text">boolean</text:span> (optional) </text:p>
              <text:p text:style-name="P19"><text:soft-page-break/><text:span text:style-name="Source_20_Text">projection</text:span>Returns the financial information of the user/users.</text:p>
            </table:table-cell>
          </table:table-row>
          <table:table-row table:style-name="TableLine94373757916208">
            <table:table-cell table:style-name="Table15.A1" office:value-type="string">
              <text:p text:style-name="Table_20_Contents">user_location_details</text:p>
            </table:table-cell>
            <table:table-cell table:style-name="Table15.A1" office:value-type="string">
              <text:p text:style-name="P19"><text:span text:style-name="Source_20_Text">boolean</text:span> (optional) </text:p>
              <text:p text:style-name="P19"><text:span text:style-name="Source_20_Text">projection</text:span>Returns the location information of the user/users.</text:p>
            </table:table-cell>
          </table:table-row>
          <table:table-row table:style-name="TableLine94373757916208">
            <table:table-cell table:style-name="Table15.A1" office:value-type="string">
              <text:p text:style-name="Table_20_Contents">user_portfolio_details</text:p>
            </table:table-cell>
            <table:table-cell table:style-name="Table15.A1" office:value-type="string">
              <text:p text:style-name="P19"><text:span text:style-name="Source_20_Text">boolean</text:span> (optional) </text:p>
              <text:p text:style-name="P19"><text:span text:style-name="Source_20_Text">projection</text:span>Returns the portfolio information of the user/users.</text:p>
            </table:table-cell>
          </table:table-row>
          <table:table-row table:style-name="TableLine94373757916208">
            <table:table-cell table:style-name="Table15.A1" office:value-type="string">
              <text:p text:style-name="Table_20_Contents">user_preferred_details</text:p>
            </table:table-cell>
            <table:table-cell table:style-name="Table15.A1" office:value-type="string">
              <text:p text:style-name="P19"><text:span text:style-name="Source_20_Text">boolean</text:span> (optional) </text:p>
              <text:p text:style-name="P19"><text:span text:style-name="Source_20_Text">projection</text:span>Returns the preferred information of the user/users.</text:p>
            </table:table-cell>
          </table:table-row>
          <table:table-row table:style-name="TableLine94373757916208">
            <table:table-cell table:style-name="Table15.A1" office:value-type="string">
              <text:p text:style-name="Table_20_Contents">user_badge_details</text:p>
            </table:table-cell>
            <table:table-cell table:style-name="Table15.A1" office:value-type="string">
              <text:p text:style-name="P19"><text:span text:style-name="Source_20_Text">boolean</text:span> (optional) </text:p>
              <text:p text:style-name="P19"><text:span text:style-name="Source_20_Text">projection</text:span>Returns the badges earned by the user/users.</text:p>
            </table:table-cell>
          </table:table-row>
          <table:table-row table:style-name="TableLine94373757916208">
            <table:table-cell table:style-name="Table15.A1" office:value-type="string">
              <text:p text:style-name="Table_20_Contents">user_status</text:p>
            </table:table-cell>
            <table:table-cell table:style-name="Table15.A1" office:value-type="string">
              <text:p text:style-name="P19"><text:span text:style-name="Source_20_Text">boolean</text:span> (optional) </text:p>
              <text:p text:style-name="P19"><text:span text:style-name="Source_20_Text">projection</text:span>Returns additional status information about the user/users.</text:p>
            </table:table-cell>
          </table:table-row>
          <table:table-row table:style-name="TableLine94373757916208">
            <table:table-cell table:style-name="Table15.A1" office:value-type="string">
              <text:p text:style-name="Table_20_Contents">user_reputation</text:p>
            </table:table-cell>
            <table:table-cell table:style-name="Table15.A1" office:value-type="string">
              <text:p text:style-name="P19"><text:span text:style-name="Source_20_Text">boolean</text:span> (optional) </text:p>
              <text:p text:style-name="P19"><text:span text:style-name="Source_20_Text">projection</text:span>Returns the freelancer reputation of the selected user/users.</text:p>
            </table:table-cell>
          </table:table-row>
          <table:table-row table:style-name="TableLine94373757916208">
            <table:table-cell table:style-name="Table15.A1" office:value-type="string">
              <text:p text:style-name="Table_20_Contents">user_employer_reputation</text:p>
            </table:table-cell>
            <table:table-cell table:style-name="Table15.A1" office:value-type="string">
              <text:p text:style-name="P19"><text:span text:style-name="Source_20_Text">boolean</text:span> (optional) </text:p>
              <text:p text:style-name="P19"><text:span text:style-name="Source_20_Text">projection</text:span>Returns the employer reputation of the selected user/users.</text:p>
            </table:table-cell>
          </table:table-row>
          <table:table-row table:style-name="TableLine94373757916208">
            <table:table-cell table:style-name="Table15.A1" office:value-type="string">
              <text:p text:style-name="Table_20_Contents">user_reputation_extra</text:p>
            </table:table-cell>
            <table:table-cell table:style-name="Table15.A1" office:value-type="string">
              <text:p text:style-name="P19"><text:span text:style-name="Source_20_Text">boolean</text:span> (optional) </text:p>
              <text:p text:style-name="P19"><text:span text:style-name="Source_20_Text">projection</text:span>Returns the full freelancer reputation of the selected user/users.</text:p>
            </table:table-cell>
          </table:table-row>
          <table:table-row table:style-name="TableLine94373757916208">
            <table:table-cell table:style-name="Table15.A1" office:value-type="string">
              <text:p text:style-name="Table_20_Contents">user_employer_reputation_extra</text:p>
            </table:table-cell>
            <table:table-cell table:style-name="Table15.A1" office:value-type="string">
              <text:p text:style-name="P19"><text:span text:style-name="Source_20_Text">boolean</text:span> (optional) </text:p>
              <text:p text:style-name="P19"><text:span text:style-name="Source_20_Text">projection</text:span>Returns the full employer reputation of the selected user/users.</text:p>
            </table:table-cell>
          </table:table-row>
          <table:table-row table:style-name="TableLine94373757916208">
            <table:table-cell table:style-name="Table15.A1" office:value-type="string">
              <text:p text:style-name="Table_20_Contents">user_cover_image</text:p>
            </table:table-cell>
            <table:table-cell table:style-name="Table15.A1" office:value-type="string">
              <text:p text:style-name="P19"><text:span text:style-name="Source_20_Text">boolean</text:span> (optional) </text:p>
              <text:p text:style-name="P19"><text:span text:style-name="Source_20_Text">projection</text:span>Returns the profile picture of the user.</text:p>
            </table:table-cell>
          </table:table-row>
          <table:table-row table:style-name="TableLine94373757916208">
            <table:table-cell table:style-name="Table15.A1" office:value-type="string">
              <text:p text:style-name="Table_20_Contents">user_past_cover_images</text:p>
            </table:table-cell>
            <table:table-cell table:style-name="Table15.A1" office:value-type="string">
              <text:p text:style-name="P19"><text:span text:style-name="Source_20_Text">boolean</text:span> (optional) <text:soft-page-break/></text:p>
              <text:p text:style-name="P19"><text:span text:style-name="Source_20_Text">projection</text:span>Returns previous profile pictures of the user.</text:p>
            </table:table-cell>
          </table:table-row>
          <table:table-row table:style-name="TableLine94373757916208">
            <table:table-cell table:style-name="Table15.A1" office:value-type="string">
              <text:p text:style-name="Table_20_Contents">user_recommendations</text:p>
            </table:table-cell>
            <table:table-cell table:style-name="Table15.A1" office:value-type="string">
              <text:p text:style-name="P19"><text:span text:style-name="Source_20_Text">boolean</text:span> (optional) </text:p>
              <text:p text:style-name="P19"><text:span text:style-name="Source_20_Text">projection</text:span>Returns recommendations count of selected user/users.</text:p>
            </table:table-cell>
          </table:table-row>
          <table:table-row table:style-name="TableLine94373757916208">
            <table:table-cell table:style-name="Table15.A1" office:value-type="string">
              <text:p text:style-name="Table_20_Contents">user_responsiveness</text:p>
            </table:table-cell>
            <table:table-cell table:style-name="Table15.A1" office:value-type="string">
              <text:p text:style-name="P19"><text:span text:style-name="Source_20_Text">boolean</text:span> (optional) </text:p>
              <text:p text:style-name="P19"><text:span text:style-name="Source_20_Text">projection</text:span>Returns the responsiveness score(s) of the selected user/users.</text:p>
            </table:table-cell>
          </table:table-row>
          <table:table-row table:style-name="TableLine94373757916208">
            <table:table-cell table:style-name="Table15.A1" office:value-type="string">
              <text:p text:style-name="Table_20_Contents">corporate_users</text:p>
            </table:table-cell>
            <table:table-cell table:style-name="Table15.A1" office:value-type="string">
              <text:p text:style-name="P19"><text:span text:style-name="Source_20_Text">boolean</text:span> (optional) </text:p>
              <text:p text:style-name="P19"><text:span text:style-name="Source_20_Text">projection</text:span>Returns the corporate accounts that the selected user/users has created/founded.</text:p>
            </table:table-cell>
          </table:table-row>
          <table:table-row table:style-name="TableLine94373757916208">
            <table:table-cell table:style-name="Table15.A1" office:value-type="string">
              <text:p text:style-name="Table_20_Contents">marketing_mobile_number</text:p>
            </table:table-cell>
            <table:table-cell table:style-name="Table15.A1" office:value-type="string">
              <text:p text:style-name="P19"><text:span text:style-name="Source_20_Text">boolean</text:span> (optional) </text:p>
              <text:p text:style-name="P19"><text:span text:style-name="Source_20_Text">projection</text:span>Returns the mobile number of the user being used by the recruiter to contact the user.</text:p>
            </table:table-cell>
          </table:table-row>
          <table:table-row table:style-name="TableLine94373757916208">
            <table:table-cell table:style-name="Table15.A1" office:value-type="string">
              <text:p text:style-name="Table_20_Contents">sanction_details</text:p>
            </table:table-cell>
            <table:table-cell table:style-name="Table15.A1" office:value-type="string">
              <text:p text:style-name="P19"><text:span text:style-name="Source_20_Text">boolean</text:span> (optional) </text:p>
              <text:p text:style-name="P19"><text:span text:style-name="Source_20_Text">projection</text:span>Returns the end timestamp of the sanction given to the user.</text:p>
            </table:table-cell>
          </table:table-row>
          <table:table-row table:style-name="TableLine94373757916208">
            <table:table-cell table:style-name="Table15.A1" office:value-type="string">
              <text:p text:style-name="Table_20_Contents">limited_account</text:p>
            </table:table-cell>
            <table:table-cell table:style-name="Table15.A1" office:value-type="string">
              <text:p text:style-name="P19"><text:span text:style-name="Source_20_Text">boolean</text:span> (optional) </text:p>
              <text:p text:style-name="P19"><text:span text:style-name="Source_20_Text">projection</text:span>Returns the limit account status of the user.</text:p>
            </table:table-cell>
          </table:table-row>
          <table:table-row table:style-name="TableLine94373757916208">
            <table:table-cell table:style-name="Table15.A1" office:value-type="string">
              <text:p text:style-name="Table_20_Contents">equipment_group_details</text:p>
            </table:table-cell>
            <table:table-cell table:style-name="Table15.A1" office:value-type="string">
              <text:p text:style-name="P19"><text:span text:style-name="Source_20_Text">boolean</text:span> (optional) </text:p>
              <text:p text:style-name="P19"><text:span text:style-name="Source_20_Text">projection</text:span>Returns the equipment groups and items attached to the user.</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39">Show</text:p>
        <text:h text:style-name="Heading_20_4" text:outline-level="4"><text:soft-page-break/>Get Hourly Contract Information</text:h>
        <text:section text:style-name="Sect1" text:name="projects-get-11">
          <text:p text:style-name="Text_20_body"/>
        </text:section>
        <text:h text:style-name="Heading_20_4" text:outline-level="4"><text:a xlink:type="simple" xlink:href="https://developers.freelancer.com/docs/projects/projects#projects-get-11" text:style-name="Internet_20_link" text:visited-style-name="Visited_20_Internet_20_Link">GET</text:a><text:span text:style-name="Source_20_Text">/projects/0.1/hourly_contracts/</text:span></text:h>
        <text:p text:style-name="Text_20_body">Fetch the hourly contract matching the desired query.</text:p>
        <text:h text:style-name="Heading_20_4" text:outline-level="4"><text:bookmark text:name="header-authentication-15"/>Authentication</text:h>
        <text:p text:style-name="Text_20_body">This endpoint requires an OAuth token with the following scopes:</text:p>
        <text:list xml:id="list2231295" text:style-name="L35">
          <text:list-item>
            <text:p text:style-name="P55"><text:span text:style-name="Source_20_Text">basic</text:span></text:p>
          </text:list-item>
        </text:list>
        <text:p text:style-name="P58"><text:span text:style-name="Strong_20_Emphasis">URI Parameters</text:span></text:p>
        <table:table table:name="Table16" table:style-name="Table16">
          <table:table-column table:style-name="Table16.A"/>
          <table:table-column table:style-name="Table16.B"/>
          <table:table-row table:style-name="TableLine94373758130848">
            <table:table-cell table:style-name="Table16.A1" office:value-type="string">
              <text:p text:style-name="Table_20_Contents">project_ids[]</text:p>
            </table:table-cell>
            <table:table-cell table:style-name="Table16.A1" office:value-type="string">
              <text:p text:style-name="P19"><text:span text:style-name="Source_20_Text">array[number]</text:span> (optional) <text:span text:style-name="Strong_20_Emphasis">Example: </text:span>1, 2</text:p>
              <text:p text:style-name="P19"><text:span text:style-name="Source_20_Text">filter</text:span>Returns hourly contracts with the specific project IDs.</text:p>
            </table:table-cell>
          </table:table-row>
          <table:table-row table:style-name="TableLine94373758130848">
            <table:table-cell table:style-name="Table16.A1" office:value-type="string">
              <text:p text:style-name="Table_20_Contents">bidder_ids[]</text:p>
            </table:table-cell>
            <table:table-cell table:style-name="Table16.A1" office:value-type="string">
              <text:p text:style-name="P19"><text:span text:style-name="Source_20_Text">array[number]</text:span> (optional) <text:span text:style-name="Strong_20_Emphasis">Example: </text:span>1, 2</text:p>
              <text:p text:style-name="P19"><text:span text:style-name="Source_20_Text">filter</text:span>Returns hourly contracts with the specific project IDs.</text:p>
            </table:table-cell>
          </table:table-row>
          <table:table-row table:style-name="TableLine94373758130848">
            <table:table-cell table:style-name="Table16.A1" office:value-type="string">
              <text:p text:style-name="Table_20_Contents">hourly_contract_ids[]</text:p>
            </table:table-cell>
            <table:table-cell table:style-name="Table16.A1" office:value-type="string">
              <text:p text:style-name="P19"><text:span text:style-name="Source_20_Text">array[number]</text:span> (optional) <text:span text:style-name="Strong_20_Emphasis">Example: </text:span>1, 2</text:p>
              <text:p text:style-name="P19"><text:span text:style-name="Source_20_Text">filter</text:span>Returns hourly contracts with the specific hourly contract IDs.</text:p>
            </table:table-cell>
          </table:table-row>
          <table:table-row table:style-name="TableLine94373758130848">
            <table:table-cell table:style-name="Table16.A1" office:value-type="string">
              <text:p text:style-name="Table_20_Contents">project_owner_ids[]</text:p>
            </table:table-cell>
            <table:table-cell table:style-name="Table16.A1" office:value-type="string">
              <text:p text:style-name="P19"><text:span text:style-name="Source_20_Text">array[number]</text:span> (optional) <text:span text:style-name="Strong_20_Emphasis">Example: </text:span>1, 2</text:p>
              <text:p text:style-name="P19"><text:span text:style-name="Source_20_Text">filter</text:span>Returns hourly contracts with the specific project owner IDs.</text:p>
            </table:table-cell>
          </table:table-row>
          <table:table-row table:style-name="TableLine94373758130848">
            <table:table-cell table:style-name="Table16.A1" office:value-type="string">
              <text:p text:style-name="Table_20_Contents">teams_filter</text:p>
            </table:table-cell>
            <table:table-cell table:style-name="Table16.A1" office:value-type="string">
              <text:p text:style-name="P19"><text:span text:style-name="Source_20_Text">TeamParameters</text:span> (optional) </text:p>
              <text:p text:style-name="P19"><text:span text:style-name="Source_20_Text">filter</text:span>Filter used for team owners, members, or team id.</text:p>
            </table:table-cell>
          </table:table-row>
          <table:table-row table:style-name="TableLine94373758130848">
            <table:table-cell table:style-name="Table16.A1" office:value-type="string">
              <text:p text:style-name="Table_20_Contents">billing_details</text:p>
            </table:table-cell>
            <table:table-cell table:style-name="Table16.A1" office:value-type="string">
              <text:p text:style-name="P19"><text:span text:style-name="Source_20_Text">boolean</text:span> (optional) </text:p>
              <text:p text:style-name="P19"><text:span text:style-name="Source_20_Text">projection</text:span>Returns the hourly contract billing details.</text:p>
            </table:table-cell>
          </table:table-row>
          <table:table-row table:style-name="TableLine94373758130848">
            <table:table-cell table:style-name="Table16.A1" office:value-type="string">
              <text:p text:style-name="Table_20_Contents">invoice_details</text:p>
            </table:table-cell>
            <table:table-cell table:style-name="Table16.A1" office:value-type="string">
              <text:p text:style-name="P19"><text:span text:style-name="Source_20_Text">boolean</text:span> (optional) </text:p>
              <text:p text:style-name="P19"><text:span text:style-name="Source_20_Text">projection</text:span>Returns the invoices of the hourly contracts.</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39">Show</text:p>
        <text:h text:style-name="Heading_20_4" text:outline-level="4">Get IP Contract Information</text:h>
        <text:section text:style-name="Sect1" text:name="projects-get-12">
          <text:p text:style-name="Text_20_body"><text:soft-page-break/></text:p>
        </text:section>
        <text:h text:style-name="Heading_20_4" text:outline-level="4"><text:a xlink:type="simple" xlink:href="https://developers.freelancer.com/docs/projects/projects#projects-get-12" text:style-name="Internet_20_link" text:visited-style-name="Visited_20_Internet_20_Link">GET</text:a><text:span text:style-name="Source_20_Text">/projects/0.1/projects/{project_id}/ip_contracts/</text:span></text:h>
        <text:p text:style-name="Text_20_body">Fetch the IP contract matching for the project id. If you are an employer it will return all of the contracts, ELSE we will return contract details specific to the logged-in user.</text:p>
        <text:h text:style-name="Heading_20_4" text:outline-level="4"><text:bookmark text:name="header-authentication-16"/>Authentication</text:h>
        <text:p text:style-name="Text_20_body">This endpoint requires an OAuth token with the following scopes:</text:p>
        <text:list xml:id="list2847382045" text:style-name="L36">
          <text:list-item>
            <text:p text:style-name="P56"><text:span text:style-name="Source_20_Text">basic</text:span></text:p>
          </text:list-item>
        </text:list>
        <text:p text:style-name="P58"><text:span text:style-name="Strong_20_Emphasis">URI Parameters</text:span></text:p>
        <table:table table:name="Table17" table:style-name="Table17">
          <table:table-column table:style-name="Table17.A"/>
          <table:table-column table:style-name="Table17.B"/>
          <table:table-row table:style-name="TableLine94373758210768">
            <table:table-cell table:style-name="Table17.A1" office:value-type="string">
              <text:p text:style-name="Table_20_Contents">project_id</text:p>
            </table:table-cell>
            <table:table-cell table:style-name="Table17.A1" office:value-type="string">
              <text:p text:style-name="P19"><text:span text:style-name="Source_20_Text">number</text:span> (required) <text:span text:style-name="Strong_20_Emphasis">Example: </text:span>1</text:p>
              <text:p text:style-name="P19"><text:span text:style-name="Source_20_Text">filter</text:span>Returns IP contracts with the specific project ID.</text:p>
            </table:table-cell>
          </table:table-row>
        </table:table>
        <text:p text:style-name="P58"><text:span text:style-name="Strong_20_Emphasis">Request: Get</text:span></text:p>
        <text:p text:style-name="P59">Show</text:p>
        <text:p text:style-name="P58"><text:span text:style-name="Strong_20_Emphasis">Response: 200</text:span></text:p>
        <text:p text:style-name="P59">Show</text:p>
        <text:p text:style-name="P58"><text:span text:style-name="Strong_20_Emphasis">Response: 400</text:span></text:p>
        <text:p text:style-name="P39">Show</text:p>
        <text:h text:style-name="Heading_20_4" text:outline-level="4">Delete a project</text:h>
        <text:section text:style-name="Sect1" text:name="projects-delete">
          <text:p text:style-name="Text_20_body"/>
        </text:section>
        <text:h text:style-name="Heading_20_4" text:outline-level="4"><text:a xlink:type="simple" xlink:href="https://developers.freelancer.com/docs/projects/projects#projects-delete" text:style-name="Internet_20_link" text:visited-style-name="Visited_20_Internet_20_Link">DELETE</text:a><text:span text:style-name="Source_20_Text">/projects/0.1/projects/{project_id}/</text:span></text:h>
        <text:p text:style-name="Text_20_body">Delete a project by id. Only projects that are in pending or rejected states may be deleted. This will close the project and remove its visibility.</text:p>
        <text:h text:style-name="Heading_20_4" text:outline-level="4"><text:bookmark text:name="header-authentication-17"/>Authentication</text:h>
        <text:p text:style-name="Text_20_body">This endpoint requires an OAuth token with the following scopes:</text:p>
        <text:list xml:id="list713971355" text:style-name="L37">
          <text:list-item>
            <text:p text:style-name="P57"><text:span text:style-name="Source_20_Text">basic</text:span></text:p>
          </text:list-item>
          <text:list-item>
            <text:p text:style-name="P57"><text:span text:style-name="Source_20_Text">fln:project_manage</text:span></text:p>
          </text:list-item>
        </text:list>
        <text:p text:style-name="P58"><text:span text:style-name="Strong_20_Emphasis">URI Parameters</text:span></text:p>
        <table:table table:name="Table18" table:style-name="Table18">
          <table:table-column table:style-name="Table18.A"/>
          <table:table-column table:style-name="Table18.B"/>
          <table:table-row table:style-name="TableLine94373758217840">
            <table:table-cell table:style-name="Table18.A1" office:value-type="string">
              <text:p text:style-name="Table_20_Contents">project_id</text:p>
            </table:table-cell>
            <table:table-cell table:style-name="Table18.A1" office:value-type="string">
              <text:p text:style-name="P19"><text:span text:style-name="Source_20_Text">number</text:span> (required) <text:span text:style-name="Strong_20_Emphasis">Example: </text:span>1, 2</text:p>
              <text:p text:style-name="P19"><text:span text:style-name="Source_20_Text">filter</text:span>id of the project to delete.</text:p>
            </table:table-cell>
          </table:table-row>
        </table:table>
        <text:p text:style-name="P58"><text:span text:style-name="Strong_20_Emphasis">Response: 200</text:span></text:p>
        <text:p text:style-name="P59">Show</text:p>
        <text:p text:style-name="P58"><text:span text:style-name="Strong_20_Emphasis">Response: 400</text:span></text:p>
        <text:p text:style-name="P59">Show</text:p>
        <text:p text:style-name="P58"><text:span text:style-name="Strong_20_Emphasis">Response: 403</text:span></text:p>
        <text:p text:style-name="P59">Show</text:p>
        <text:p text:style-name="P58"><text:span text:style-name="Strong_20_Emphasis">Response: 404</text:span></text:p>
        <text:p text:style-name="P59"><text:soft-page-break/>Show</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0T17:45:37.624718481</meta:creation-date>
    <dc:date>2023-03-20T17:47:41.356660025</dc:date>
    <meta:editing-duration>PT2M7S</meta:editing-duration>
    <meta:editing-cycles>1</meta:editing-cycles>
    <meta:document-statistic meta:table-count="18" meta:image-count="0" meta:object-count="0" meta:page-count="47" meta:paragraph-count="1549" meta:word-count="6122" meta:character-count="49125" meta:non-whitespace-character-count="44379"/>
    <meta:generator>LibreOffice/6.4.7.2$Linux_X86_64 LibreOffice_project/40$Build-2</meta:generator>
  </office:meta>
</office:document-meta>
</file>